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RW Palladio L" svg:font-family="'URW Palladio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RW Palladio L" fo:font-weight="bold" style:font-weight-asian="bold" style:font-weight-complex="bold"/>
    </style:style>
    <style:style style:name="ce2" style:family="table-cell" style:parent-style-name="Default">
      <style:text-properties style:font-name="Ubuntu Mono"/>
    </style:style>
  </office:automatic-styles>
  <office:body>
    <office:spreadsheet>
      <table:table table:name="Widget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GUI Loc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ptGrp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RVRS</text:p>
          </table:table-cell>
          <table:table-cell table:formula="of:=[.H2]&amp;[.I2]&amp;[.J2]" office:value-type="string" office:string-value="EVM_TC_RVRS" calcext:value-type="string">
            <text:p>EVM_TC_RVR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PLAY</text:p>
          </table:table-cell>
          <table:table-cell table:formula="of:=[.H4]&amp;[.I4]&amp;[.J4]" office:value-type="string" office:string-value="EVM_TC_PLAY" calcext:value-type="string">
            <text:p>EVM_TC_PLAY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WRD</text:p>
          </table:table-cell>
          <table:table-cell table:formula="of:=[.H5]&amp;[.I5]&amp;[.J5]" office:value-type="string" office:string-value="EVM_TC_FWRD" calcext:value-type="string">
            <text:p>EVM_TC_FWR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ope.Transport</text:p>
          </table:table-cell>
          <table:table-cell office:value-type="string" calcext:value-type="string">
            <text:p>TranCtl</text:p>
          </table:table-cell>
          <table:table-cell office:value-type="string" calcext:value-type="string">
            <text:p>FullSize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LSZ</text:p>
          </table:table-cell>
          <table:table-cell table:formula="of:=[.H7]&amp;[.I7]&amp;[.J7]" office:value-type="string" office:string-value="EVM_TC_FLSZ" calcext:value-type="string">
            <text:p>EVM_TC_FLSZ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ope.TimeScale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CurrTime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CURT</text:p>
          </table:table-cell>
          <table:table-cell table:formula="of:=[.H8]&amp;[.I8]&amp;[.J8]" office:value-type="string" office:string-value="EVM_TC_CURT" calcext:value-type="string">
            <text:p>EVM_TC_CUR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cope.TimeScale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CurrFrm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ope.TimeScale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CurrTime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CURT</text:p>
          </table:table-cell>
          <table:table-cell table:formula="of:=[.H10]&amp;[.I10]&amp;[.J10]" office:value-type="string" office:string-value="EVM_TC_CURT" calcext:value-type="string">
            <text:p>EVM_TC_CURT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GridHor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11]&amp;[.I11]&amp;[.J11]" office:value-type="string" office:string-value="EVM_NA" calcext:value-type="string">
            <text:p>EVM_NA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GridVert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12]&amp;[.I12]&amp;[.J12]" office:value-type="string" office:string-value="EVM_NA" calcext:value-type="string">
            <text:p>EVM_NA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Trace[3:0]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13]&amp;[.I13]&amp;[.J13]" office:value-type="string" office:string-value="EVM_NA" calcext:value-type="string">
            <text:p>EVM_N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ButPres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ButRl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ope.Screen</text:p>
          </table:table-cell>
          <table:table-cell office:value-type="string" calcext:value-type="string">
            <text:p>WaveDisplay</text:p>
          </table:table-cell>
          <table:table-cell office:value-type="string" calcext:value-type="string">
            <text:p>MouseMov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Vert[10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NA</text:p>
          </table:table-cell>
          <table:table-cell table:formula="of:=[.H17]&amp;[.I17]&amp;[.J17]" office:value-type="string" office:string-value="EVM_WR_NA" calcext:value-type="string">
            <text:p>EVM_WR_NA</text:p>
          </table:table-cell>
          <table:table-cell office:value-type="string" calcext:value-type="string">
            <text:p>These are in eng units, offset from base of ScaleTop/ScaleBot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Top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SCTP</text:p>
          </table:table-cell>
          <table:table-cell table:formula="of:=[.H18]&amp;[.I18]&amp;[.J18]" office:value-type="string" office:string-value="EVM_WR_SCTP" calcext:value-type="string">
            <text:p>EVM_WR_SCTP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Bo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SCBT</text:p>
          </table:table-cell>
          <table:table-cell table:formula="of:=[.H19]&amp;[.I19]&amp;[.J19]" office:value-type="string" office:string-value="EVM_WR_SCBT" calcext:value-type="string">
            <text:p>EVM_WR_SCBT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Horiz[10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20]&amp;[.I20]&amp;[.J20]" office:value-type="string" office:string-value="EVM_NA" calcext:value-type="string">
            <text:p>EVM_NA</text:p>
          </table:table-cell>
          <table:table-cell office:value-type="string" calcext:value-type="string">
            <text:p>These are in eng units, offset from base of ScaleTop/ScaleBot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Lef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SCLF</text:p>
          </table:table-cell>
          <table:table-cell table:formula="of:=[.H21]&amp;[.I21]&amp;[.J21]" office:value-type="string" office:string-value="EVM_WR_SCLF" calcext:value-type="string">
            <text:p>EVM_WR_SCLF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Righ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SCRT</text:p>
          </table:table-cell>
          <table:table-cell table:formula="of:=[.H22]&amp;[.I22]&amp;[.J22]" office:value-type="string" office:string-value="EVM_WR_SCRT" calcext:value-type="string">
            <text:p>EVM_WR_SCRT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ope.Scale</text:p>
          </table:table-cell>
          <table:table-cell office:value-type="string" calcext:value-type="string">
            <text:p>waveFrm</text:p>
          </table:table-cell>
          <table:table-cell office:value-type="string" calcext:value-type="string">
            <text:p>ScaleUnit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WR_</text:p>
          </table:table-cell>
          <table:table-cell office:value-type="string" calcext:value-type="string">
            <text:p>SCLU</text:p>
          </table:table-cell>
          <table:table-cell table:formula="of:=[.H23]&amp;[.I23]&amp;[.J23]" office:value-type="string" office:string-value="EVM_WR_SCLU" calcext:value-type="string">
            <text:p>EVM_WR_SCLU</text:p>
          </table:table-cell>
          <table:table-cell office:value-type="string" calcext:value-type="string">
            <text:p>Frames vs. Time and us, kFrames etc.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SMP</text:p>
          </table:table-cell>
          <table:table-cell table:formula="of:=[.H24]&amp;[.I24]&amp;[.J24]" office:value-type="string" office:string-value="EVM_TC_FSMP" calcext:value-type="string">
            <text:p>EVM_TC_FSMP</text:p>
          </table:table-cell>
          <table:table-cell office:value-type="string" calcext:value-type="string">
            <text:p>Frame Rate, strictly due to input machine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Trfs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TRSH</text:p>
          </table:table-cell>
          <table:table-cell table:formula="of:=[.H25]&amp;[.I25]&amp;[.J25]" office:value-type="string" office:string-value="EVM_TC_TRSH" calcext:value-type="string">
            <text:p>EVM_TC_TRSH</text:p>
          </table:table-cell>
          <table:table-cell office:value-type="string" calcext:value-type="string">
            <text:p>time between scope (and specan) picture refreshes.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PlaybackRatio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PBRA</text:p>
          </table:table-cell>
          <table:table-cell table:formula="of:=[.H26]&amp;[.I26]&amp;[.J26]" office:value-type="string" office:string-value="EVM_TC_PBRA" calcext:value-type="string">
            <text:p>EVM_TC_PBRA</text:p>
          </table:table-cell>
          <table:table-cell office:value-type="string" calcext:value-type="string">
            <text:p>How fast is the picture going by compared to the real signal rate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ScrollRatio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SCRA</text:p>
          </table:table-cell>
          <table:table-cell table:formula="of:=[.H27]&amp;[.I27]&amp;[.J27]" office:value-type="string" office:string-value="EVM_TC_SCRA" calcext:value-type="string">
            <text:p>EVM_TC_SCRA</text:p>
          </table:table-cell>
          <table:table-cell office:value-type="string" calcext:value-type="string">
            <text:p>Screen is contiguous, underlapping or overlapping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ResampMethod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RSMT</text:p>
          </table:table-cell>
          <table:table-cell table:formula="of:=[.H28]&amp;[.I28]&amp;[.J28]" office:value-type="string" office:string-value="EVM_TC_RSMT" calcext:value-type="string">
            <text:p>EVM_TC_RSMT</text:p>
          </table:table-cell>
          <table:table-cell office:value-type="string" calcext:value-type="string">
            <text:p>sinx, square, skip, whatever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sec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SEVX</text:p>
          </table:table-cell>
          <table:table-cell table:formula="of:=[.H29]&amp;[.I29]&amp;[.J29]" office:value-type="string" office:string-value="EVM_TC_SEVX" calcext:value-type="string">
            <text:p>EVM_TC_SEVX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sec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SEVD</text:p>
          </table:table-cell>
          <table:table-cell table:formula="of:=[.H30]&amp;[.I30]&amp;[.J30]" office:value-type="string" office:string-value="EVM_TC_SEVD" calcext:value-type="string">
            <text:p>EVM_TC_SEVD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sec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SEVS</text:p>
          </table:table-cell>
          <table:table-cell table:formula="of:=[.H31]&amp;[.I31]&amp;[.J31]" office:value-type="string" office:string-value="EVM_TC_SEVS" calcext:value-type="string">
            <text:p>EVM_TC_SEVS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frm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RVX</text:p>
          </table:table-cell>
          <table:table-cell table:formula="of:=[.H32]&amp;[.I32]&amp;[.J32]" office:value-type="string" office:string-value="EVM_TC_FRVX" calcext:value-type="string">
            <text:p>EVM_TC_FRVX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frm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RVD</text:p>
          </table:table-cell>
          <table:table-cell table:formula="of:=[.H33]&amp;[.I33]&amp;[.J33]" office:value-type="string" office:string-value="EVM_TC_FRVD" calcext:value-type="string">
            <text:p>EVM_TC_FRVD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pe.Horiz</text:p>
          </table:table-cell>
          <table:table-cell office:value-type="string" calcext:value-type="string">
            <text:p>TimeCtl</text:p>
          </table:table-cell>
          <table:table-cell office:value-type="string" calcext:value-type="string">
            <text:p>frm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TC_</text:p>
          </table:table-cell>
          <table:table-cell office:value-type="string" calcext:value-type="string">
            <text:p>FRVS</text:p>
          </table:table-cell>
          <table:table-cell table:formula="of:=[.H34]&amp;[.I34]&amp;[.J34]" office:value-type="string" office:string-value="EVM_TC_FRVS" calcext:value-type="string">
            <text:p>EVM_TC_FRVS</text:p>
          </table:table-cell>
          <table:table-cell office:value-type="string" calcext:value-type="string">
            <text:p>Time scale in many domains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AUTO</text:p>
          </table:table-cell>
          <table:table-cell table:formula="of:=[.H35]&amp;[.I35]&amp;[.J35]" office:value-type="string" office:string-value="EVM_AC_AUTO" calcext:value-type="string">
            <text:p>EVM_AC_AUTO</text:p>
          </table:table-cell>
          <table:table-cell office:value-type="string" calcext:value-type="string">
            <text:p>One-shot of the current screen to set vertical scale.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VoltsPerFS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VVFS</text:p>
          </table:table-cell>
          <table:table-cell table:formula="of:=[.H36]&amp;[.I36]&amp;[.J36]" office:value-type="string" office:string-value="EVM_AC_VVFS" calcext:value-type="string">
            <text:p>EVM_AC_VVFS</text:p>
          </table:table-cell>
          <table:table-cell office:value-type="string" calcext:value-type="string">
            <text:p>Set by the machine on the WaveFile or CODEC page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smp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SMVX</text:p>
          </table:table-cell>
          <table:table-cell table:formula="of:=[.H37]&amp;[.I37]&amp;[.J37]" office:value-type="string" office:string-value="EVM_AC_SMVX" calcext:value-type="string">
            <text:p>EVM_AC_SMVX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smp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SMVD</text:p>
          </table:table-cell>
          <table:table-cell table:formula="of:=[.H38]&amp;[.I38]&amp;[.J38]" office:value-type="string" office:string-value="EVM_AC_SMVD" calcext:value-type="string">
            <text:p>EVM_AC_SMVD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smp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SMVS</text:p>
          </table:table-cell>
          <table:table-cell table:formula="of:=[.H39]&amp;[.I39]&amp;[.J39]" office:value-type="string" office:string-value="EVM_AC_SMVS" calcext:value-type="string">
            <text:p>EVM_AC_SMVS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fs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FSVX</text:p>
          </table:table-cell>
          <table:table-cell table:formula="of:=[.H40]&amp;[.I40]&amp;[.J40]" office:value-type="string" office:string-value="EVM_AC_FSVX" calcext:value-type="string">
            <text:p>EVM_AC_FSVX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fs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FSVD</text:p>
          </table:table-cell>
          <table:table-cell table:formula="of:=[.H41]&amp;[.I41]&amp;[.J41]" office:value-type="string" office:string-value="EVM_AC_FSVD" calcext:value-type="string">
            <text:p>EVM_AC_FSVD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fs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FSVS</text:p>
          </table:table-cell>
          <table:table-cell table:formula="of:=[.H42]&amp;[.I42]&amp;[.J42]" office:value-type="string" office:string-value="EVM_AC_FSVS" calcext:value-type="string">
            <text:p>EVM_AC_FSVS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v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VOVX</text:p>
          </table:table-cell>
          <table:table-cell table:formula="of:=[.H43]&amp;[.I43]&amp;[.J43]" office:value-type="string" office:string-value="EVM_AC_VOVX" calcext:value-type="string">
            <text:p>EVM_AC_VOVX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v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VOVD</text:p>
          </table:table-cell>
          <table:table-cell table:formula="of:=[.H44]&amp;[.I44]&amp;[.J44]" office:value-type="string" office:string-value="EVM_AC_VOVD" calcext:value-type="string">
            <text:p>EVM_AC_VOVD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v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VOVS</text:p>
          </table:table-cell>
          <table:table-cell table:formula="of:=[.H45]&amp;[.I45]&amp;[.J45]" office:value-type="string" office:string-value="EVM_AC_VOVS" calcext:value-type="string">
            <text:p>EVM_AC_VOVS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smp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egLoc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SPEG</text:p>
          </table:table-cell>
          <table:table-cell table:formula="of:=[.H46]&amp;[.I46]&amp;[.J46]" office:value-type="string" office:string-value="EVM_AC_SPEG" calcext:value-type="string">
            <text:p>EVM_AC_SPEG</text:p>
          </table:table-cell>
          <table:table-cell office:value-type="string" calcext:value-type="string">
            <text:p>what signal spot remains pegged to the screen space when scale changes.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fs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egLoc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FPEG</text:p>
          </table:table-cell>
          <table:table-cell table:formula="of:=[.H47]&amp;[.I47]&amp;[.J47]" office:value-type="string" office:string-value="EVM_AC_FPEG" calcext:value-type="string">
            <text:p>EVM_AC_FPEG</text:p>
          </table:table-cell>
          <table:table-cell office:value-type="string" calcext:value-type="string">
            <text:p>what signal spot remains pegged to the screen space when scale changes.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v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egLoc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VPEG</text:p>
          </table:table-cell>
          <table:table-cell table:formula="of:=[.H48]&amp;[.I48]&amp;[.J48]" office:value-type="string" office:string-value="EVM_AC_VPEG" calcext:value-type="string">
            <text:p>EVM_AC_VPEG</text:p>
          </table:table-cell>
          <table:table-cell office:value-type="string" calcext:value-type="string">
            <text:p>what signal spot remains pegged to the screen space when scale changes.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pegLoc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ALPG</text:p>
          </table:table-cell>
          <table:table-cell table:formula="of:=[.H49]&amp;[.I49]&amp;[.J49]" office:value-type="string" office:string-value="EVM_AC_ALPG" calcext:value-type="string">
            <text:p>EVM_AC_ALPG</text:p>
          </table:table-cell>
          <table:table-cell office:value-type="string" calcext:value-type="string">
            <text:p>Vertical location of the peg location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chSel[3:0]</text:p>
          </table:table-cell>
          <table:table-cell office:value-type="string" calcext:value-type="string">
            <text:p>selBut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CHSL</text:p>
          </table:table-cell>
          <table:table-cell table:formula="of:=[.H50]&amp;[.I50]&amp;[.J50]" office:value-type="string" office:string-value="EVM_AC_CHSL" calcext:value-type="string">
            <text:p>EVM_AC_CHSL</text:p>
          </table:table-cell>
          <table:table-cell office:value-type="string" calcext:value-type="string">
            <text:p>Tells which channel is ours to control.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chColor[3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CHCO</text:p>
          </table:table-cell>
          <table:table-cell table:formula="of:=[.H51]&amp;[.I51]&amp;[.J51]" office:value-type="string" office:string-value="EVM_AC_CHCO" calcext:value-type="string">
            <text:p>EVM_AC_CHCO</text:p>
          </table:table-cell>
          <table:table-cell office:value-type="string" calcext:value-type="string">
            <text:p>Makes a special color popup. <text:s/>Too cool for words.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ope.Vert</text:p>
          </table:table-cell>
          <table:table-cell office:value-type="string" calcext:value-type="string">
            <text:p>AmplCtl</text:p>
          </table:table-cell>
          <table:table-cell office:value-type="string" calcext:value-type="string">
            <text:p>chEn[3:0]</text:p>
          </table:table-cell>
          <table:table-cell office:value-type="string" calcext:value-type="string">
            <text:p>chkBu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AC_</text:p>
          </table:table-cell>
          <table:table-cell office:value-type="string" calcext:value-type="string">
            <text:p>CHEN</text:p>
          </table:table-cell>
          <table:table-cell table:formula="of:=[.H52]&amp;[.I52]&amp;[.J52]" office:value-type="string" office:string-value="EVM_AC_CHEN" calcext:value-type="string">
            <text:p>EVM_AC_CHEN</text:p>
          </table:table-cell>
          <table:table-cell office:value-type="string" calcext:value-type="string">
            <text:p>Squelches any channel you want to.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Vert[10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53]&amp;[.I53]&amp;[.J53]" office:value-type="string" office:string-value="EVM_NA" calcext:value-type="string">
            <text:p>EVM_NA</text:p>
          </table:table-cell>
          <table:table-cell office:value-type="string" calcext:value-type="string">
            <text:p>These are in eng units, offset from base of ScaleTop/ScaleBot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Top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R_</text:p>
          </table:table-cell>
          <table:table-cell office:value-type="string" calcext:value-type="string">
            <text:p>SCTP</text:p>
          </table:table-cell>
          <table:table-cell table:formula="of:=[.H54]&amp;[.I54]&amp;[.J54]" office:value-type="string" office:string-value="EVM_SR_SCTP" calcext:value-type="string">
            <text:p>EVM_SR_SCTP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Bo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R_</text:p>
          </table:table-cell>
          <table:table-cell office:value-type="string" calcext:value-type="string">
            <text:p>SCBT</text:p>
          </table:table-cell>
          <table:table-cell table:formula="of:=[.H55]&amp;[.I55]&amp;[.J55]" office:value-type="string" office:string-value="EVM_SR_SCBT" calcext:value-type="string">
            <text:p>EVM_SR_SCBT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Horiz[10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/>
          <table:table-cell office:value-type="string" calcext:value-type="string">
            <text:p>NA</text:p>
          </table:table-cell>
          <table:table-cell table:formula="of:=[.H56]&amp;[.I56]&amp;[.J56]" office:value-type="string" office:string-value="EVM_NA" calcext:value-type="string">
            <text:p>EVM_NA</text:p>
          </table:table-cell>
          <table:table-cell office:value-type="string" calcext:value-type="string">
            <text:p>These are in eng units, offset from base of ScaleTop/ScaleBot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Lef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R_</text:p>
          </table:table-cell>
          <table:table-cell office:value-type="string" calcext:value-type="string">
            <text:p>SCLF</text:p>
          </table:table-cell>
          <table:table-cell table:formula="of:=[.H57]&amp;[.I57]&amp;[.J57]" office:value-type="string" office:string-value="EVM_SR_SCLF" calcext:value-type="string">
            <text:p>EVM_SR_SCLF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Righ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R_</text:p>
          </table:table-cell>
          <table:table-cell office:value-type="string" calcext:value-type="string">
            <text:p>SCRT</text:p>
          </table:table-cell>
          <table:table-cell table:formula="of:=[.H58]&amp;[.I58]&amp;[.J58]" office:value-type="string" office:string-value="EVM_SR_SCRT" calcext:value-type="string">
            <text:p>EVM_SR_SCRT</text:p>
          </table:table-cell>
          <table:table-cell office:value-type="string" calcext:value-type="string">
            <text:p>These are the full accuracy number no matter how zoomed in you get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ecAn.Scale</text:p>
          </table:table-cell>
          <table:table-cell office:value-type="string" calcext:value-type="string">
            <text:p>SpecRef</text:p>
          </table:table-cell>
          <table:table-cell office:value-type="string" calcext:value-type="string">
            <text:p>ScaleUnits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R_</text:p>
          </table:table-cell>
          <table:table-cell office:value-type="string" calcext:value-type="string">
            <text:p>VSUN</text:p>
          </table:table-cell>
          <table:table-cell table:formula="of:=[.H59]&amp;[.I59]&amp;[.J59]" office:value-type="string" office:string-value="EVM_SR_VSUN" calcext:value-type="string">
            <text:p>EVM_SR_VSUN</text:p>
          </table:table-cell>
          <table:table-cell office:value-type="string" calcext:value-type="string">
            <text:p>bins vs. FS vs Hz.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SMP</text:p>
          </table:table-cell>
          <table:table-cell table:formula="of:=[.H60]&amp;[.I60]&amp;[.J60]" office:value-type="string" office:string-value="EVM_FC_FSMP" calcext:value-type="string">
            <text:p>EVM_FC_FSMP</text:p>
          </table:table-cell>
          <table:table-cell office:value-type="string" calcext:value-type="string">
            <text:p>Frame Rate, Strictly due to input machine.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Trfsh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TRSH</text:p>
          </table:table-cell>
          <table:table-cell table:formula="of:=[.H61]&amp;[.I61]&amp;[.J61]" office:value-type="string" office:string-value="EVM_FC_TRSH" calcext:value-type="string">
            <text:p>EVM_FC_TRSH</text:p>
          </table:table-cell>
          <table:table-cell office:value-type="string" calcext:value-type="string">
            <text:p>Now things get interesting <text:s/>RBW and all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gVlin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LOG</text:p>
          </table:table-cell>
          <table:table-cell table:formula="of:=[.H62]&amp;[.I62]&amp;[.J62]" office:value-type="string" office:string-value="EVM_FC_FLOG" calcext:value-type="string">
            <text:p>EVM_FC_FLOG</text:p>
          </table:table-cell>
          <table:table-cell office:value-type="string" calcext:value-type="string">
            <text:p>In this mode, we will only go from 1 to 6 decades.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gVlin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LIN</text:p>
          </table:table-cell>
          <table:table-cell table:formula="of:=[.H63]&amp;[.I63]&amp;[.J63]" office:value-type="string" office:string-value="EVM_FC_FLIN" calcext:value-type="string">
            <text:p>EVM_FC_FLIN</text:p>
          </table:table-cell>
          <table:table-cell office:value-type="string" calcext:value-type="string">
            <text:p>In this mode the xVy array works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UnitsBin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eqUnits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UBN</text:p>
          </table:table-cell>
          <table:table-cell table:formula="of:=[.H64]&amp;[.I64]&amp;[.J64]" office:value-type="string" office:string-value="EVM_FC_FUBN" calcext:value-type="string">
            <text:p>EVM_FC_FUBN</text:p>
          </table:table-cell>
          <table:table-cell office:value-type="string" calcext:value-type="string">
            <text:p>Takes a double number to keep from truncation slide in backing and forthing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UnitsDiv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eqUnits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UDV</text:p>
          </table:table-cell>
          <table:table-cell table:formula="of:=[.H65]&amp;[.I65]&amp;[.J65]" office:value-type="string" office:string-value="EVM_FC_FUDV" calcext:value-type="string">
            <text:p>EVM_FC_FUDV</text:p>
          </table:table-cell>
          <table:table-cell office:value-type="string" calcext:value-type="string">
            <text:p>Takes a double number to keep from truncation slide in backing and forthing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UnitsScreen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eqUnits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USC</text:p>
          </table:table-cell>
          <table:table-cell table:formula="of:=[.H66]&amp;[.I66]&amp;[.J66]" office:value-type="string" office:string-value="EVM_FC_FUSC" calcext:value-type="string">
            <text:p>EVM_FC_FUSC</text:p>
          </table:table-cell>
          <table:table-cell office:value-type="string" calcext:value-type="string">
            <text:p>Takes a double number to keep from truncation slide in backing and forthing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VX</text:p>
          </table:table-cell>
          <table:table-cell table:formula="of:=[.H67]&amp;[.I67]&amp;[.J67]" office:value-type="string" office:string-value="EVM_FC_FQVX" calcext:value-type="string">
            <text:p>EVM_FC_FQVX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VD</text:p>
          </table:table-cell>
          <table:table-cell table:formula="of:=[.H68]&amp;[.I68]&amp;[.J68]" office:value-type="string" office:string-value="EVM_FC_FQVD" calcext:value-type="string">
            <text:p>EVM_FC_FQVD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VS</text:p>
          </table:table-cell>
          <table:table-cell table:formula="of:=[.H69]&amp;[.I69]&amp;[.J69]" office:value-type="string" office:string-value="EVM_FC_FQVS" calcext:value-type="string">
            <text:p>EVM_FC_FQVS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Start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ST</text:p>
          </table:table-cell>
          <table:table-cell table:formula="of:=[.H70]&amp;[.I70]&amp;[.J70]" office:value-type="string" office:string-value="EVM_FC_FQST" calcext:value-type="string">
            <text:p>EVM_FC_FQST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Stop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SP</text:p>
          </table:table-cell>
          <table:table-cell table:formula="of:=[.H71]&amp;[.I71]&amp;[.J71]" office:value-type="string" office:string-value="EVM_FC_FQSP" calcext:value-type="string">
            <text:p>EVM_FC_FQSP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Span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SN</text:p>
          </table:table-cell>
          <table:table-cell table:formula="of:=[.H72]&amp;[.I72]&amp;[.J72]" office:value-type="string" office:string-value="EVM_FC_FQSN" calcext:value-type="string">
            <text:p>EVM_FC_FQSN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ecAn.Horiz</text:p>
          </table:table-cell>
          <table:table-cell office:value-type="string" calcext:value-type="string">
            <text:p>FreqCtl</text:p>
          </table:table-cell>
          <table:table-cell office:value-type="string" calcext:value-type="string">
            <text:p>f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FC_</text:p>
          </table:table-cell>
          <table:table-cell office:value-type="string" calcext:value-type="string">
            <text:p>FQPG</text:p>
          </table:table-cell>
          <table:table-cell table:formula="of:=[.H73]&amp;[.I73]&amp;[.J73]" office:value-type="string" office:string-value="EVM_FC_FQPG" calcext:value-type="string">
            <text:p>EVM_FC_FQPG</text:p>
          </table:table-cell>
          <table:table-cell office:value-type="string" calcext:value-type="string">
            <text:p>Fact is, this whole group will be munged by the controller when one changes.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UTO</text:p>
          </table:table-cell>
          <table:table-cell table:formula="of:=[.H74]&amp;[.I74]&amp;[.J74]" office:value-type="string" office:string-value="EVM_SC_AUTO" calcext:value-type="string">
            <text:p>EVM_SC_AUTO</text:p>
          </table:table-cell>
          <table:table-cell office:value-type="string" calcext:value-type="string">
            <text:p>One-shot of the current screen to set vertical scale.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VoltsPerFS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VVFS</text:p>
          </table:table-cell>
          <table:table-cell table:formula="of:=[.H75]&amp;[.I75]&amp;[.J75]" office:value-type="string" office:string-value="EVM_SC_VVFS" calcext:value-type="string">
            <text:p>EVM_SC_VVFS</text:p>
          </table:table-cell>
          <table:table-cell office:value-type="string" calcext:value-type="string">
            <text:p>Set by the machine on the WaveFile or CODEC page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Pres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LOG</text:p>
          </table:table-cell>
          <table:table-cell table:formula="of:=[.H76]&amp;[.I76]&amp;[.J76]" office:value-type="string" office:string-value="EVM_SC_ALOG" calcext:value-type="string">
            <text:p>EVM_SC_ALOG</text:p>
          </table:table-cell>
          <table:table-cell office:value-type="string" calcext:value-type="string">
            <text:p>In this mode, we will only go from 1 to 6 decades.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Pres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LIN</text:p>
          </table:table-cell>
          <table:table-cell table:formula="of:=[.H77]&amp;[.I77]&amp;[.J77]" office:value-type="string" office:string-value="EVM_SC_ALIN" calcext:value-type="string">
            <text:p>EVM_SC_ALIN</text:p>
          </table:table-cell>
          <table:table-cell office:value-type="string" calcext:value-type="string">
            <text:p>In this mode the xVy array works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dbV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Pres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DBV</text:p>
          </table:table-cell>
          <table:table-cell table:formula="of:=[.H78]&amp;[.I78]&amp;[.J78]" office:value-type="string" office:string-value="EVM_SC_ADBV" calcext:value-type="string">
            <text:p>EVM_SC_ADBV</text:p>
          </table:table-cell>
          <table:table-cell office:value-type="string" calcext:value-type="string">
            <text:p>In this mode the xVy array works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Pres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DBM</text:p>
          </table:table-cell>
          <table:table-cell table:formula="of:=[.H79]&amp;[.I79]&amp;[.J79]" office:value-type="string" office:string-value="EVM_SC_ADBM" calcext:value-type="string">
            <text:p>EVM_SC_ADBM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Vpxl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MVX</text:p>
          </table:table-cell>
          <table:table-cell table:formula="of:=[.H80]&amp;[.I80]&amp;[.J80]" office:value-type="string" office:string-value="EVM_SC_AMVX" calcext:value-type="string">
            <text:p>EVM_SC_AMVX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Vdiv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MVD</text:p>
          </table:table-cell>
          <table:table-cell table:formula="of:=[.H81]&amp;[.I81]&amp;[.J81]" office:value-type="string" office:string-value="EVM_SC_AMVD" calcext:value-type="string">
            <text:p>EVM_SC_AMVD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Vscr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Scale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MVS</text:p>
          </table:table-cell>
          <table:table-cell table:formula="of:=[.H82]&amp;[.I82]&amp;[.J82]" office:value-type="string" office:string-value="EVM_SC_AMVS" calcext:value-type="string">
            <text:p>EVM_SC_AMVS</text:p>
          </table:table-cell>
          <table:table-cell office:value-type="string" calcext:value-type="string">
            <text:p>vertical gain setting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egLocHot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MPG</text:p>
          </table:table-cell>
          <table:table-cell table:formula="of:=[.H83]&amp;[.I83]&amp;[.J83]" office:value-type="string" office:string-value="EVM_SC_AMPG" calcext:value-type="string">
            <text:p>EVM_SC_AMPG</text:p>
          </table:table-cell>
          <table:table-cell office:value-type="string" calcext:value-type="string">
            <text:p>what signal spot remains pegged to the screen space when scale changes.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locPe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LOPG</text:p>
          </table:table-cell>
          <table:table-cell table:formula="of:=[.H84]&amp;[.I84]&amp;[.J84]" office:value-type="string" office:string-value="EVM_SC_LOPG" calcext:value-type="string">
            <text:p>EVM_SC_LOPG</text:p>
          </table:table-cell>
          <table:table-cell office:value-type="string" calcext:value-type="string">
            <text:p>Vertical location of the peg location in the screen domai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chSel[3:0]</text:p>
          </table:table-cell>
          <table:table-cell office:value-type="string" calcext:value-type="string">
            <text:p>selBut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CHSL</text:p>
          </table:table-cell>
          <table:table-cell table:formula="of:=[.H85]&amp;[.I85]&amp;[.J85]" office:value-type="string" office:string-value="EVM_SC_CHSL" calcext:value-type="string">
            <text:p>EVM_SC_CHSL</text:p>
          </table:table-cell>
          <table:table-cell office:value-type="string" calcext:value-type="string">
            <text:p>Tells which channel is ours to control.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chColor[3:0]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CHCO</text:p>
          </table:table-cell>
          <table:table-cell table:formula="of:=[.H86]&amp;[.I86]&amp;[.J86]" office:value-type="string" office:string-value="EVM_SC_CHCO" calcext:value-type="string">
            <text:p>EVM_SC_CHCO</text:p>
          </table:table-cell>
          <table:table-cell office:value-type="string" calcext:value-type="string">
            <text:p>Makes a special color popup. <text:s/>Too cool for words.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chEn[3:0]</text:p>
          </table:table-cell>
          <table:table-cell office:value-type="string" calcext:value-type="string">
            <text:p>chkBut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CHEN</text:p>
          </table:table-cell>
          <table:table-cell table:formula="of:=[.H87]&amp;[.I87]&amp;[.J87]" office:value-type="string" office:string-value="EVM_SC_CHEN" calcext:value-type="string">
            <text:p>EVM_SC_CHEN</text:p>
          </table:table-cell>
          <table:table-cell office:value-type="string" calcext:value-type="string">
            <text:p>Squelches any channel you want to.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nputReIm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INRE</text:p>
          </table:table-cell>
          <table:table-cell table:formula="of:=[.H88]&amp;[.I88]&amp;[.J88]" office:value-type="string" office:string-value="EVM_SC_INRE" calcext:value-type="string">
            <text:p>EVM_SC_INRE</text:p>
          </table:table-cell>
          <table:table-cell office:value-type="string" calcext:value-type="string">
            <text:p>Is a 2-channel input an I/Q type thing.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inputReIm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INIM</text:p>
          </table:table-cell>
          <table:table-cell table:formula="of:=[.H89]&amp;[.I89]&amp;[.J89]" office:value-type="string" office:string-value="EVM_SC_INIM" calcext:value-type="string">
            <text:p>EVM_SC_INIM</text:p>
          </table:table-cell>
          <table:table-cell office:value-type="string" calcext:value-type="string">
            <text:p>Is a 2-channel input an I/Q type thing.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dispRectPol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ODRC</text:p>
          </table:table-cell>
          <table:table-cell table:formula="of:=[.H90]&amp;[.I90]&amp;[.J90]" office:value-type="string" office:string-value="EVM_SC_ODRC" calcext:value-type="string">
            <text:p>EVM_SC_ODRC</text:p>
          </table:table-cell>
          <table:table-cell office:value-type="string" calcext:value-type="string">
            <text:p>Looking at power are we?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elBut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dispRectPol</text:p>
          </table:table-cell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ODPO</text:p>
          </table:table-cell>
          <table:table-cell table:formula="of:=[.H91]&amp;[.I91]&amp;[.J91]" office:value-type="string" office:string-value="EVM_SC_ODPO" calcext:value-type="string">
            <text:p>EVM_SC_ODPO</text:p>
          </table:table-cell>
          <table:table-cell office:value-type="string" calcext:value-type="string">
            <text:p>Looking at power are we?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aDispEn</text:p>
          </table:table-cell>
          <table:table-cell office:value-type="string" calcext:value-type="string">
            <text:p>chkBut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ADEN</text:p>
          </table:table-cell>
          <table:table-cell table:formula="of:=[.H92]&amp;[.I92]&amp;[.J92]" office:value-type="string" office:string-value="EVM_SC_ADEN" calcext:value-type="string">
            <text:p>EVM_SC_ADEN</text:p>
          </table:table-cell>
          <table:table-cell office:value-type="string" calcext:value-type="string">
            <text:p>Squelch the re or the R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ecAn.Vert</text:p>
          </table:table-cell>
          <table:table-cell office:value-type="string" calcext:value-type="string">
            <text:p>SpecCtl</text:p>
          </table:table-cell>
          <table:table-cell office:value-type="string" calcext:value-type="string">
            <text:p>bDispEn</text:p>
          </table:table-cell>
          <table:table-cell office:value-type="string" calcext:value-type="string">
            <text:p>chkBut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EVM_</text:p>
          </table:table-cell>
          <table:table-cell office:value-type="string" calcext:value-type="string">
            <text:p>SC_</text:p>
          </table:table-cell>
          <table:table-cell office:value-type="string" calcext:value-type="string">
            <text:p>BDEN</text:p>
          </table:table-cell>
          <table:table-cell table:formula="of:=[.H93]&amp;[.I93]&amp;[.J93]" office:value-type="string" office:string-value="EVM_SC_BDEN" calcext:value-type="string">
            <text:p>EVM_SC_BDEN</text:p>
          </table:table-cell>
          <table:table-cell office:value-type="string" calcext:value-type="string">
            <text:p>Squelch the im or the theta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<text:s text:c="2"/>switch(i_msg-&gt;t) {</text:p>
          </table:table-cell>
          <table:table-cell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EVM_TC_RVRS</text:p>
          </table:table-cell>
          <table:table-cell table:formula="of:=&quot;            &quot;&amp;[.B111]&amp;&quot;,&quot;" office:value-type="string" office:string-value="            EVM_TC_RVRS," calcext:value-type="string">
            <text:p><text:s text:c="12"/>EVM_TC_RVRS,</text:p>
          </table:table-cell>
          <table:table-cell/>
          <table:table-cell table:style-name="Default" table:formula="of:=MID([.B111];5;1)&amp;LOWER(MID([.B111];6;1))&amp;MID([.B111];8;1)&amp;LOWER(MID([.B111];9;100))" office:value-type="string" office:string-value="TcRvrs" calcext:value-type="string">
            <text:p>TcRvrs</text:p>
          </table:table-cell>
          <table:table-cell table:formula="of:=&quot;    case &quot;&amp;[.B111]&amp;&quot;:$      Dspch&quot;&amp;[.E111]&amp;&quot;();$      break;&quot;" office:value-type="string" office:string-value="    case EVM_TC_RVRS:$      DspchTcRvrs();$      break;" calcext:value-type="string">
            <text:p><text:s text:c="4"/>case EVM_TC_RVRS:$ <text:s text:c="5"/>DspchTcRvrs();$ <text:s text:c="5"/>break;</text:p>
          </table:table-cell>
          <table:table-cell table:number-columns-repeated="6"/>
          <table:table-cell table:formula="of:=&quot;    void                Dspch&quot;&amp;[.E111]&amp;&quot;(ViewMsg *i_msg);&quot;" office:value-type="string" office:string-value="    void                DspchTcRvrs(ViewMsg *i_msg);" calcext:value-type="string">
            <text:p><text:s text:c="4"/>void <text:s text:c="15"/>DspchTcRvrs(ViewMsg *i_msg);</text:p>
          </table:table-cell>
          <table:table-cell table:number-columns-repeated="4"/>
          <table:table-cell table:formula="of:=&quot;void    MsgUp::Dspch&quot;&amp;[.E111]&amp;&quot;(ViewMsg *i_msg) {$  return;$  }&quot;" office:value-type="string" office:string-value="void    MsgUp::DspchTcRvrs(ViewMsg *i_msg) {$  return;$  }" calcext:value-type="string">
            <text:p>void <text:s text:c="3"/>MsgUp::DspchTcRvr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EVM_TC_PLAY</text:p>
          </table:table-cell>
          <table:table-cell table:formula="of:=&quot;            &quot;&amp;[.B112]&amp;&quot;,&quot;" office:value-type="string" office:string-value="            EVM_TC_PLAY," calcext:value-type="string">
            <text:p><text:s text:c="12"/>EVM_TC_PLAY,</text:p>
          </table:table-cell>
          <table:table-cell/>
          <table:table-cell table:style-name="Default" table:formula="of:=MID([.B112];5;1)&amp;LOWER(MID([.B112];6;1))&amp;MID([.B112];8;1)&amp;LOWER(MID([.B112];9;100))" office:value-type="string" office:string-value="TcPlay" calcext:value-type="string">
            <text:p>TcPlay</text:p>
          </table:table-cell>
          <table:table-cell table:formula="of:=&quot;    case &quot;&amp;[.B112]&amp;&quot;:$      Dspch&quot;&amp;[.E112]&amp;&quot;();$      break;&quot;" office:value-type="string" office:string-value="    case EVM_TC_PLAY:$      DspchTcPlay();$      break;" calcext:value-type="string">
            <text:p><text:s text:c="4"/>case EVM_TC_PLAY:$ <text:s text:c="5"/>DspchTcPlay();$ <text:s text:c="5"/>break;</text:p>
          </table:table-cell>
          <table:table-cell table:number-columns-repeated="6"/>
          <table:table-cell table:formula="of:=&quot;    void                Dspch&quot;&amp;[.E112]&amp;&quot;(ViewMsg *i_msg);&quot;" office:value-type="string" office:string-value="    void                DspchTcPlay(ViewMsg *i_msg);" calcext:value-type="string">
            <text:p><text:s text:c="4"/>void <text:s text:c="15"/>DspchTcPlay(ViewMsg *i_msg);</text:p>
          </table:table-cell>
          <table:table-cell table:number-columns-repeated="4"/>
          <table:table-cell table:formula="of:=&quot;void    MsgUp::Dspch&quot;&amp;[.E112]&amp;&quot;(ViewMsg *i_msg) {$  return;$  }&quot;" office:value-type="string" office:string-value="void    MsgUp::DspchTcPlay(ViewMsg *i_msg) {$  return;$  }" calcext:value-type="string">
            <text:p>void <text:s text:c="3"/>MsgUp::DspchTcPlay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VM_TC_FWRD</text:p>
          </table:table-cell>
          <table:table-cell table:formula="of:=&quot;            &quot;&amp;[.B113]&amp;&quot;,&quot;" office:value-type="string" office:string-value="            EVM_TC_FWRD," calcext:value-type="string">
            <text:p><text:s text:c="12"/>EVM_TC_FWRD,</text:p>
          </table:table-cell>
          <table:table-cell/>
          <table:table-cell table:style-name="Default" table:formula="of:=MID([.B113];5;1)&amp;LOWER(MID([.B113];6;1))&amp;MID([.B113];8;1)&amp;LOWER(MID([.B113];9;100))" office:value-type="string" office:string-value="TcFwrd" calcext:value-type="string">
            <text:p>TcFwrd</text:p>
          </table:table-cell>
          <table:table-cell table:formula="of:=&quot;    case &quot;&amp;[.B113]&amp;&quot;:$      Dspch&quot;&amp;[.E113]&amp;&quot;();$      break;&quot;" office:value-type="string" office:string-value="    case EVM_TC_FWRD:$      DspchTcFwrd();$      break;" calcext:value-type="string">
            <text:p><text:s text:c="4"/>case EVM_TC_FWRD:$ <text:s text:c="5"/>DspchTcFwrd();$ <text:s text:c="5"/>break;</text:p>
          </table:table-cell>
          <table:table-cell table:number-columns-repeated="6"/>
          <table:table-cell table:formula="of:=&quot;    void                Dspch&quot;&amp;[.E113]&amp;&quot;(ViewMsg *i_msg);&quot;" office:value-type="string" office:string-value="    void                DspchTcFwrd(ViewMsg *i_msg);" calcext:value-type="string">
            <text:p><text:s text:c="4"/>void <text:s text:c="15"/>DspchTcFwrd(ViewMsg *i_msg);</text:p>
          </table:table-cell>
          <table:table-cell table:number-columns-repeated="4"/>
          <table:table-cell table:formula="of:=&quot;void    MsgUp::Dspch&quot;&amp;[.E113]&amp;&quot;(ViewMsg *i_msg) {$  return;$  }&quot;" office:value-type="string" office:string-value="void    MsgUp::DspchTcFwrd(ViewMsg *i_msg) {$  return;$  }" calcext:value-type="string">
            <text:p>void <text:s text:c="3"/>MsgUp::DspchTcFwr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VM_TC_FLSZ</text:p>
          </table:table-cell>
          <table:table-cell table:formula="of:=&quot;            &quot;&amp;[.B114]&amp;&quot;,&quot;" office:value-type="string" office:string-value="            EVM_TC_FLSZ," calcext:value-type="string">
            <text:p><text:s text:c="12"/>EVM_TC_FLSZ,</text:p>
          </table:table-cell>
          <table:table-cell/>
          <table:table-cell table:style-name="Default" table:formula="of:=MID([.B114];5;1)&amp;LOWER(MID([.B114];6;1))&amp;MID([.B114];8;1)&amp;LOWER(MID([.B114];9;100))" office:value-type="string" office:string-value="TcFlsz" calcext:value-type="string">
            <text:p>TcFlsz</text:p>
          </table:table-cell>
          <table:table-cell table:formula="of:=&quot;    case &quot;&amp;[.B114]&amp;&quot;:$      Dspch&quot;&amp;[.E114]&amp;&quot;();$      break;&quot;" office:value-type="string" office:string-value="    case EVM_TC_FLSZ:$      DspchTcFlsz();$      break;" calcext:value-type="string">
            <text:p><text:s text:c="4"/>case EVM_TC_FLSZ:$ <text:s text:c="5"/>DspchTcFlsz();$ <text:s text:c="5"/>break;</text:p>
          </table:table-cell>
          <table:table-cell table:number-columns-repeated="6"/>
          <table:table-cell table:formula="of:=&quot;    void                Dspch&quot;&amp;[.E114]&amp;&quot;(ViewMsg *i_msg);&quot;" office:value-type="string" office:string-value="    void                DspchTcFlsz(ViewMsg *i_msg);" calcext:value-type="string">
            <text:p><text:s text:c="4"/>void <text:s text:c="15"/>DspchTcFlsz(ViewMsg *i_msg);</text:p>
          </table:table-cell>
          <table:table-cell table:number-columns-repeated="4"/>
          <table:table-cell table:formula="of:=&quot;void    MsgUp::Dspch&quot;&amp;[.E114]&amp;&quot;(ViewMsg *i_msg) {$  return;$  }&quot;" office:value-type="string" office:string-value="void    MsgUp::DspchTcFlsz(ViewMsg *i_msg) {$  return;$  }" calcext:value-type="string">
            <text:p>void <text:s text:c="3"/>MsgUp::DspchTcFlsz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EVM_TC_CURT</text:p>
          </table:table-cell>
          <table:table-cell table:formula="of:=&quot;            &quot;&amp;[.B115]&amp;&quot;,&quot;" office:value-type="string" office:string-value="            EVM_TC_CURT," calcext:value-type="string">
            <text:p><text:s text:c="12"/>EVM_TC_CURT,</text:p>
          </table:table-cell>
          <table:table-cell/>
          <table:table-cell table:style-name="Default" table:formula="of:=MID([.B115];5;1)&amp;LOWER(MID([.B115];6;1))&amp;MID([.B115];8;1)&amp;LOWER(MID([.B115];9;100))" office:value-type="string" office:string-value="TcCurt" calcext:value-type="string">
            <text:p>TcCurt</text:p>
          </table:table-cell>
          <table:table-cell table:formula="of:=&quot;    case &quot;&amp;[.B115]&amp;&quot;:$      Dspch&quot;&amp;[.E115]&amp;&quot;();$      break;&quot;" office:value-type="string" office:string-value="    case EVM_TC_CURT:$      DspchTcCurt();$      break;" calcext:value-type="string">
            <text:p><text:s text:c="4"/>case EVM_TC_CURT:$ <text:s text:c="5"/>DspchTcCurt();$ <text:s text:c="5"/>break;</text:p>
          </table:table-cell>
          <table:table-cell table:number-columns-repeated="6"/>
          <table:table-cell table:formula="of:=&quot;    void                Dspch&quot;&amp;[.E115]&amp;&quot;(ViewMsg *i_msg);&quot;" office:value-type="string" office:string-value="    void                DspchTcCurt(ViewMsg *i_msg);" calcext:value-type="string">
            <text:p><text:s text:c="4"/>void <text:s text:c="15"/>DspchTcCurt(ViewMsg *i_msg);</text:p>
          </table:table-cell>
          <table:table-cell table:number-columns-repeated="4"/>
          <table:table-cell table:formula="of:=&quot;void    MsgUp::Dspch&quot;&amp;[.E115]&amp;&quot;(ViewMsg *i_msg) {$  return;$  }&quot;" office:value-type="string" office:string-value="void    MsgUp::DspchTcCurt(ViewMsg *i_msg) {$  return;$  }" calcext:value-type="string">
            <text:p>void <text:s text:c="3"/>MsgUp::DspchTcCur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EVM_WR_SCTP</text:p>
          </table:table-cell>
          <table:table-cell table:formula="of:=&quot;            &quot;&amp;[.B116]&amp;&quot;,&quot;" office:value-type="string" office:string-value="            EVM_WR_SCTP," calcext:value-type="string">
            <text:p><text:s text:c="12"/>EVM_WR_SCTP,</text:p>
          </table:table-cell>
          <table:table-cell/>
          <table:table-cell table:style-name="Default" table:formula="of:=MID([.B116];5;1)&amp;LOWER(MID([.B116];6;1))&amp;MID([.B116];8;1)&amp;LOWER(MID([.B116];9;100))" office:value-type="string" office:string-value="WrSctp" calcext:value-type="string">
            <text:p>WrSctp</text:p>
          </table:table-cell>
          <table:table-cell table:formula="of:=&quot;    case &quot;&amp;[.B116]&amp;&quot;:$      Dspch&quot;&amp;[.E116]&amp;&quot;();$      break;&quot;" office:value-type="string" office:string-value="    case EVM_WR_SCTP:$      DspchWrSctp();$      break;" calcext:value-type="string">
            <text:p><text:s text:c="4"/>case EVM_WR_SCTP:$ <text:s text:c="5"/>DspchWrSctp();$ <text:s text:c="5"/>break;</text:p>
          </table:table-cell>
          <table:table-cell table:number-columns-repeated="6"/>
          <table:table-cell table:formula="of:=&quot;    void                Dspch&quot;&amp;[.E116]&amp;&quot;(ViewMsg *i_msg);&quot;" office:value-type="string" office:string-value="    void                DspchWrSctp(ViewMsg *i_msg);" calcext:value-type="string">
            <text:p><text:s text:c="4"/>void <text:s text:c="15"/>DspchWrSctp(ViewMsg *i_msg);</text:p>
          </table:table-cell>
          <table:table-cell table:number-columns-repeated="4"/>
          <table:table-cell table:formula="of:=&quot;void    MsgUp::Dspch&quot;&amp;[.E116]&amp;&quot;(ViewMsg *i_msg) {$  return;$  }&quot;" office:value-type="string" office:string-value="void    MsgUp::DspchWrSctp(ViewMsg *i_msg) {$  return;$  }" calcext:value-type="string">
            <text:p>void <text:s text:c="3"/>MsgUp::DspchWrSctp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EVM_WR_SCBT</text:p>
          </table:table-cell>
          <table:table-cell table:formula="of:=&quot;            &quot;&amp;[.B117]&amp;&quot;,&quot;" office:value-type="string" office:string-value="            EVM_WR_SCBT," calcext:value-type="string">
            <text:p><text:s text:c="12"/>EVM_WR_SCBT,</text:p>
          </table:table-cell>
          <table:table-cell/>
          <table:table-cell table:style-name="Default" table:formula="of:=MID([.B117];5;1)&amp;LOWER(MID([.B117];6;1))&amp;MID([.B117];8;1)&amp;LOWER(MID([.B117];9;100))" office:value-type="string" office:string-value="WrScbt" calcext:value-type="string">
            <text:p>WrScbt</text:p>
          </table:table-cell>
          <table:table-cell table:formula="of:=&quot;    case &quot;&amp;[.B117]&amp;&quot;:$      Dspch&quot;&amp;[.E117]&amp;&quot;();$      break;&quot;" office:value-type="string" office:string-value="    case EVM_WR_SCBT:$      DspchWrScbt();$      break;" calcext:value-type="string">
            <text:p><text:s text:c="4"/>case EVM_WR_SCBT:$ <text:s text:c="5"/>DspchWrScbt();$ <text:s text:c="5"/>break;</text:p>
          </table:table-cell>
          <table:table-cell table:number-columns-repeated="6"/>
          <table:table-cell table:formula="of:=&quot;    void                Dspch&quot;&amp;[.E117]&amp;&quot;(ViewMsg *i_msg);&quot;" office:value-type="string" office:string-value="    void                DspchWrScbt(ViewMsg *i_msg);" calcext:value-type="string">
            <text:p><text:s text:c="4"/>void <text:s text:c="15"/>DspchWrScbt(ViewMsg *i_msg);</text:p>
          </table:table-cell>
          <table:table-cell table:number-columns-repeated="4"/>
          <table:table-cell table:formula="of:=&quot;void    MsgUp::Dspch&quot;&amp;[.E117]&amp;&quot;(ViewMsg *i_msg) {$  return;$  }&quot;" office:value-type="string" office:string-value="void    MsgUp::DspchWrScbt(ViewMsg *i_msg) {$  return;$  }" calcext:value-type="string">
            <text:p>void <text:s text:c="3"/>MsgUp::DspchWrScb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EVM_WR_SCLF</text:p>
          </table:table-cell>
          <table:table-cell table:formula="of:=&quot;            &quot;&amp;[.B118]&amp;&quot;,&quot;" office:value-type="string" office:string-value="            EVM_WR_SCLF," calcext:value-type="string">
            <text:p><text:s text:c="12"/>EVM_WR_SCLF,</text:p>
          </table:table-cell>
          <table:table-cell/>
          <table:table-cell table:style-name="Default" table:formula="of:=MID([.B118];5;1)&amp;LOWER(MID([.B118];6;1))&amp;MID([.B118];8;1)&amp;LOWER(MID([.B118];9;100))" office:value-type="string" office:string-value="WrSclf" calcext:value-type="string">
            <text:p>WrSclf</text:p>
          </table:table-cell>
          <table:table-cell table:formula="of:=&quot;    case &quot;&amp;[.B118]&amp;&quot;:$      Dspch&quot;&amp;[.E118]&amp;&quot;();$      break;&quot;" office:value-type="string" office:string-value="    case EVM_WR_SCLF:$      DspchWrSclf();$      break;" calcext:value-type="string">
            <text:p><text:s text:c="4"/>case EVM_WR_SCLF:$ <text:s text:c="5"/>DspchWrSclf();$ <text:s text:c="5"/>break;</text:p>
          </table:table-cell>
          <table:table-cell table:number-columns-repeated="6"/>
          <table:table-cell table:formula="of:=&quot;    void                Dspch&quot;&amp;[.E118]&amp;&quot;(ViewMsg *i_msg);&quot;" office:value-type="string" office:string-value="    void                DspchWrSclf(ViewMsg *i_msg);" calcext:value-type="string">
            <text:p><text:s text:c="4"/>void <text:s text:c="15"/>DspchWrSclf(ViewMsg *i_msg);</text:p>
          </table:table-cell>
          <table:table-cell table:number-columns-repeated="4"/>
          <table:table-cell table:formula="of:=&quot;void    MsgUp::Dspch&quot;&amp;[.E118]&amp;&quot;(ViewMsg *i_msg) {$  return;$  }&quot;" office:value-type="string" office:string-value="void    MsgUp::DspchWrSclf(ViewMsg *i_msg) {$  return;$  }" calcext:value-type="string">
            <text:p>void <text:s text:c="3"/>MsgUp::DspchWrSclf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EVM_WR_SCRT</text:p>
          </table:table-cell>
          <table:table-cell table:formula="of:=&quot;            &quot;&amp;[.B119]&amp;&quot;,&quot;" office:value-type="string" office:string-value="            EVM_WR_SCRT," calcext:value-type="string">
            <text:p><text:s text:c="12"/>EVM_WR_SCRT,</text:p>
          </table:table-cell>
          <table:table-cell/>
          <table:table-cell table:style-name="Default" table:formula="of:=MID([.B119];5;1)&amp;LOWER(MID([.B119];6;1))&amp;MID([.B119];8;1)&amp;LOWER(MID([.B119];9;100))" office:value-type="string" office:string-value="WrScrt" calcext:value-type="string">
            <text:p>WrScrt</text:p>
          </table:table-cell>
          <table:table-cell table:formula="of:=&quot;    case &quot;&amp;[.B119]&amp;&quot;:$      Dspch&quot;&amp;[.E119]&amp;&quot;();$      break;&quot;" office:value-type="string" office:string-value="    case EVM_WR_SCRT:$      DspchWrScrt();$      break;" calcext:value-type="string">
            <text:p><text:s text:c="4"/>case EVM_WR_SCRT:$ <text:s text:c="5"/>DspchWrScrt();$ <text:s text:c="5"/>break;</text:p>
          </table:table-cell>
          <table:table-cell table:number-columns-repeated="6"/>
          <table:table-cell table:formula="of:=&quot;    void                Dspch&quot;&amp;[.E119]&amp;&quot;(ViewMsg *i_msg);&quot;" office:value-type="string" office:string-value="    void                DspchWrScrt(ViewMsg *i_msg);" calcext:value-type="string">
            <text:p><text:s text:c="4"/>void <text:s text:c="15"/>DspchWrScrt(ViewMsg *i_msg);</text:p>
          </table:table-cell>
          <table:table-cell table:number-columns-repeated="4"/>
          <table:table-cell table:formula="of:=&quot;void    MsgUp::Dspch&quot;&amp;[.E119]&amp;&quot;(ViewMsg *i_msg) {$  return;$  }&quot;" office:value-type="string" office:string-value="void    MsgUp::DspchWrScrt(ViewMsg *i_msg) {$  return;$  }" calcext:value-type="string">
            <text:p>void <text:s text:c="3"/>MsgUp::DspchWrScr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EVM_WR_SCLU</text:p>
          </table:table-cell>
          <table:table-cell table:formula="of:=&quot;            &quot;&amp;[.B120]&amp;&quot;,&quot;" office:value-type="string" office:string-value="            EVM_WR_SCLU," calcext:value-type="string">
            <text:p><text:s text:c="12"/>EVM_WR_SCLU,</text:p>
          </table:table-cell>
          <table:table-cell/>
          <table:table-cell table:style-name="Default" table:formula="of:=MID([.B120];5;1)&amp;LOWER(MID([.B120];6;1))&amp;MID([.B120];8;1)&amp;LOWER(MID([.B120];9;100))" office:value-type="string" office:string-value="WrSclu" calcext:value-type="string">
            <text:p>WrSclu</text:p>
          </table:table-cell>
          <table:table-cell table:formula="of:=&quot;    case &quot;&amp;[.B120]&amp;&quot;:$      Dspch&quot;&amp;[.E120]&amp;&quot;();$      break;&quot;" office:value-type="string" office:string-value="    case EVM_WR_SCLU:$      DspchWrSclu();$      break;" calcext:value-type="string">
            <text:p><text:s text:c="4"/>case EVM_WR_SCLU:$ <text:s text:c="5"/>DspchWrSclu();$ <text:s text:c="5"/>break;</text:p>
          </table:table-cell>
          <table:table-cell table:number-columns-repeated="6"/>
          <table:table-cell table:formula="of:=&quot;    void                Dspch&quot;&amp;[.E120]&amp;&quot;(ViewMsg *i_msg);&quot;" office:value-type="string" office:string-value="    void                DspchWrSclu(ViewMsg *i_msg);" calcext:value-type="string">
            <text:p><text:s text:c="4"/>void <text:s text:c="15"/>DspchWrSclu(ViewMsg *i_msg);</text:p>
          </table:table-cell>
          <table:table-cell table:number-columns-repeated="4"/>
          <table:table-cell table:formula="of:=&quot;void    MsgUp::Dspch&quot;&amp;[.E120]&amp;&quot;(ViewMsg *i_msg) {$  return;$  }&quot;" office:value-type="string" office:string-value="void    MsgUp::DspchWrSclu(ViewMsg *i_msg) {$  return;$  }" calcext:value-type="string">
            <text:p>void <text:s text:c="3"/>MsgUp::DspchWrSclu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EVM_TC_FSMP</text:p>
          </table:table-cell>
          <table:table-cell table:formula="of:=&quot;            &quot;&amp;[.B121]&amp;&quot;,&quot;" office:value-type="string" office:string-value="            EVM_TC_FSMP," calcext:value-type="string">
            <text:p><text:s text:c="12"/>EVM_TC_FSMP,</text:p>
          </table:table-cell>
          <table:table-cell/>
          <table:table-cell table:style-name="Default" table:formula="of:=MID([.B121];5;1)&amp;LOWER(MID([.B121];6;1))&amp;MID([.B121];8;1)&amp;LOWER(MID([.B121];9;100))" office:value-type="string" office:string-value="TcFsmp" calcext:value-type="string">
            <text:p>TcFsmp</text:p>
          </table:table-cell>
          <table:table-cell table:formula="of:=&quot;    case &quot;&amp;[.B121]&amp;&quot;:$      Dspch&quot;&amp;[.E121]&amp;&quot;();$      break;&quot;" office:value-type="string" office:string-value="    case EVM_TC_FSMP:$      DspchTcFsmp();$      break;" calcext:value-type="string">
            <text:p><text:s text:c="4"/>case EVM_TC_FSMP:$ <text:s text:c="5"/>DspchTcFsmp();$ <text:s text:c="5"/>break;</text:p>
          </table:table-cell>
          <table:table-cell table:number-columns-repeated="6"/>
          <table:table-cell table:formula="of:=&quot;    void                Dspch&quot;&amp;[.E121]&amp;&quot;(ViewMsg *i_msg);&quot;" office:value-type="string" office:string-value="    void                DspchTcFsmp(ViewMsg *i_msg);" calcext:value-type="string">
            <text:p><text:s text:c="4"/>void <text:s text:c="15"/>DspchTcFsmp(ViewMsg *i_msg);</text:p>
          </table:table-cell>
          <table:table-cell table:number-columns-repeated="4"/>
          <table:table-cell table:formula="of:=&quot;void    MsgUp::Dspch&quot;&amp;[.E121]&amp;&quot;(ViewMsg *i_msg) {$  return;$  }&quot;" office:value-type="string" office:string-value="void    MsgUp::DspchTcFsmp(ViewMsg *i_msg) {$  return;$  }" calcext:value-type="string">
            <text:p>void <text:s text:c="3"/>MsgUp::DspchTcFsmp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EVM_TC_TRSH</text:p>
          </table:table-cell>
          <table:table-cell table:formula="of:=&quot;            &quot;&amp;[.B122]&amp;&quot;,&quot;" office:value-type="string" office:string-value="            EVM_TC_TRSH," calcext:value-type="string">
            <text:p><text:s text:c="12"/>EVM_TC_TRSH,</text:p>
          </table:table-cell>
          <table:table-cell/>
          <table:table-cell table:style-name="Default" table:formula="of:=MID([.B122];5;1)&amp;LOWER(MID([.B122];6;1))&amp;MID([.B122];8;1)&amp;LOWER(MID([.B122];9;100))" office:value-type="string" office:string-value="TcTrsh" calcext:value-type="string">
            <text:p>TcTrsh</text:p>
          </table:table-cell>
          <table:table-cell table:formula="of:=&quot;    case &quot;&amp;[.B122]&amp;&quot;:$      Dspch&quot;&amp;[.E122]&amp;&quot;();$      break;&quot;" office:value-type="string" office:string-value="    case EVM_TC_TRSH:$      DspchTcTrsh();$      break;" calcext:value-type="string">
            <text:p><text:s text:c="4"/>case EVM_TC_TRSH:$ <text:s text:c="5"/>DspchTcTrsh();$ <text:s text:c="5"/>break;</text:p>
          </table:table-cell>
          <table:table-cell table:number-columns-repeated="6"/>
          <table:table-cell table:formula="of:=&quot;    void                Dspch&quot;&amp;[.E122]&amp;&quot;(ViewMsg *i_msg);&quot;" office:value-type="string" office:string-value="    void                DspchTcTrsh(ViewMsg *i_msg);" calcext:value-type="string">
            <text:p><text:s text:c="4"/>void <text:s text:c="15"/>DspchTcTrsh(ViewMsg *i_msg);</text:p>
          </table:table-cell>
          <table:table-cell table:number-columns-repeated="4"/>
          <table:table-cell table:formula="of:=&quot;void    MsgUp::Dspch&quot;&amp;[.E122]&amp;&quot;(ViewMsg *i_msg) {$  return;$  }&quot;" office:value-type="string" office:string-value="void    MsgUp::DspchTcTrsh(ViewMsg *i_msg) {$  return;$  }" calcext:value-type="string">
            <text:p>void <text:s text:c="3"/>MsgUp::DspchTcTrsh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EVM_TC_PBRA</text:p>
          </table:table-cell>
          <table:table-cell table:formula="of:=&quot;            &quot;&amp;[.B123]&amp;&quot;,&quot;" office:value-type="string" office:string-value="            EVM_TC_PBRA," calcext:value-type="string">
            <text:p><text:s text:c="12"/>EVM_TC_PBRA,</text:p>
          </table:table-cell>
          <table:table-cell/>
          <table:table-cell table:style-name="Default" table:formula="of:=MID([.B123];5;1)&amp;LOWER(MID([.B123];6;1))&amp;MID([.B123];8;1)&amp;LOWER(MID([.B123];9;100))" office:value-type="string" office:string-value="TcPbra" calcext:value-type="string">
            <text:p>TcPbra</text:p>
          </table:table-cell>
          <table:table-cell table:formula="of:=&quot;    case &quot;&amp;[.B123]&amp;&quot;:$      Dspch&quot;&amp;[.E123]&amp;&quot;();$      break;&quot;" office:value-type="string" office:string-value="    case EVM_TC_PBRA:$      DspchTcPbra();$      break;" calcext:value-type="string">
            <text:p><text:s text:c="4"/>case EVM_TC_PBRA:$ <text:s text:c="5"/>DspchTcPbra();$ <text:s text:c="5"/>break;</text:p>
          </table:table-cell>
          <table:table-cell table:number-columns-repeated="6"/>
          <table:table-cell table:formula="of:=&quot;    void                Dspch&quot;&amp;[.E123]&amp;&quot;(ViewMsg *i_msg);&quot;" office:value-type="string" office:string-value="    void                DspchTcPbra(ViewMsg *i_msg);" calcext:value-type="string">
            <text:p><text:s text:c="4"/>void <text:s text:c="15"/>DspchTcPbra(ViewMsg *i_msg);</text:p>
          </table:table-cell>
          <table:table-cell table:number-columns-repeated="4"/>
          <table:table-cell table:formula="of:=&quot;void    MsgUp::Dspch&quot;&amp;[.E123]&amp;&quot;(ViewMsg *i_msg) {$  return;$  }&quot;" office:value-type="string" office:string-value="void    MsgUp::DspchTcPbra(ViewMsg *i_msg) {$  return;$  }" calcext:value-type="string">
            <text:p>void <text:s text:c="3"/>MsgUp::DspchTcPbra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VM_TC_SCRA</text:p>
          </table:table-cell>
          <table:table-cell table:formula="of:=&quot;            &quot;&amp;[.B124]&amp;&quot;,&quot;" office:value-type="string" office:string-value="            EVM_TC_SCRA," calcext:value-type="string">
            <text:p><text:s text:c="12"/>EVM_TC_SCRA,</text:p>
          </table:table-cell>
          <table:table-cell/>
          <table:table-cell table:style-name="Default" table:formula="of:=MID([.B124];5;1)&amp;LOWER(MID([.B124];6;1))&amp;MID([.B124];8;1)&amp;LOWER(MID([.B124];9;100))" office:value-type="string" office:string-value="TcScra" calcext:value-type="string">
            <text:p>TcScra</text:p>
          </table:table-cell>
          <table:table-cell table:formula="of:=&quot;    case &quot;&amp;[.B124]&amp;&quot;:$      Dspch&quot;&amp;[.E124]&amp;&quot;();$      break;&quot;" office:value-type="string" office:string-value="    case EVM_TC_SCRA:$      DspchTcScra();$      break;" calcext:value-type="string">
            <text:p><text:s text:c="4"/>case EVM_TC_SCRA:$ <text:s text:c="5"/>DspchTcScra();$ <text:s text:c="5"/>break;</text:p>
          </table:table-cell>
          <table:table-cell table:number-columns-repeated="6"/>
          <table:table-cell table:formula="of:=&quot;    void                Dspch&quot;&amp;[.E124]&amp;&quot;(ViewMsg *i_msg);&quot;" office:value-type="string" office:string-value="    void                DspchTcScra(ViewMsg *i_msg);" calcext:value-type="string">
            <text:p><text:s text:c="4"/>void <text:s text:c="15"/>DspchTcScra(ViewMsg *i_msg);</text:p>
          </table:table-cell>
          <table:table-cell table:number-columns-repeated="4"/>
          <table:table-cell table:formula="of:=&quot;void    MsgUp::Dspch&quot;&amp;[.E124]&amp;&quot;(ViewMsg *i_msg) {$  return;$  }&quot;" office:value-type="string" office:string-value="void    MsgUp::DspchTcScra(ViewMsg *i_msg) {$  return;$  }" calcext:value-type="string">
            <text:p>void <text:s text:c="3"/>MsgUp::DspchTcScra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EVM_TC_RSMT</text:p>
          </table:table-cell>
          <table:table-cell table:formula="of:=&quot;            &quot;&amp;[.B125]&amp;&quot;,&quot;" office:value-type="string" office:string-value="            EVM_TC_RSMT," calcext:value-type="string">
            <text:p><text:s text:c="12"/>EVM_TC_RSMT,</text:p>
          </table:table-cell>
          <table:table-cell/>
          <table:table-cell table:style-name="Default" table:formula="of:=MID([.B125];5;1)&amp;LOWER(MID([.B125];6;1))&amp;MID([.B125];8;1)&amp;LOWER(MID([.B125];9;100))" office:value-type="string" office:string-value="TcRsmt" calcext:value-type="string">
            <text:p>TcRsmt</text:p>
          </table:table-cell>
          <table:table-cell table:formula="of:=&quot;    case &quot;&amp;[.B125]&amp;&quot;:$      Dspch&quot;&amp;[.E125]&amp;&quot;();$      break;&quot;" office:value-type="string" office:string-value="    case EVM_TC_RSMT:$      DspchTcRsmt();$      break;" calcext:value-type="string">
            <text:p><text:s text:c="4"/>case EVM_TC_RSMT:$ <text:s text:c="5"/>DspchTcRsmt();$ <text:s text:c="5"/>break;</text:p>
          </table:table-cell>
          <table:table-cell table:number-columns-repeated="6"/>
          <table:table-cell table:formula="of:=&quot;    void                Dspch&quot;&amp;[.E125]&amp;&quot;(ViewMsg *i_msg);&quot;" office:value-type="string" office:string-value="    void                DspchTcRsmt(ViewMsg *i_msg);" calcext:value-type="string">
            <text:p><text:s text:c="4"/>void <text:s text:c="15"/>DspchTcRsmt(ViewMsg *i_msg);</text:p>
          </table:table-cell>
          <table:table-cell table:number-columns-repeated="4"/>
          <table:table-cell table:formula="of:=&quot;void    MsgUp::Dspch&quot;&amp;[.E125]&amp;&quot;(ViewMsg *i_msg) {$  return;$  }&quot;" office:value-type="string" office:string-value="void    MsgUp::DspchTcRsmt(ViewMsg *i_msg) {$  return;$  }" calcext:value-type="string">
            <text:p>void <text:s text:c="3"/>MsgUp::DspchTcRsm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EVM_TC_SEVX</text:p>
          </table:table-cell>
          <table:table-cell table:formula="of:=&quot;            &quot;&amp;[.B126]&amp;&quot;,&quot;" office:value-type="string" office:string-value="            EVM_TC_SEVX," calcext:value-type="string">
            <text:p><text:s text:c="12"/>EVM_TC_SEVX,</text:p>
          </table:table-cell>
          <table:table-cell/>
          <table:table-cell table:style-name="Default" table:formula="of:=MID([.B126];5;1)&amp;LOWER(MID([.B126];6;1))&amp;MID([.B126];8;1)&amp;LOWER(MID([.B126];9;100))" office:value-type="string" office:string-value="TcSevx" calcext:value-type="string">
            <text:p>TcSevx</text:p>
          </table:table-cell>
          <table:table-cell table:formula="of:=&quot;    case &quot;&amp;[.B126]&amp;&quot;:$      Dspch&quot;&amp;[.E126]&amp;&quot;();$      break;&quot;" office:value-type="string" office:string-value="    case EVM_TC_SEVX:$      DspchTcSevx();$      break;" calcext:value-type="string">
            <text:p><text:s text:c="4"/>case EVM_TC_SEVX:$ <text:s text:c="5"/>DspchTcSevx();$ <text:s text:c="5"/>break;</text:p>
          </table:table-cell>
          <table:table-cell table:number-columns-repeated="6"/>
          <table:table-cell table:formula="of:=&quot;    void                Dspch&quot;&amp;[.E126]&amp;&quot;(ViewMsg *i_msg);&quot;" office:value-type="string" office:string-value="    void                DspchTcSevx(ViewMsg *i_msg);" calcext:value-type="string">
            <text:p><text:s text:c="4"/>void <text:s text:c="15"/>DspchTcSevx(ViewMsg *i_msg);</text:p>
          </table:table-cell>
          <table:table-cell table:number-columns-repeated="4"/>
          <table:table-cell table:formula="of:=&quot;void    MsgUp::Dspch&quot;&amp;[.E126]&amp;&quot;(ViewMsg *i_msg) {$  return;$  }&quot;" office:value-type="string" office:string-value="void    MsgUp::DspchTcSevx(ViewMsg *i_msg) {$  return;$  }" calcext:value-type="string">
            <text:p>void <text:s text:c="3"/>MsgUp::DspchTcSe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EVM_TC_SEVD</text:p>
          </table:table-cell>
          <table:table-cell table:formula="of:=&quot;            &quot;&amp;[.B127]&amp;&quot;,&quot;" office:value-type="string" office:string-value="            EVM_TC_SEVD," calcext:value-type="string">
            <text:p><text:s text:c="12"/>EVM_TC_SEVD,</text:p>
          </table:table-cell>
          <table:table-cell/>
          <table:table-cell table:style-name="Default" table:formula="of:=MID([.B127];5;1)&amp;LOWER(MID([.B127];6;1))&amp;MID([.B127];8;1)&amp;LOWER(MID([.B127];9;100))" office:value-type="string" office:string-value="TcSevd" calcext:value-type="string">
            <text:p>TcSevd</text:p>
          </table:table-cell>
          <table:table-cell table:formula="of:=&quot;    case &quot;&amp;[.B127]&amp;&quot;:$      Dspch&quot;&amp;[.E127]&amp;&quot;();$      break;&quot;" office:value-type="string" office:string-value="    case EVM_TC_SEVD:$      DspchTcSevd();$      break;" calcext:value-type="string">
            <text:p><text:s text:c="4"/>case EVM_TC_SEVD:$ <text:s text:c="5"/>DspchTcSevd();$ <text:s text:c="5"/>break;</text:p>
          </table:table-cell>
          <table:table-cell table:number-columns-repeated="6"/>
          <table:table-cell table:formula="of:=&quot;    void                Dspch&quot;&amp;[.E127]&amp;&quot;(ViewMsg *i_msg);&quot;" office:value-type="string" office:string-value="    void                DspchTcSevd(ViewMsg *i_msg);" calcext:value-type="string">
            <text:p><text:s text:c="4"/>void <text:s text:c="15"/>DspchTcSevd(ViewMsg *i_msg);</text:p>
          </table:table-cell>
          <table:table-cell table:number-columns-repeated="4"/>
          <table:table-cell table:formula="of:=&quot;void    MsgUp::Dspch&quot;&amp;[.E127]&amp;&quot;(ViewMsg *i_msg) {$  return;$  }&quot;" office:value-type="string" office:string-value="void    MsgUp::DspchTcSevd(ViewMsg *i_msg) {$  return;$  }" calcext:value-type="string">
            <text:p>void <text:s text:c="3"/>MsgUp::DspchTcSe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EVM_TC_SEVS</text:p>
          </table:table-cell>
          <table:table-cell table:formula="of:=&quot;            &quot;&amp;[.B128]&amp;&quot;,&quot;" office:value-type="string" office:string-value="            EVM_TC_SEVS," calcext:value-type="string">
            <text:p><text:s text:c="12"/>EVM_TC_SEVS,</text:p>
          </table:table-cell>
          <table:table-cell/>
          <table:table-cell table:style-name="Default" table:formula="of:=MID([.B128];5;1)&amp;LOWER(MID([.B128];6;1))&amp;MID([.B128];8;1)&amp;LOWER(MID([.B128];9;100))" office:value-type="string" office:string-value="TcSevs" calcext:value-type="string">
            <text:p>TcSevs</text:p>
          </table:table-cell>
          <table:table-cell table:formula="of:=&quot;    case &quot;&amp;[.B128]&amp;&quot;:$      Dspch&quot;&amp;[.E128]&amp;&quot;();$      break;&quot;" office:value-type="string" office:string-value="    case EVM_TC_SEVS:$      DspchTcSevs();$      break;" calcext:value-type="string">
            <text:p><text:s text:c="4"/>case EVM_TC_SEVS:$ <text:s text:c="5"/>DspchTcSevs();$ <text:s text:c="5"/>break;</text:p>
          </table:table-cell>
          <table:table-cell table:number-columns-repeated="6"/>
          <table:table-cell table:formula="of:=&quot;    void                Dspch&quot;&amp;[.E128]&amp;&quot;(ViewMsg *i_msg);&quot;" office:value-type="string" office:string-value="    void                DspchTcSevs(ViewMsg *i_msg);" calcext:value-type="string">
            <text:p><text:s text:c="4"/>void <text:s text:c="15"/>DspchTcSevs(ViewMsg *i_msg);</text:p>
          </table:table-cell>
          <table:table-cell table:number-columns-repeated="4"/>
          <table:table-cell table:formula="of:=&quot;void    MsgUp::Dspch&quot;&amp;[.E128]&amp;&quot;(ViewMsg *i_msg) {$  return;$  }&quot;" office:value-type="string" office:string-value="void    MsgUp::DspchTcSevs(ViewMsg *i_msg) {$  return;$  }" calcext:value-type="string">
            <text:p>void <text:s text:c="3"/>MsgUp::DspchTcSe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VM_TC_FRVX</text:p>
          </table:table-cell>
          <table:table-cell table:formula="of:=&quot;            &quot;&amp;[.B129]&amp;&quot;,&quot;" office:value-type="string" office:string-value="            EVM_TC_FRVX," calcext:value-type="string">
            <text:p><text:s text:c="12"/>EVM_TC_FRVX,</text:p>
          </table:table-cell>
          <table:table-cell/>
          <table:table-cell table:style-name="Default" table:formula="of:=MID([.B129];5;1)&amp;LOWER(MID([.B129];6;1))&amp;MID([.B129];8;1)&amp;LOWER(MID([.B129];9;100))" office:value-type="string" office:string-value="TcFrvx" calcext:value-type="string">
            <text:p>TcFrvx</text:p>
          </table:table-cell>
          <table:table-cell table:formula="of:=&quot;    case &quot;&amp;[.B129]&amp;&quot;:$      Dspch&quot;&amp;[.E129]&amp;&quot;();$      break;&quot;" office:value-type="string" office:string-value="    case EVM_TC_FRVX:$      DspchTcFrvx();$      break;" calcext:value-type="string">
            <text:p><text:s text:c="4"/>case EVM_TC_FRVX:$ <text:s text:c="5"/>DspchTcFrvx();$ <text:s text:c="5"/>break;</text:p>
          </table:table-cell>
          <table:table-cell table:number-columns-repeated="6"/>
          <table:table-cell table:formula="of:=&quot;    void                Dspch&quot;&amp;[.E129]&amp;&quot;(ViewMsg *i_msg);&quot;" office:value-type="string" office:string-value="    void                DspchTcFrvx(ViewMsg *i_msg);" calcext:value-type="string">
            <text:p><text:s text:c="4"/>void <text:s text:c="15"/>DspchTcFrvx(ViewMsg *i_msg);</text:p>
          </table:table-cell>
          <table:table-cell table:number-columns-repeated="4"/>
          <table:table-cell table:formula="of:=&quot;void    MsgUp::Dspch&quot;&amp;[.E129]&amp;&quot;(ViewMsg *i_msg) {$  return;$  }&quot;" office:value-type="string" office:string-value="void    MsgUp::DspchTcFrvx(ViewMsg *i_msg) {$  return;$  }" calcext:value-type="string">
            <text:p>void <text:s text:c="3"/>MsgUp::DspchTcFr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EVM_TC_FRVD</text:p>
          </table:table-cell>
          <table:table-cell table:formula="of:=&quot;            &quot;&amp;[.B130]&amp;&quot;,&quot;" office:value-type="string" office:string-value="            EVM_TC_FRVD," calcext:value-type="string">
            <text:p><text:s text:c="12"/>EVM_TC_FRVD,</text:p>
          </table:table-cell>
          <table:table-cell/>
          <table:table-cell table:style-name="Default" table:formula="of:=MID([.B130];5;1)&amp;LOWER(MID([.B130];6;1))&amp;MID([.B130];8;1)&amp;LOWER(MID([.B130];9;100))" office:value-type="string" office:string-value="TcFrvd" calcext:value-type="string">
            <text:p>TcFrvd</text:p>
          </table:table-cell>
          <table:table-cell table:formula="of:=&quot;    case &quot;&amp;[.B130]&amp;&quot;:$      Dspch&quot;&amp;[.E130]&amp;&quot;();$      break;&quot;" office:value-type="string" office:string-value="    case EVM_TC_FRVD:$      DspchTcFrvd();$      break;" calcext:value-type="string">
            <text:p><text:s text:c="4"/>case EVM_TC_FRVD:$ <text:s text:c="5"/>DspchTcFrvd();$ <text:s text:c="5"/>break;</text:p>
          </table:table-cell>
          <table:table-cell table:number-columns-repeated="6"/>
          <table:table-cell table:formula="of:=&quot;    void                Dspch&quot;&amp;[.E130]&amp;&quot;(ViewMsg *i_msg);&quot;" office:value-type="string" office:string-value="    void                DspchTcFrvd(ViewMsg *i_msg);" calcext:value-type="string">
            <text:p><text:s text:c="4"/>void <text:s text:c="15"/>DspchTcFrvd(ViewMsg *i_msg);</text:p>
          </table:table-cell>
          <table:table-cell table:number-columns-repeated="4"/>
          <table:table-cell table:formula="of:=&quot;void    MsgUp::Dspch&quot;&amp;[.E130]&amp;&quot;(ViewMsg *i_msg) {$  return;$  }&quot;" office:value-type="string" office:string-value="void    MsgUp::DspchTcFrvd(ViewMsg *i_msg) {$  return;$  }" calcext:value-type="string">
            <text:p>void <text:s text:c="3"/>MsgUp::DspchTcFr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EVM_TC_FRVS</text:p>
          </table:table-cell>
          <table:table-cell table:formula="of:=&quot;            &quot;&amp;[.B131]&amp;&quot;,&quot;" office:value-type="string" office:string-value="            EVM_TC_FRVS," calcext:value-type="string">
            <text:p><text:s text:c="12"/>EVM_TC_FRVS,</text:p>
          </table:table-cell>
          <table:table-cell/>
          <table:table-cell table:style-name="Default" table:formula="of:=MID([.B131];5;1)&amp;LOWER(MID([.B131];6;1))&amp;MID([.B131];8;1)&amp;LOWER(MID([.B131];9;100))" office:value-type="string" office:string-value="TcFrvs" calcext:value-type="string">
            <text:p>TcFrvs</text:p>
          </table:table-cell>
          <table:table-cell table:formula="of:=&quot;    case &quot;&amp;[.B131]&amp;&quot;:$      Dspch&quot;&amp;[.E131]&amp;&quot;();$      break;&quot;" office:value-type="string" office:string-value="    case EVM_TC_FRVS:$      DspchTcFrvs();$      break;" calcext:value-type="string">
            <text:p><text:s text:c="4"/>case EVM_TC_FRVS:$ <text:s text:c="5"/>DspchTcFrvs();$ <text:s text:c="5"/>break;</text:p>
          </table:table-cell>
          <table:table-cell table:number-columns-repeated="6"/>
          <table:table-cell table:formula="of:=&quot;    void                Dspch&quot;&amp;[.E131]&amp;&quot;(ViewMsg *i_msg);&quot;" office:value-type="string" office:string-value="    void                DspchTcFrvs(ViewMsg *i_msg);" calcext:value-type="string">
            <text:p><text:s text:c="4"/>void <text:s text:c="15"/>DspchTcFrvs(ViewMsg *i_msg);</text:p>
          </table:table-cell>
          <table:table-cell table:number-columns-repeated="4"/>
          <table:table-cell table:formula="of:=&quot;void    MsgUp::Dspch&quot;&amp;[.E131]&amp;&quot;(ViewMsg *i_msg) {$  return;$  }&quot;" office:value-type="string" office:string-value="void    MsgUp::DspchTcFrvs(ViewMsg *i_msg) {$  return;$  }" calcext:value-type="string">
            <text:p>void <text:s text:c="3"/>MsgUp::DspchTcFr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EVM_AC_AUTO</text:p>
          </table:table-cell>
          <table:table-cell table:formula="of:=&quot;            &quot;&amp;[.B132]&amp;&quot;,&quot;" office:value-type="string" office:string-value="            EVM_AC_AUTO," calcext:value-type="string">
            <text:p><text:s text:c="12"/>EVM_AC_AUTO,</text:p>
          </table:table-cell>
          <table:table-cell/>
          <table:table-cell table:style-name="Default" table:formula="of:=MID([.B132];5;1)&amp;LOWER(MID([.B132];6;1))&amp;MID([.B132];8;1)&amp;LOWER(MID([.B132];9;100))" office:value-type="string" office:string-value="AcAuto" calcext:value-type="string">
            <text:p>AcAuto</text:p>
          </table:table-cell>
          <table:table-cell table:formula="of:=&quot;    case &quot;&amp;[.B132]&amp;&quot;:$      Dspch&quot;&amp;[.E132]&amp;&quot;();$      break;&quot;" office:value-type="string" office:string-value="    case EVM_AC_AUTO:$      DspchAcAuto();$      break;" calcext:value-type="string">
            <text:p><text:s text:c="4"/>case EVM_AC_AUTO:$ <text:s text:c="5"/>DspchAcAuto();$ <text:s text:c="5"/>break;</text:p>
          </table:table-cell>
          <table:table-cell table:number-columns-repeated="6"/>
          <table:table-cell table:formula="of:=&quot;    void                Dspch&quot;&amp;[.E132]&amp;&quot;(ViewMsg *i_msg);&quot;" office:value-type="string" office:string-value="    void                DspchAcAuto(ViewMsg *i_msg);" calcext:value-type="string">
            <text:p><text:s text:c="4"/>void <text:s text:c="15"/>DspchAcAuto(ViewMsg *i_msg);</text:p>
          </table:table-cell>
          <table:table-cell table:number-columns-repeated="4"/>
          <table:table-cell table:formula="of:=&quot;void    MsgUp::Dspch&quot;&amp;[.E132]&amp;&quot;(ViewMsg *i_msg) {$  return;$  }&quot;" office:value-type="string" office:string-value="void    MsgUp::DspchAcAuto(ViewMsg *i_msg) {$  return;$  }" calcext:value-type="string">
            <text:p>void <text:s text:c="3"/>MsgUp::DspchAcAuto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EVM_AC_VVFS</text:p>
          </table:table-cell>
          <table:table-cell table:formula="of:=&quot;            &quot;&amp;[.B133]&amp;&quot;,&quot;" office:value-type="string" office:string-value="            EVM_AC_VVFS," calcext:value-type="string">
            <text:p><text:s text:c="12"/>EVM_AC_VVFS,</text:p>
          </table:table-cell>
          <table:table-cell/>
          <table:table-cell table:style-name="Default" table:formula="of:=MID([.B133];5;1)&amp;LOWER(MID([.B133];6;1))&amp;MID([.B133];8;1)&amp;LOWER(MID([.B133];9;100))" office:value-type="string" office:string-value="AcVvfs" calcext:value-type="string">
            <text:p>AcVvfs</text:p>
          </table:table-cell>
          <table:table-cell table:formula="of:=&quot;    case &quot;&amp;[.B133]&amp;&quot;:$      Dspch&quot;&amp;[.E133]&amp;&quot;();$      break;&quot;" office:value-type="string" office:string-value="    case EVM_AC_VVFS:$      DspchAcVvfs();$      break;" calcext:value-type="string">
            <text:p><text:s text:c="4"/>case EVM_AC_VVFS:$ <text:s text:c="5"/>DspchAcVvfs();$ <text:s text:c="5"/>break;</text:p>
          </table:table-cell>
          <table:table-cell table:number-columns-repeated="6"/>
          <table:table-cell table:formula="of:=&quot;    void                Dspch&quot;&amp;[.E133]&amp;&quot;(ViewMsg *i_msg);&quot;" office:value-type="string" office:string-value="    void                DspchAcVvfs(ViewMsg *i_msg);" calcext:value-type="string">
            <text:p><text:s text:c="4"/>void <text:s text:c="15"/>DspchAcVvfs(ViewMsg *i_msg);</text:p>
          </table:table-cell>
          <table:table-cell table:number-columns-repeated="4"/>
          <table:table-cell table:formula="of:=&quot;void    MsgUp::Dspch&quot;&amp;[.E133]&amp;&quot;(ViewMsg *i_msg) {$  return;$  }&quot;" office:value-type="string" office:string-value="void    MsgUp::DspchAcVvfs(ViewMsg *i_msg) {$  return;$  }" calcext:value-type="string">
            <text:p>void <text:s text:c="3"/>MsgUp::DspchAcVvf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VM_AC_SMVX</text:p>
          </table:table-cell>
          <table:table-cell table:formula="of:=&quot;            &quot;&amp;[.B134]&amp;&quot;,&quot;" office:value-type="string" office:string-value="            EVM_AC_SMVX," calcext:value-type="string">
            <text:p><text:s text:c="12"/>EVM_AC_SMVX,</text:p>
          </table:table-cell>
          <table:table-cell/>
          <table:table-cell table:style-name="Default" table:formula="of:=MID([.B134];5;1)&amp;LOWER(MID([.B134];6;1))&amp;MID([.B134];8;1)&amp;LOWER(MID([.B134];9;100))" office:value-type="string" office:string-value="AcSmvx" calcext:value-type="string">
            <text:p>AcSmvx</text:p>
          </table:table-cell>
          <table:table-cell table:formula="of:=&quot;    case &quot;&amp;[.B134]&amp;&quot;:$      Dspch&quot;&amp;[.E134]&amp;&quot;();$      break;&quot;" office:value-type="string" office:string-value="    case EVM_AC_SMVX:$      DspchAcSmvx();$      break;" calcext:value-type="string">
            <text:p><text:s text:c="4"/>case EVM_AC_SMVX:$ <text:s text:c="5"/>DspchAcSmvx();$ <text:s text:c="5"/>break;</text:p>
          </table:table-cell>
          <table:table-cell table:number-columns-repeated="6"/>
          <table:table-cell table:formula="of:=&quot;    void                Dspch&quot;&amp;[.E134]&amp;&quot;(ViewMsg *i_msg);&quot;" office:value-type="string" office:string-value="    void                DspchAcSmvx(ViewMsg *i_msg);" calcext:value-type="string">
            <text:p><text:s text:c="4"/>void <text:s text:c="15"/>DspchAcSmvx(ViewMsg *i_msg);</text:p>
          </table:table-cell>
          <table:table-cell table:number-columns-repeated="4"/>
          <table:table-cell table:formula="of:=&quot;void    MsgUp::Dspch&quot;&amp;[.E134]&amp;&quot;(ViewMsg *i_msg) {$  return;$  }&quot;" office:value-type="string" office:string-value="void    MsgUp::DspchAcSmvx(ViewMsg *i_msg) {$  return;$  }" calcext:value-type="string">
            <text:p>void <text:s text:c="3"/>MsgUp::DspchAcSm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EVM_AC_SMVD</text:p>
          </table:table-cell>
          <table:table-cell table:formula="of:=&quot;            &quot;&amp;[.B135]&amp;&quot;,&quot;" office:value-type="string" office:string-value="            EVM_AC_SMVD," calcext:value-type="string">
            <text:p><text:s text:c="12"/>EVM_AC_SMVD,</text:p>
          </table:table-cell>
          <table:table-cell/>
          <table:table-cell table:style-name="Default" table:formula="of:=MID([.B135];5;1)&amp;LOWER(MID([.B135];6;1))&amp;MID([.B135];8;1)&amp;LOWER(MID([.B135];9;100))" office:value-type="string" office:string-value="AcSmvd" calcext:value-type="string">
            <text:p>AcSmvd</text:p>
          </table:table-cell>
          <table:table-cell table:formula="of:=&quot;    case &quot;&amp;[.B135]&amp;&quot;:$      Dspch&quot;&amp;[.E135]&amp;&quot;();$      break;&quot;" office:value-type="string" office:string-value="    case EVM_AC_SMVD:$      DspchAcSmvd();$      break;" calcext:value-type="string">
            <text:p><text:s text:c="4"/>case EVM_AC_SMVD:$ <text:s text:c="5"/>DspchAcSmvd();$ <text:s text:c="5"/>break;</text:p>
          </table:table-cell>
          <table:table-cell table:number-columns-repeated="6"/>
          <table:table-cell table:formula="of:=&quot;    void                Dspch&quot;&amp;[.E135]&amp;&quot;(ViewMsg *i_msg);&quot;" office:value-type="string" office:string-value="    void                DspchAcSmvd(ViewMsg *i_msg);" calcext:value-type="string">
            <text:p><text:s text:c="4"/>void <text:s text:c="15"/>DspchAcSmvd(ViewMsg *i_msg);</text:p>
          </table:table-cell>
          <table:table-cell table:number-columns-repeated="4"/>
          <table:table-cell table:formula="of:=&quot;void    MsgUp::Dspch&quot;&amp;[.E135]&amp;&quot;(ViewMsg *i_msg) {$  return;$  }&quot;" office:value-type="string" office:string-value="void    MsgUp::DspchAcSmvd(ViewMsg *i_msg) {$  return;$  }" calcext:value-type="string">
            <text:p>void <text:s text:c="3"/>MsgUp::DspchAcSm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EVM_AC_SMVS</text:p>
          </table:table-cell>
          <table:table-cell table:formula="of:=&quot;            &quot;&amp;[.B136]&amp;&quot;,&quot;" office:value-type="string" office:string-value="            EVM_AC_SMVS," calcext:value-type="string">
            <text:p><text:s text:c="12"/>EVM_AC_SMVS,</text:p>
          </table:table-cell>
          <table:table-cell/>
          <table:table-cell table:style-name="Default" table:formula="of:=MID([.B136];5;1)&amp;LOWER(MID([.B136];6;1))&amp;MID([.B136];8;1)&amp;LOWER(MID([.B136];9;100))" office:value-type="string" office:string-value="AcSmvs" calcext:value-type="string">
            <text:p>AcSmvs</text:p>
          </table:table-cell>
          <table:table-cell table:formula="of:=&quot;    case &quot;&amp;[.B136]&amp;&quot;:$      Dspch&quot;&amp;[.E136]&amp;&quot;();$      break;&quot;" office:value-type="string" office:string-value="    case EVM_AC_SMVS:$      DspchAcSmvs();$      break;" calcext:value-type="string">
            <text:p><text:s text:c="4"/>case EVM_AC_SMVS:$ <text:s text:c="5"/>DspchAcSmvs();$ <text:s text:c="5"/>break;</text:p>
          </table:table-cell>
          <table:table-cell table:number-columns-repeated="6"/>
          <table:table-cell table:formula="of:=&quot;    void                Dspch&quot;&amp;[.E136]&amp;&quot;(ViewMsg *i_msg);&quot;" office:value-type="string" office:string-value="    void                DspchAcSmvs(ViewMsg *i_msg);" calcext:value-type="string">
            <text:p><text:s text:c="4"/>void <text:s text:c="15"/>DspchAcSmvs(ViewMsg *i_msg);</text:p>
          </table:table-cell>
          <table:table-cell table:number-columns-repeated="4"/>
          <table:table-cell table:formula="of:=&quot;void    MsgUp::Dspch&quot;&amp;[.E136]&amp;&quot;(ViewMsg *i_msg) {$  return;$  }&quot;" office:value-type="string" office:string-value="void    MsgUp::DspchAcSmvs(ViewMsg *i_msg) {$  return;$  }" calcext:value-type="string">
            <text:p>void <text:s text:c="3"/>MsgUp::DspchAcSm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EVM_AC_FSVX</text:p>
          </table:table-cell>
          <table:table-cell table:formula="of:=&quot;            &quot;&amp;[.B137]&amp;&quot;,&quot;" office:value-type="string" office:string-value="            EVM_AC_FSVX," calcext:value-type="string">
            <text:p><text:s text:c="12"/>EVM_AC_FSVX,</text:p>
          </table:table-cell>
          <table:table-cell/>
          <table:table-cell table:style-name="Default" table:formula="of:=MID([.B137];5;1)&amp;LOWER(MID([.B137];6;1))&amp;MID([.B137];8;1)&amp;LOWER(MID([.B137];9;100))" office:value-type="string" office:string-value="AcFsvx" calcext:value-type="string">
            <text:p>AcFsvx</text:p>
          </table:table-cell>
          <table:table-cell table:formula="of:=&quot;    case &quot;&amp;[.B137]&amp;&quot;:$      Dspch&quot;&amp;[.E137]&amp;&quot;();$      break;&quot;" office:value-type="string" office:string-value="    case EVM_AC_FSVX:$      DspchAcFsvx();$      break;" calcext:value-type="string">
            <text:p><text:s text:c="4"/>case EVM_AC_FSVX:$ <text:s text:c="5"/>DspchAcFsvx();$ <text:s text:c="5"/>break;</text:p>
          </table:table-cell>
          <table:table-cell table:number-columns-repeated="6"/>
          <table:table-cell table:formula="of:=&quot;    void                Dspch&quot;&amp;[.E137]&amp;&quot;(ViewMsg *i_msg);&quot;" office:value-type="string" office:string-value="    void                DspchAcFsvx(ViewMsg *i_msg);" calcext:value-type="string">
            <text:p><text:s text:c="4"/>void <text:s text:c="15"/>DspchAcFsvx(ViewMsg *i_msg);</text:p>
          </table:table-cell>
          <table:table-cell table:number-columns-repeated="4"/>
          <table:table-cell table:formula="of:=&quot;void    MsgUp::Dspch&quot;&amp;[.E137]&amp;&quot;(ViewMsg *i_msg) {$  return;$  }&quot;" office:value-type="string" office:string-value="void    MsgUp::DspchAcFsvx(ViewMsg *i_msg) {$  return;$  }" calcext:value-type="string">
            <text:p>void <text:s text:c="3"/>MsgUp::DspchAcFs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EVM_AC_FSVD</text:p>
          </table:table-cell>
          <table:table-cell table:formula="of:=&quot;            &quot;&amp;[.B138]&amp;&quot;,&quot;" office:value-type="string" office:string-value="            EVM_AC_FSVD," calcext:value-type="string">
            <text:p><text:s text:c="12"/>EVM_AC_FSVD,</text:p>
          </table:table-cell>
          <table:table-cell/>
          <table:table-cell table:style-name="Default" table:formula="of:=MID([.B138];5;1)&amp;LOWER(MID([.B138];6;1))&amp;MID([.B138];8;1)&amp;LOWER(MID([.B138];9;100))" office:value-type="string" office:string-value="AcFsvd" calcext:value-type="string">
            <text:p>AcFsvd</text:p>
          </table:table-cell>
          <table:table-cell table:formula="of:=&quot;    case &quot;&amp;[.B138]&amp;&quot;:$      Dspch&quot;&amp;[.E138]&amp;&quot;();$      break;&quot;" office:value-type="string" office:string-value="    case EVM_AC_FSVD:$      DspchAcFsvd();$      break;" calcext:value-type="string">
            <text:p><text:s text:c="4"/>case EVM_AC_FSVD:$ <text:s text:c="5"/>DspchAcFsvd();$ <text:s text:c="5"/>break;</text:p>
          </table:table-cell>
          <table:table-cell table:number-columns-repeated="6"/>
          <table:table-cell table:formula="of:=&quot;    void                Dspch&quot;&amp;[.E138]&amp;&quot;(ViewMsg *i_msg);&quot;" office:value-type="string" office:string-value="    void                DspchAcFsvd(ViewMsg *i_msg);" calcext:value-type="string">
            <text:p><text:s text:c="4"/>void <text:s text:c="15"/>DspchAcFsvd(ViewMsg *i_msg);</text:p>
          </table:table-cell>
          <table:table-cell table:number-columns-repeated="4"/>
          <table:table-cell table:formula="of:=&quot;void    MsgUp::Dspch&quot;&amp;[.E138]&amp;&quot;(ViewMsg *i_msg) {$  return;$  }&quot;" office:value-type="string" office:string-value="void    MsgUp::DspchAcFsvd(ViewMsg *i_msg) {$  return;$  }" calcext:value-type="string">
            <text:p>void <text:s text:c="3"/>MsgUp::DspchAcFs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EVM_AC_FSVS</text:p>
          </table:table-cell>
          <table:table-cell table:formula="of:=&quot;            &quot;&amp;[.B139]&amp;&quot;,&quot;" office:value-type="string" office:string-value="            EVM_AC_FSVS," calcext:value-type="string">
            <text:p><text:s text:c="12"/>EVM_AC_FSVS,</text:p>
          </table:table-cell>
          <table:table-cell/>
          <table:table-cell table:style-name="Default" table:formula="of:=MID([.B139];5;1)&amp;LOWER(MID([.B139];6;1))&amp;MID([.B139];8;1)&amp;LOWER(MID([.B139];9;100))" office:value-type="string" office:string-value="AcFsvs" calcext:value-type="string">
            <text:p>AcFsvs</text:p>
          </table:table-cell>
          <table:table-cell table:formula="of:=&quot;    case &quot;&amp;[.B139]&amp;&quot;:$      Dspch&quot;&amp;[.E139]&amp;&quot;();$      break;&quot;" office:value-type="string" office:string-value="    case EVM_AC_FSVS:$      DspchAcFsvs();$      break;" calcext:value-type="string">
            <text:p><text:s text:c="4"/>case EVM_AC_FSVS:$ <text:s text:c="5"/>DspchAcFsvs();$ <text:s text:c="5"/>break;</text:p>
          </table:table-cell>
          <table:table-cell table:number-columns-repeated="6"/>
          <table:table-cell table:formula="of:=&quot;    void                Dspch&quot;&amp;[.E139]&amp;&quot;(ViewMsg *i_msg);&quot;" office:value-type="string" office:string-value="    void                DspchAcFsvs(ViewMsg *i_msg);" calcext:value-type="string">
            <text:p><text:s text:c="4"/>void <text:s text:c="15"/>DspchAcFsvs(ViewMsg *i_msg);</text:p>
          </table:table-cell>
          <table:table-cell table:number-columns-repeated="4"/>
          <table:table-cell table:formula="of:=&quot;void    MsgUp::Dspch&quot;&amp;[.E139]&amp;&quot;(ViewMsg *i_msg) {$  return;$  }&quot;" office:value-type="string" office:string-value="void    MsgUp::DspchAcFsvs(ViewMsg *i_msg) {$  return;$  }" calcext:value-type="string">
            <text:p>void <text:s text:c="3"/>MsgUp::DspchAcFs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EVM_AC_VOVX</text:p>
          </table:table-cell>
          <table:table-cell table:formula="of:=&quot;            &quot;&amp;[.B140]&amp;&quot;,&quot;" office:value-type="string" office:string-value="            EVM_AC_VOVX," calcext:value-type="string">
            <text:p><text:s text:c="12"/>EVM_AC_VOVX,</text:p>
          </table:table-cell>
          <table:table-cell/>
          <table:table-cell table:style-name="Default" table:formula="of:=MID([.B140];5;1)&amp;LOWER(MID([.B140];6;1))&amp;MID([.B140];8;1)&amp;LOWER(MID([.B140];9;100))" office:value-type="string" office:string-value="AcVovx" calcext:value-type="string">
            <text:p>AcVovx</text:p>
          </table:table-cell>
          <table:table-cell table:formula="of:=&quot;    case &quot;&amp;[.B140]&amp;&quot;:$      Dspch&quot;&amp;[.E140]&amp;&quot;();$      break;&quot;" office:value-type="string" office:string-value="    case EVM_AC_VOVX:$      DspchAcVovx();$      break;" calcext:value-type="string">
            <text:p><text:s text:c="4"/>case EVM_AC_VOVX:$ <text:s text:c="5"/>DspchAcVovx();$ <text:s text:c="5"/>break;</text:p>
          </table:table-cell>
          <table:table-cell table:number-columns-repeated="6"/>
          <table:table-cell table:formula="of:=&quot;    void                Dspch&quot;&amp;[.E140]&amp;&quot;(ViewMsg *i_msg);&quot;" office:value-type="string" office:string-value="    void                DspchAcVovx(ViewMsg *i_msg);" calcext:value-type="string">
            <text:p><text:s text:c="4"/>void <text:s text:c="15"/>DspchAcVovx(ViewMsg *i_msg);</text:p>
          </table:table-cell>
          <table:table-cell table:number-columns-repeated="4"/>
          <table:table-cell table:formula="of:=&quot;void    MsgUp::Dspch&quot;&amp;[.E140]&amp;&quot;(ViewMsg *i_msg) {$  return;$  }&quot;" office:value-type="string" office:string-value="void    MsgUp::DspchAcVovx(ViewMsg *i_msg) {$  return;$  }" calcext:value-type="string">
            <text:p>void <text:s text:c="3"/>MsgUp::DspchAcVo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EVM_AC_VOVD</text:p>
          </table:table-cell>
          <table:table-cell table:formula="of:=&quot;            &quot;&amp;[.B141]&amp;&quot;,&quot;" office:value-type="string" office:string-value="            EVM_AC_VOVD," calcext:value-type="string">
            <text:p><text:s text:c="12"/>EVM_AC_VOVD,</text:p>
          </table:table-cell>
          <table:table-cell/>
          <table:table-cell table:style-name="Default" table:formula="of:=MID([.B141];5;1)&amp;LOWER(MID([.B141];6;1))&amp;MID([.B141];8;1)&amp;LOWER(MID([.B141];9;100))" office:value-type="string" office:string-value="AcVovd" calcext:value-type="string">
            <text:p>AcVovd</text:p>
          </table:table-cell>
          <table:table-cell table:formula="of:=&quot;    case &quot;&amp;[.B141]&amp;&quot;:$      Dspch&quot;&amp;[.E141]&amp;&quot;();$      break;&quot;" office:value-type="string" office:string-value="    case EVM_AC_VOVD:$      DspchAcVovd();$      break;" calcext:value-type="string">
            <text:p><text:s text:c="4"/>case EVM_AC_VOVD:$ <text:s text:c="5"/>DspchAcVovd();$ <text:s text:c="5"/>break;</text:p>
          </table:table-cell>
          <table:table-cell table:number-columns-repeated="6"/>
          <table:table-cell table:formula="of:=&quot;    void                Dspch&quot;&amp;[.E141]&amp;&quot;(ViewMsg *i_msg);&quot;" office:value-type="string" office:string-value="    void                DspchAcVovd(ViewMsg *i_msg);" calcext:value-type="string">
            <text:p><text:s text:c="4"/>void <text:s text:c="15"/>DspchAcVovd(ViewMsg *i_msg);</text:p>
          </table:table-cell>
          <table:table-cell table:number-columns-repeated="4"/>
          <table:table-cell table:formula="of:=&quot;void    MsgUp::Dspch&quot;&amp;[.E141]&amp;&quot;(ViewMsg *i_msg) {$  return;$  }&quot;" office:value-type="string" office:string-value="void    MsgUp::DspchAcVovd(ViewMsg *i_msg) {$  return;$  }" calcext:value-type="string">
            <text:p>void <text:s text:c="3"/>MsgUp::DspchAcVo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EVM_AC_VOVS</text:p>
          </table:table-cell>
          <table:table-cell table:formula="of:=&quot;            &quot;&amp;[.B142]&amp;&quot;,&quot;" office:value-type="string" office:string-value="            EVM_AC_VOVS," calcext:value-type="string">
            <text:p><text:s text:c="12"/>EVM_AC_VOVS,</text:p>
          </table:table-cell>
          <table:table-cell/>
          <table:table-cell table:style-name="Default" table:formula="of:=MID([.B142];5;1)&amp;LOWER(MID([.B142];6;1))&amp;MID([.B142];8;1)&amp;LOWER(MID([.B142];9;100))" office:value-type="string" office:string-value="AcVovs" calcext:value-type="string">
            <text:p>AcVovs</text:p>
          </table:table-cell>
          <table:table-cell table:formula="of:=&quot;    case &quot;&amp;[.B142]&amp;&quot;:$      Dspch&quot;&amp;[.E142]&amp;&quot;();$      break;&quot;" office:value-type="string" office:string-value="    case EVM_AC_VOVS:$      DspchAcVovs();$      break;" calcext:value-type="string">
            <text:p><text:s text:c="4"/>case EVM_AC_VOVS:$ <text:s text:c="5"/>DspchAcVovs();$ <text:s text:c="5"/>break;</text:p>
          </table:table-cell>
          <table:table-cell table:number-columns-repeated="6"/>
          <table:table-cell table:formula="of:=&quot;    void                Dspch&quot;&amp;[.E142]&amp;&quot;(ViewMsg *i_msg);&quot;" office:value-type="string" office:string-value="    void                DspchAcVovs(ViewMsg *i_msg);" calcext:value-type="string">
            <text:p><text:s text:c="4"/>void <text:s text:c="15"/>DspchAcVovs(ViewMsg *i_msg);</text:p>
          </table:table-cell>
          <table:table-cell table:number-columns-repeated="4"/>
          <table:table-cell table:formula="of:=&quot;void    MsgUp::Dspch&quot;&amp;[.E142]&amp;&quot;(ViewMsg *i_msg) {$  return;$  }&quot;" office:value-type="string" office:string-value="void    MsgUp::DspchAcVovs(ViewMsg *i_msg) {$  return;$  }" calcext:value-type="string">
            <text:p>void <text:s text:c="3"/>MsgUp::DspchAcVo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EVM_AC_SPEG</text:p>
          </table:table-cell>
          <table:table-cell table:formula="of:=&quot;            &quot;&amp;[.B143]&amp;&quot;,&quot;" office:value-type="string" office:string-value="            EVM_AC_SPEG," calcext:value-type="string">
            <text:p><text:s text:c="12"/>EVM_AC_SPEG,</text:p>
          </table:table-cell>
          <table:table-cell/>
          <table:table-cell table:style-name="Default" table:formula="of:=MID([.B143];5;1)&amp;LOWER(MID([.B143];6;1))&amp;MID([.B143];8;1)&amp;LOWER(MID([.B143];9;100))" office:value-type="string" office:string-value="AcSpeg" calcext:value-type="string">
            <text:p>AcSpeg</text:p>
          </table:table-cell>
          <table:table-cell table:formula="of:=&quot;    case &quot;&amp;[.B143]&amp;&quot;:$      Dspch&quot;&amp;[.E143]&amp;&quot;();$      break;&quot;" office:value-type="string" office:string-value="    case EVM_AC_SPEG:$      DspchAcSpeg();$      break;" calcext:value-type="string">
            <text:p><text:s text:c="4"/>case EVM_AC_SPEG:$ <text:s text:c="5"/>DspchAcSpeg();$ <text:s text:c="5"/>break;</text:p>
          </table:table-cell>
          <table:table-cell table:number-columns-repeated="6"/>
          <table:table-cell table:formula="of:=&quot;    void                Dspch&quot;&amp;[.E143]&amp;&quot;(ViewMsg *i_msg);&quot;" office:value-type="string" office:string-value="    void                DspchAcSpeg(ViewMsg *i_msg);" calcext:value-type="string">
            <text:p><text:s text:c="4"/>void <text:s text:c="15"/>DspchAcSpeg(ViewMsg *i_msg);</text:p>
          </table:table-cell>
          <table:table-cell table:number-columns-repeated="4"/>
          <table:table-cell table:formula="of:=&quot;void    MsgUp::Dspch&quot;&amp;[.E143]&amp;&quot;(ViewMsg *i_msg) {$  return;$  }&quot;" office:value-type="string" office:string-value="void    MsgUp::DspchAcSpeg(ViewMsg *i_msg) {$  return;$  }" calcext:value-type="string">
            <text:p>void <text:s text:c="3"/>MsgUp::DspchAcSpe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EVM_AC_FPEG</text:p>
          </table:table-cell>
          <table:table-cell table:formula="of:=&quot;            &quot;&amp;[.B144]&amp;&quot;,&quot;" office:value-type="string" office:string-value="            EVM_AC_FPEG," calcext:value-type="string">
            <text:p><text:s text:c="12"/>EVM_AC_FPEG,</text:p>
          </table:table-cell>
          <table:table-cell/>
          <table:table-cell table:style-name="Default" table:formula="of:=MID([.B144];5;1)&amp;LOWER(MID([.B144];6;1))&amp;MID([.B144];8;1)&amp;LOWER(MID([.B144];9;100))" office:value-type="string" office:string-value="AcFpeg" calcext:value-type="string">
            <text:p>AcFpeg</text:p>
          </table:table-cell>
          <table:table-cell table:formula="of:=&quot;    case &quot;&amp;[.B144]&amp;&quot;:$      Dspch&quot;&amp;[.E144]&amp;&quot;();$      break;&quot;" office:value-type="string" office:string-value="    case EVM_AC_FPEG:$      DspchAcFpeg();$      break;" calcext:value-type="string">
            <text:p><text:s text:c="4"/>case EVM_AC_FPEG:$ <text:s text:c="5"/>DspchAcFpeg();$ <text:s text:c="5"/>break;</text:p>
          </table:table-cell>
          <table:table-cell table:number-columns-repeated="6"/>
          <table:table-cell table:formula="of:=&quot;    void                Dspch&quot;&amp;[.E144]&amp;&quot;(ViewMsg *i_msg);&quot;" office:value-type="string" office:string-value="    void                DspchAcFpeg(ViewMsg *i_msg);" calcext:value-type="string">
            <text:p><text:s text:c="4"/>void <text:s text:c="15"/>DspchAcFpeg(ViewMsg *i_msg);</text:p>
          </table:table-cell>
          <table:table-cell table:number-columns-repeated="4"/>
          <table:table-cell table:formula="of:=&quot;void    MsgUp::Dspch&quot;&amp;[.E144]&amp;&quot;(ViewMsg *i_msg) {$  return;$  }&quot;" office:value-type="string" office:string-value="void    MsgUp::DspchAcFpeg(ViewMsg *i_msg) {$  return;$  }" calcext:value-type="string">
            <text:p>void <text:s text:c="3"/>MsgUp::DspchAcFpe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EVM_AC_VPEG</text:p>
          </table:table-cell>
          <table:table-cell table:formula="of:=&quot;            &quot;&amp;[.B145]&amp;&quot;,&quot;" office:value-type="string" office:string-value="            EVM_AC_VPEG," calcext:value-type="string">
            <text:p><text:s text:c="12"/>EVM_AC_VPEG,</text:p>
          </table:table-cell>
          <table:table-cell/>
          <table:table-cell table:style-name="Default" table:formula="of:=MID([.B145];5;1)&amp;LOWER(MID([.B145];6;1))&amp;MID([.B145];8;1)&amp;LOWER(MID([.B145];9;100))" office:value-type="string" office:string-value="AcVpeg" calcext:value-type="string">
            <text:p>AcVpeg</text:p>
          </table:table-cell>
          <table:table-cell table:formula="of:=&quot;    case &quot;&amp;[.B145]&amp;&quot;:$      Dspch&quot;&amp;[.E145]&amp;&quot;();$      break;&quot;" office:value-type="string" office:string-value="    case EVM_AC_VPEG:$      DspchAcVpeg();$      break;" calcext:value-type="string">
            <text:p><text:s text:c="4"/>case EVM_AC_VPEG:$ <text:s text:c="5"/>DspchAcVpeg();$ <text:s text:c="5"/>break;</text:p>
          </table:table-cell>
          <table:table-cell table:number-columns-repeated="6"/>
          <table:table-cell table:formula="of:=&quot;    void                Dspch&quot;&amp;[.E145]&amp;&quot;(ViewMsg *i_msg);&quot;" office:value-type="string" office:string-value="    void                DspchAcVpeg(ViewMsg *i_msg);" calcext:value-type="string">
            <text:p><text:s text:c="4"/>void <text:s text:c="15"/>DspchAcVpeg(ViewMsg *i_msg);</text:p>
          </table:table-cell>
          <table:table-cell table:number-columns-repeated="4"/>
          <table:table-cell table:formula="of:=&quot;void    MsgUp::Dspch&quot;&amp;[.E145]&amp;&quot;(ViewMsg *i_msg) {$  return;$  }&quot;" office:value-type="string" office:string-value="void    MsgUp::DspchAcVpeg(ViewMsg *i_msg) {$  return;$  }" calcext:value-type="string">
            <text:p>void <text:s text:c="3"/>MsgUp::DspchAcVpe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EVM_AC_ALPG</text:p>
          </table:table-cell>
          <table:table-cell table:formula="of:=&quot;            &quot;&amp;[.B146]&amp;&quot;,&quot;" office:value-type="string" office:string-value="            EVM_AC_ALPG," calcext:value-type="string">
            <text:p><text:s text:c="12"/>EVM_AC_ALPG,</text:p>
          </table:table-cell>
          <table:table-cell/>
          <table:table-cell table:style-name="Default" table:formula="of:=MID([.B146];5;1)&amp;LOWER(MID([.B146];6;1))&amp;MID([.B146];8;1)&amp;LOWER(MID([.B146];9;100))" office:value-type="string" office:string-value="AcAlpg" calcext:value-type="string">
            <text:p>AcAlpg</text:p>
          </table:table-cell>
          <table:table-cell table:formula="of:=&quot;    case &quot;&amp;[.B146]&amp;&quot;:$      Dspch&quot;&amp;[.E146]&amp;&quot;();$      break;&quot;" office:value-type="string" office:string-value="    case EVM_AC_ALPG:$      DspchAcAlpg();$      break;" calcext:value-type="string">
            <text:p><text:s text:c="4"/>case EVM_AC_ALPG:$ <text:s text:c="5"/>DspchAcAlpg();$ <text:s text:c="5"/>break;</text:p>
          </table:table-cell>
          <table:table-cell table:number-columns-repeated="6"/>
          <table:table-cell table:formula="of:=&quot;    void                Dspch&quot;&amp;[.E146]&amp;&quot;(ViewMsg *i_msg);&quot;" office:value-type="string" office:string-value="    void                DspchAcAlpg(ViewMsg *i_msg);" calcext:value-type="string">
            <text:p><text:s text:c="4"/>void <text:s text:c="15"/>DspchAcAlpg(ViewMsg *i_msg);</text:p>
          </table:table-cell>
          <table:table-cell table:number-columns-repeated="4"/>
          <table:table-cell table:formula="of:=&quot;void    MsgUp::Dspch&quot;&amp;[.E146]&amp;&quot;(ViewMsg *i_msg) {$  return;$  }&quot;" office:value-type="string" office:string-value="void    MsgUp::DspchAcAlpg(ViewMsg *i_msg) {$  return;$  }" calcext:value-type="string">
            <text:p>void <text:s text:c="3"/>MsgUp::DspchAcAlp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EVM_AC_CHSL</text:p>
          </table:table-cell>
          <table:table-cell table:formula="of:=&quot;            &quot;&amp;[.B147]&amp;&quot;,&quot;" office:value-type="string" office:string-value="            EVM_AC_CHSL," calcext:value-type="string">
            <text:p><text:s text:c="12"/>EVM_AC_CHSL,</text:p>
          </table:table-cell>
          <table:table-cell/>
          <table:table-cell table:style-name="Default" table:formula="of:=MID([.B147];5;1)&amp;LOWER(MID([.B147];6;1))&amp;MID([.B147];8;1)&amp;LOWER(MID([.B147];9;100))" office:value-type="string" office:string-value="AcChsl" calcext:value-type="string">
            <text:p>AcChsl</text:p>
          </table:table-cell>
          <table:table-cell table:formula="of:=&quot;    case &quot;&amp;[.B147]&amp;&quot;:$      Dspch&quot;&amp;[.E147]&amp;&quot;();$      break;&quot;" office:value-type="string" office:string-value="    case EVM_AC_CHSL:$      DspchAcChsl();$      break;" calcext:value-type="string">
            <text:p><text:s text:c="4"/>case EVM_AC_CHSL:$ <text:s text:c="5"/>DspchAcChsl();$ <text:s text:c="5"/>break;</text:p>
          </table:table-cell>
          <table:table-cell table:number-columns-repeated="6"/>
          <table:table-cell table:formula="of:=&quot;    void                Dspch&quot;&amp;[.E147]&amp;&quot;(ViewMsg *i_msg);&quot;" office:value-type="string" office:string-value="    void                DspchAcChsl(ViewMsg *i_msg);" calcext:value-type="string">
            <text:p><text:s text:c="4"/>void <text:s text:c="15"/>DspchAcChsl(ViewMsg *i_msg);</text:p>
          </table:table-cell>
          <table:table-cell table:number-columns-repeated="4"/>
          <table:table-cell table:formula="of:=&quot;void    MsgUp::Dspch&quot;&amp;[.E147]&amp;&quot;(ViewMsg *i_msg) {$  return;$  }&quot;" office:value-type="string" office:string-value="void    MsgUp::DspchAcChsl(ViewMsg *i_msg) {$  return;$  }" calcext:value-type="string">
            <text:p>void <text:s text:c="3"/>MsgUp::DspchAcChsl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EVM_AC_CHCO</text:p>
          </table:table-cell>
          <table:table-cell table:formula="of:=&quot;            &quot;&amp;[.B148]&amp;&quot;,&quot;" office:value-type="string" office:string-value="            EVM_AC_CHCO," calcext:value-type="string">
            <text:p><text:s text:c="12"/>EVM_AC_CHCO,</text:p>
          </table:table-cell>
          <table:table-cell/>
          <table:table-cell table:style-name="Default" table:formula="of:=MID([.B148];5;1)&amp;LOWER(MID([.B148];6;1))&amp;MID([.B148];8;1)&amp;LOWER(MID([.B148];9;100))" office:value-type="string" office:string-value="AcChco" calcext:value-type="string">
            <text:p>AcChco</text:p>
          </table:table-cell>
          <table:table-cell table:formula="of:=&quot;    case &quot;&amp;[.B148]&amp;&quot;:$      Dspch&quot;&amp;[.E148]&amp;&quot;();$      break;&quot;" office:value-type="string" office:string-value="    case EVM_AC_CHCO:$      DspchAcChco();$      break;" calcext:value-type="string">
            <text:p><text:s text:c="4"/>case EVM_AC_CHCO:$ <text:s text:c="5"/>DspchAcChco();$ <text:s text:c="5"/>break;</text:p>
          </table:table-cell>
          <table:table-cell table:number-columns-repeated="6"/>
          <table:table-cell table:formula="of:=&quot;    void                Dspch&quot;&amp;[.E148]&amp;&quot;(ViewMsg *i_msg);&quot;" office:value-type="string" office:string-value="    void                DspchAcChco(ViewMsg *i_msg);" calcext:value-type="string">
            <text:p><text:s text:c="4"/>void <text:s text:c="15"/>DspchAcChco(ViewMsg *i_msg);</text:p>
          </table:table-cell>
          <table:table-cell table:number-columns-repeated="4"/>
          <table:table-cell table:formula="of:=&quot;void    MsgUp::Dspch&quot;&amp;[.E148]&amp;&quot;(ViewMsg *i_msg) {$  return;$  }&quot;" office:value-type="string" office:string-value="void    MsgUp::DspchAcChco(ViewMsg *i_msg) {$  return;$  }" calcext:value-type="string">
            <text:p>void <text:s text:c="3"/>MsgUp::DspchAcChco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EVM_AC_CHEN</text:p>
          </table:table-cell>
          <table:table-cell table:formula="of:=&quot;            &quot;&amp;[.B149]&amp;&quot;,&quot;" office:value-type="string" office:string-value="            EVM_AC_CHEN," calcext:value-type="string">
            <text:p><text:s text:c="12"/>EVM_AC_CHEN,</text:p>
          </table:table-cell>
          <table:table-cell/>
          <table:table-cell table:style-name="Default" table:formula="of:=MID([.B149];5;1)&amp;LOWER(MID([.B149];6;1))&amp;MID([.B149];8;1)&amp;LOWER(MID([.B149];9;100))" office:value-type="string" office:string-value="AcChen" calcext:value-type="string">
            <text:p>AcChen</text:p>
          </table:table-cell>
          <table:table-cell table:formula="of:=&quot;    case &quot;&amp;[.B149]&amp;&quot;:$      Dspch&quot;&amp;[.E149]&amp;&quot;();$      break;&quot;" office:value-type="string" office:string-value="    case EVM_AC_CHEN:$      DspchAcChen();$      break;" calcext:value-type="string">
            <text:p><text:s text:c="4"/>case EVM_AC_CHEN:$ <text:s text:c="5"/>DspchAcChen();$ <text:s text:c="5"/>break;</text:p>
          </table:table-cell>
          <table:table-cell table:number-columns-repeated="6"/>
          <table:table-cell table:formula="of:=&quot;    void                Dspch&quot;&amp;[.E149]&amp;&quot;(ViewMsg *i_msg);&quot;" office:value-type="string" office:string-value="    void                DspchAcChen(ViewMsg *i_msg);" calcext:value-type="string">
            <text:p><text:s text:c="4"/>void <text:s text:c="15"/>DspchAcChen(ViewMsg *i_msg);</text:p>
          </table:table-cell>
          <table:table-cell table:number-columns-repeated="4"/>
          <table:table-cell table:formula="of:=&quot;void    MsgUp::Dspch&quot;&amp;[.E149]&amp;&quot;(ViewMsg *i_msg) {$  return;$  }&quot;" office:value-type="string" office:string-value="void    MsgUp::DspchAcChen(ViewMsg *i_msg) {$  return;$  }" calcext:value-type="string">
            <text:p>void <text:s text:c="3"/>MsgUp::DspchAcChe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EVM_SR_SCTP</text:p>
          </table:table-cell>
          <table:table-cell table:formula="of:=&quot;            &quot;&amp;[.B150]&amp;&quot;,&quot;" office:value-type="string" office:string-value="            EVM_SR_SCTP," calcext:value-type="string">
            <text:p><text:s text:c="12"/>EVM_SR_SCTP,</text:p>
          </table:table-cell>
          <table:table-cell/>
          <table:table-cell table:style-name="Default" table:formula="of:=MID([.B150];5;1)&amp;LOWER(MID([.B150];6;1))&amp;MID([.B150];8;1)&amp;LOWER(MID([.B150];9;100))" office:value-type="string" office:string-value="SrSctp" calcext:value-type="string">
            <text:p>SrSctp</text:p>
          </table:table-cell>
          <table:table-cell table:formula="of:=&quot;    case &quot;&amp;[.B150]&amp;&quot;:$      Dspch&quot;&amp;[.E150]&amp;&quot;();$      break;&quot;" office:value-type="string" office:string-value="    case EVM_SR_SCTP:$      DspchSrSctp();$      break;" calcext:value-type="string">
            <text:p><text:s text:c="4"/>case EVM_SR_SCTP:$ <text:s text:c="5"/>DspchSrSctp();$ <text:s text:c="5"/>break;</text:p>
          </table:table-cell>
          <table:table-cell table:number-columns-repeated="6"/>
          <table:table-cell table:formula="of:=&quot;    void                Dspch&quot;&amp;[.E150]&amp;&quot;(ViewMsg *i_msg);&quot;" office:value-type="string" office:string-value="    void                DspchSrSctp(ViewMsg *i_msg);" calcext:value-type="string">
            <text:p><text:s text:c="4"/>void <text:s text:c="15"/>DspchSrSctp(ViewMsg *i_msg);</text:p>
          </table:table-cell>
          <table:table-cell table:number-columns-repeated="4"/>
          <table:table-cell table:formula="of:=&quot;void    MsgUp::Dspch&quot;&amp;[.E150]&amp;&quot;(ViewMsg *i_msg) {$  return;$  }&quot;" office:value-type="string" office:string-value="void    MsgUp::DspchSrSctp(ViewMsg *i_msg) {$  return;$  }" calcext:value-type="string">
            <text:p>void <text:s text:c="3"/>MsgUp::DspchSrSctp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EVM_SR_SCBT</text:p>
          </table:table-cell>
          <table:table-cell table:formula="of:=&quot;            &quot;&amp;[.B151]&amp;&quot;,&quot;" office:value-type="string" office:string-value="            EVM_SR_SCBT," calcext:value-type="string">
            <text:p><text:s text:c="12"/>EVM_SR_SCBT,</text:p>
          </table:table-cell>
          <table:table-cell/>
          <table:table-cell table:style-name="Default" table:formula="of:=MID([.B151];5;1)&amp;LOWER(MID([.B151];6;1))&amp;MID([.B151];8;1)&amp;LOWER(MID([.B151];9;100))" office:value-type="string" office:string-value="SrScbt" calcext:value-type="string">
            <text:p>SrScbt</text:p>
          </table:table-cell>
          <table:table-cell table:formula="of:=&quot;    case &quot;&amp;[.B151]&amp;&quot;:$      Dspch&quot;&amp;[.E151]&amp;&quot;();$      break;&quot;" office:value-type="string" office:string-value="    case EVM_SR_SCBT:$      DspchSrScbt();$      break;" calcext:value-type="string">
            <text:p><text:s text:c="4"/>case EVM_SR_SCBT:$ <text:s text:c="5"/>DspchSrScbt();$ <text:s text:c="5"/>break;</text:p>
          </table:table-cell>
          <table:table-cell table:number-columns-repeated="6"/>
          <table:table-cell table:formula="of:=&quot;    void                Dspch&quot;&amp;[.E151]&amp;&quot;(ViewMsg *i_msg);&quot;" office:value-type="string" office:string-value="    void                DspchSrScbt(ViewMsg *i_msg);" calcext:value-type="string">
            <text:p><text:s text:c="4"/>void <text:s text:c="15"/>DspchSrScbt(ViewMsg *i_msg);</text:p>
          </table:table-cell>
          <table:table-cell table:number-columns-repeated="4"/>
          <table:table-cell table:formula="of:=&quot;void    MsgUp::Dspch&quot;&amp;[.E151]&amp;&quot;(ViewMsg *i_msg) {$  return;$  }&quot;" office:value-type="string" office:string-value="void    MsgUp::DspchSrScbt(ViewMsg *i_msg) {$  return;$  }" calcext:value-type="string">
            <text:p>void <text:s text:c="3"/>MsgUp::DspchSrScb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EVM_SR_SCLF</text:p>
          </table:table-cell>
          <table:table-cell table:formula="of:=&quot;            &quot;&amp;[.B152]&amp;&quot;,&quot;" office:value-type="string" office:string-value="            EVM_SR_SCLF," calcext:value-type="string">
            <text:p><text:s text:c="12"/>EVM_SR_SCLF,</text:p>
          </table:table-cell>
          <table:table-cell/>
          <table:table-cell table:style-name="Default" table:formula="of:=MID([.B152];5;1)&amp;LOWER(MID([.B152];6;1))&amp;MID([.B152];8;1)&amp;LOWER(MID([.B152];9;100))" office:value-type="string" office:string-value="SrSclf" calcext:value-type="string">
            <text:p>SrSclf</text:p>
          </table:table-cell>
          <table:table-cell table:formula="of:=&quot;    case &quot;&amp;[.B152]&amp;&quot;:$      Dspch&quot;&amp;[.E152]&amp;&quot;();$      break;&quot;" office:value-type="string" office:string-value="    case EVM_SR_SCLF:$      DspchSrSclf();$      break;" calcext:value-type="string">
            <text:p><text:s text:c="4"/>case EVM_SR_SCLF:$ <text:s text:c="5"/>DspchSrSclf();$ <text:s text:c="5"/>break;</text:p>
          </table:table-cell>
          <table:table-cell table:number-columns-repeated="6"/>
          <table:table-cell table:formula="of:=&quot;    void                Dspch&quot;&amp;[.E152]&amp;&quot;(ViewMsg *i_msg);&quot;" office:value-type="string" office:string-value="    void                DspchSrSclf(ViewMsg *i_msg);" calcext:value-type="string">
            <text:p><text:s text:c="4"/>void <text:s text:c="15"/>DspchSrSclf(ViewMsg *i_msg);</text:p>
          </table:table-cell>
          <table:table-cell table:number-columns-repeated="4"/>
          <table:table-cell table:formula="of:=&quot;void    MsgUp::Dspch&quot;&amp;[.E152]&amp;&quot;(ViewMsg *i_msg) {$  return;$  }&quot;" office:value-type="string" office:string-value="void    MsgUp::DspchSrSclf(ViewMsg *i_msg) {$  return;$  }" calcext:value-type="string">
            <text:p>void <text:s text:c="3"/>MsgUp::DspchSrSclf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EVM_SR_SCRT</text:p>
          </table:table-cell>
          <table:table-cell table:formula="of:=&quot;            &quot;&amp;[.B153]&amp;&quot;,&quot;" office:value-type="string" office:string-value="            EVM_SR_SCRT," calcext:value-type="string">
            <text:p><text:s text:c="12"/>EVM_SR_SCRT,</text:p>
          </table:table-cell>
          <table:table-cell/>
          <table:table-cell table:style-name="Default" table:formula="of:=MID([.B153];5;1)&amp;LOWER(MID([.B153];6;1))&amp;MID([.B153];8;1)&amp;LOWER(MID([.B153];9;100))" office:value-type="string" office:string-value="SrScrt" calcext:value-type="string">
            <text:p>SrScrt</text:p>
          </table:table-cell>
          <table:table-cell table:formula="of:=&quot;    case &quot;&amp;[.B153]&amp;&quot;:$      Dspch&quot;&amp;[.E153]&amp;&quot;();$      break;&quot;" office:value-type="string" office:string-value="    case EVM_SR_SCRT:$      DspchSrScrt();$      break;" calcext:value-type="string">
            <text:p><text:s text:c="4"/>case EVM_SR_SCRT:$ <text:s text:c="5"/>DspchSrScrt();$ <text:s text:c="5"/>break;</text:p>
          </table:table-cell>
          <table:table-cell table:number-columns-repeated="6"/>
          <table:table-cell table:formula="of:=&quot;    void                Dspch&quot;&amp;[.E153]&amp;&quot;(ViewMsg *i_msg);&quot;" office:value-type="string" office:string-value="    void                DspchSrScrt(ViewMsg *i_msg);" calcext:value-type="string">
            <text:p><text:s text:c="4"/>void <text:s text:c="15"/>DspchSrScrt(ViewMsg *i_msg);</text:p>
          </table:table-cell>
          <table:table-cell table:number-columns-repeated="4"/>
          <table:table-cell table:formula="of:=&quot;void    MsgUp::Dspch&quot;&amp;[.E153]&amp;&quot;(ViewMsg *i_msg) {$  return;$  }&quot;" office:value-type="string" office:string-value="void    MsgUp::DspchSrScrt(ViewMsg *i_msg) {$  return;$  }" calcext:value-type="string">
            <text:p>void <text:s text:c="3"/>MsgUp::DspchSrScr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EVM_SR_VSUN</text:p>
          </table:table-cell>
          <table:table-cell table:formula="of:=&quot;            &quot;&amp;[.B154]&amp;&quot;,&quot;" office:value-type="string" office:string-value="            EVM_SR_VSUN," calcext:value-type="string">
            <text:p><text:s text:c="12"/>EVM_SR_VSUN,</text:p>
          </table:table-cell>
          <table:table-cell/>
          <table:table-cell table:style-name="Default" table:formula="of:=MID([.B154];5;1)&amp;LOWER(MID([.B154];6;1))&amp;MID([.B154];8;1)&amp;LOWER(MID([.B154];9;100))" office:value-type="string" office:string-value="SrVsun" calcext:value-type="string">
            <text:p>SrVsun</text:p>
          </table:table-cell>
          <table:table-cell table:formula="of:=&quot;    case &quot;&amp;[.B154]&amp;&quot;:$      Dspch&quot;&amp;[.E154]&amp;&quot;();$      break;&quot;" office:value-type="string" office:string-value="    case EVM_SR_VSUN:$      DspchSrVsun();$      break;" calcext:value-type="string">
            <text:p><text:s text:c="4"/>case EVM_SR_VSUN:$ <text:s text:c="5"/>DspchSrVsun();$ <text:s text:c="5"/>break;</text:p>
          </table:table-cell>
          <table:table-cell table:number-columns-repeated="6"/>
          <table:table-cell table:formula="of:=&quot;    void                Dspch&quot;&amp;[.E154]&amp;&quot;(ViewMsg *i_msg);&quot;" office:value-type="string" office:string-value="    void                DspchSrVsun(ViewMsg *i_msg);" calcext:value-type="string">
            <text:p><text:s text:c="4"/>void <text:s text:c="15"/>DspchSrVsun(ViewMsg *i_msg);</text:p>
          </table:table-cell>
          <table:table-cell table:number-columns-repeated="4"/>
          <table:table-cell table:formula="of:=&quot;void    MsgUp::Dspch&quot;&amp;[.E154]&amp;&quot;(ViewMsg *i_msg) {$  return;$  }&quot;" office:value-type="string" office:string-value="void    MsgUp::DspchSrVsun(ViewMsg *i_msg) {$  return;$  }" calcext:value-type="string">
            <text:p>void <text:s text:c="3"/>MsgUp::DspchSrVsu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EVM_FC_FSMP</text:p>
          </table:table-cell>
          <table:table-cell table:formula="of:=&quot;            &quot;&amp;[.B155]&amp;&quot;,&quot;" office:value-type="string" office:string-value="            EVM_FC_FSMP," calcext:value-type="string">
            <text:p><text:s text:c="12"/>EVM_FC_FSMP,</text:p>
          </table:table-cell>
          <table:table-cell/>
          <table:table-cell table:style-name="Default" table:formula="of:=MID([.B155];5;1)&amp;LOWER(MID([.B155];6;1))&amp;MID([.B155];8;1)&amp;LOWER(MID([.B155];9;100))" office:value-type="string" office:string-value="FcFsmp" calcext:value-type="string">
            <text:p>FcFsmp</text:p>
          </table:table-cell>
          <table:table-cell table:formula="of:=&quot;    case &quot;&amp;[.B155]&amp;&quot;:$      Dspch&quot;&amp;[.E155]&amp;&quot;();$      break;&quot;" office:value-type="string" office:string-value="    case EVM_FC_FSMP:$      DspchFcFsmp();$      break;" calcext:value-type="string">
            <text:p><text:s text:c="4"/>case EVM_FC_FSMP:$ <text:s text:c="5"/>DspchFcFsmp();$ <text:s text:c="5"/>break;</text:p>
          </table:table-cell>
          <table:table-cell table:number-columns-repeated="6"/>
          <table:table-cell table:formula="of:=&quot;    void                Dspch&quot;&amp;[.E155]&amp;&quot;(ViewMsg *i_msg);&quot;" office:value-type="string" office:string-value="    void                DspchFcFsmp(ViewMsg *i_msg);" calcext:value-type="string">
            <text:p><text:s text:c="4"/>void <text:s text:c="15"/>DspchFcFsmp(ViewMsg *i_msg);</text:p>
          </table:table-cell>
          <table:table-cell table:number-columns-repeated="4"/>
          <table:table-cell table:formula="of:=&quot;void    MsgUp::Dspch&quot;&amp;[.E155]&amp;&quot;(ViewMsg *i_msg) {$  return;$  }&quot;" office:value-type="string" office:string-value="void    MsgUp::DspchFcFsmp(ViewMsg *i_msg) {$  return;$  }" calcext:value-type="string">
            <text:p>void <text:s text:c="3"/>MsgUp::DspchFcFsmp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EVM_FC_TRSH</text:p>
          </table:table-cell>
          <table:table-cell table:formula="of:=&quot;            &quot;&amp;[.B156]&amp;&quot;,&quot;" office:value-type="string" office:string-value="            EVM_FC_TRSH," calcext:value-type="string">
            <text:p><text:s text:c="12"/>EVM_FC_TRSH,</text:p>
          </table:table-cell>
          <table:table-cell/>
          <table:table-cell table:style-name="Default" table:formula="of:=MID([.B156];5;1)&amp;LOWER(MID([.B156];6;1))&amp;MID([.B156];8;1)&amp;LOWER(MID([.B156];9;100))" office:value-type="string" office:string-value="FcTrsh" calcext:value-type="string">
            <text:p>FcTrsh</text:p>
          </table:table-cell>
          <table:table-cell table:formula="of:=&quot;    case &quot;&amp;[.B156]&amp;&quot;:$      Dspch&quot;&amp;[.E156]&amp;&quot;();$      break;&quot;" office:value-type="string" office:string-value="    case EVM_FC_TRSH:$      DspchFcTrsh();$      break;" calcext:value-type="string">
            <text:p><text:s text:c="4"/>case EVM_FC_TRSH:$ <text:s text:c="5"/>DspchFcTrsh();$ <text:s text:c="5"/>break;</text:p>
          </table:table-cell>
          <table:table-cell table:number-columns-repeated="6"/>
          <table:table-cell table:formula="of:=&quot;    void                Dspch&quot;&amp;[.E156]&amp;&quot;(ViewMsg *i_msg);&quot;" office:value-type="string" office:string-value="    void                DspchFcTrsh(ViewMsg *i_msg);" calcext:value-type="string">
            <text:p><text:s text:c="4"/>void <text:s text:c="15"/>DspchFcTrsh(ViewMsg *i_msg);</text:p>
          </table:table-cell>
          <table:table-cell table:number-columns-repeated="4"/>
          <table:table-cell table:formula="of:=&quot;void    MsgUp::Dspch&quot;&amp;[.E156]&amp;&quot;(ViewMsg *i_msg) {$  return;$  }&quot;" office:value-type="string" office:string-value="void    MsgUp::DspchFcTrsh(ViewMsg *i_msg) {$  return;$  }" calcext:value-type="string">
            <text:p>void <text:s text:c="3"/>MsgUp::DspchFcTrsh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EVM_FC_FLOG</text:p>
          </table:table-cell>
          <table:table-cell table:formula="of:=&quot;            &quot;&amp;[.B157]&amp;&quot;,&quot;" office:value-type="string" office:string-value="            EVM_FC_FLOG," calcext:value-type="string">
            <text:p><text:s text:c="12"/>EVM_FC_FLOG,</text:p>
          </table:table-cell>
          <table:table-cell/>
          <table:table-cell table:style-name="Default" table:formula="of:=MID([.B157];5;1)&amp;LOWER(MID([.B157];6;1))&amp;MID([.B157];8;1)&amp;LOWER(MID([.B157];9;100))" office:value-type="string" office:string-value="FcFlog" calcext:value-type="string">
            <text:p>FcFlog</text:p>
          </table:table-cell>
          <table:table-cell table:formula="of:=&quot;    case &quot;&amp;[.B157]&amp;&quot;:$      Dspch&quot;&amp;[.E157]&amp;&quot;();$      break;&quot;" office:value-type="string" office:string-value="    case EVM_FC_FLOG:$      DspchFcFlog();$      break;" calcext:value-type="string">
            <text:p><text:s text:c="4"/>case EVM_FC_FLOG:$ <text:s text:c="5"/>DspchFcFlog();$ <text:s text:c="5"/>break;</text:p>
          </table:table-cell>
          <table:table-cell table:number-columns-repeated="6"/>
          <table:table-cell table:formula="of:=&quot;    void                Dspch&quot;&amp;[.E157]&amp;&quot;(ViewMsg *i_msg);&quot;" office:value-type="string" office:string-value="    void                DspchFcFlog(ViewMsg *i_msg);" calcext:value-type="string">
            <text:p><text:s text:c="4"/>void <text:s text:c="15"/>DspchFcFlog(ViewMsg *i_msg);</text:p>
          </table:table-cell>
          <table:table-cell table:number-columns-repeated="4"/>
          <table:table-cell table:formula="of:=&quot;void    MsgUp::Dspch&quot;&amp;[.E157]&amp;&quot;(ViewMsg *i_msg) {$  return;$  }&quot;" office:value-type="string" office:string-value="void    MsgUp::DspchFcFlog(ViewMsg *i_msg) {$  return;$  }" calcext:value-type="string">
            <text:p>void <text:s text:c="3"/>MsgUp::DspchFcFlo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EVM_FC_FLIN</text:p>
          </table:table-cell>
          <table:table-cell table:formula="of:=&quot;            &quot;&amp;[.B158]&amp;&quot;,&quot;" office:value-type="string" office:string-value="            EVM_FC_FLIN," calcext:value-type="string">
            <text:p><text:s text:c="12"/>EVM_FC_FLIN,</text:p>
          </table:table-cell>
          <table:table-cell/>
          <table:table-cell table:style-name="Default" table:formula="of:=MID([.B158];5;1)&amp;LOWER(MID([.B158];6;1))&amp;MID([.B158];8;1)&amp;LOWER(MID([.B158];9;100))" office:value-type="string" office:string-value="FcFlin" calcext:value-type="string">
            <text:p>FcFlin</text:p>
          </table:table-cell>
          <table:table-cell table:formula="of:=&quot;    case &quot;&amp;[.B158]&amp;&quot;:$      Dspch&quot;&amp;[.E158]&amp;&quot;();$      break;&quot;" office:value-type="string" office:string-value="    case EVM_FC_FLIN:$      DspchFcFlin();$      break;" calcext:value-type="string">
            <text:p><text:s text:c="4"/>case EVM_FC_FLIN:$ <text:s text:c="5"/>DspchFcFlin();$ <text:s text:c="5"/>break;</text:p>
          </table:table-cell>
          <table:table-cell table:number-columns-repeated="6"/>
          <table:table-cell table:formula="of:=&quot;    void                Dspch&quot;&amp;[.E158]&amp;&quot;(ViewMsg *i_msg);&quot;" office:value-type="string" office:string-value="    void                DspchFcFlin(ViewMsg *i_msg);" calcext:value-type="string">
            <text:p><text:s text:c="4"/>void <text:s text:c="15"/>DspchFcFlin(ViewMsg *i_msg);</text:p>
          </table:table-cell>
          <table:table-cell table:number-columns-repeated="4"/>
          <table:table-cell table:formula="of:=&quot;void    MsgUp::Dspch&quot;&amp;[.E158]&amp;&quot;(ViewMsg *i_msg) {$  return;$  }&quot;" office:value-type="string" office:string-value="void    MsgUp::DspchFcFlin(ViewMsg *i_msg) {$  return;$  }" calcext:value-type="string">
            <text:p>void <text:s text:c="3"/>MsgUp::DspchFcFli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office:value-type="string" calcext:value-type="string">
            <text:p>EVM_FC_FUBN</text:p>
          </table:table-cell>
          <table:table-cell table:formula="of:=&quot;            &quot;&amp;[.B159]&amp;&quot;,&quot;" office:value-type="string" office:string-value="            EVM_FC_FUBN," calcext:value-type="string">
            <text:p><text:s text:c="12"/>EVM_FC_FUBN,</text:p>
          </table:table-cell>
          <table:table-cell/>
          <table:table-cell table:style-name="Default" table:formula="of:=MID([.B159];5;1)&amp;LOWER(MID([.B159];6;1))&amp;MID([.B159];8;1)&amp;LOWER(MID([.B159];9;100))" office:value-type="string" office:string-value="FcFubn" calcext:value-type="string">
            <text:p>FcFubn</text:p>
          </table:table-cell>
          <table:table-cell table:formula="of:=&quot;    case &quot;&amp;[.B159]&amp;&quot;:$      Dspch&quot;&amp;[.E159]&amp;&quot;();$      break;&quot;" office:value-type="string" office:string-value="    case EVM_FC_FUBN:$      DspchFcFubn();$      break;" calcext:value-type="string">
            <text:p><text:s text:c="4"/>case EVM_FC_FUBN:$ <text:s text:c="5"/>DspchFcFubn();$ <text:s text:c="5"/>break;</text:p>
          </table:table-cell>
          <table:table-cell table:number-columns-repeated="6"/>
          <table:table-cell table:formula="of:=&quot;    void                Dspch&quot;&amp;[.E159]&amp;&quot;(ViewMsg *i_msg);&quot;" office:value-type="string" office:string-value="    void                DspchFcFubn(ViewMsg *i_msg);" calcext:value-type="string">
            <text:p><text:s text:c="4"/>void <text:s text:c="15"/>DspchFcFubn(ViewMsg *i_msg);</text:p>
          </table:table-cell>
          <table:table-cell table:number-columns-repeated="4"/>
          <table:table-cell table:formula="of:=&quot;void    MsgUp::Dspch&quot;&amp;[.E159]&amp;&quot;(ViewMsg *i_msg) {$  return;$  }&quot;" office:value-type="string" office:string-value="void    MsgUp::DspchFcFubn(ViewMsg *i_msg) {$  return;$  }" calcext:value-type="string">
            <text:p>void <text:s text:c="3"/>MsgUp::DspchFcFub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EVM_FC_FUDV</text:p>
          </table:table-cell>
          <table:table-cell table:formula="of:=&quot;            &quot;&amp;[.B160]&amp;&quot;,&quot;" office:value-type="string" office:string-value="            EVM_FC_FUDV," calcext:value-type="string">
            <text:p><text:s text:c="12"/>EVM_FC_FUDV,</text:p>
          </table:table-cell>
          <table:table-cell/>
          <table:table-cell table:style-name="Default" table:formula="of:=MID([.B160];5;1)&amp;LOWER(MID([.B160];6;1))&amp;MID([.B160];8;1)&amp;LOWER(MID([.B160];9;100))" office:value-type="string" office:string-value="FcFudv" calcext:value-type="string">
            <text:p>FcFudv</text:p>
          </table:table-cell>
          <table:table-cell table:formula="of:=&quot;    case &quot;&amp;[.B160]&amp;&quot;:$      Dspch&quot;&amp;[.E160]&amp;&quot;();$      break;&quot;" office:value-type="string" office:string-value="    case EVM_FC_FUDV:$      DspchFcFudv();$      break;" calcext:value-type="string">
            <text:p><text:s text:c="4"/>case EVM_FC_FUDV:$ <text:s text:c="5"/>DspchFcFudv();$ <text:s text:c="5"/>break;</text:p>
          </table:table-cell>
          <table:table-cell table:number-columns-repeated="6"/>
          <table:table-cell table:formula="of:=&quot;    void                Dspch&quot;&amp;[.E160]&amp;&quot;(ViewMsg *i_msg);&quot;" office:value-type="string" office:string-value="    void                DspchFcFudv(ViewMsg *i_msg);" calcext:value-type="string">
            <text:p><text:s text:c="4"/>void <text:s text:c="15"/>DspchFcFudv(ViewMsg *i_msg);</text:p>
          </table:table-cell>
          <table:table-cell table:number-columns-repeated="4"/>
          <table:table-cell table:formula="of:=&quot;void    MsgUp::Dspch&quot;&amp;[.E160]&amp;&quot;(ViewMsg *i_msg) {$  return;$  }&quot;" office:value-type="string" office:string-value="void    MsgUp::DspchFcFudv(ViewMsg *i_msg) {$  return;$  }" calcext:value-type="string">
            <text:p>void <text:s text:c="3"/>MsgUp::DspchFcFudv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EVM_FC_FUSC</text:p>
          </table:table-cell>
          <table:table-cell table:formula="of:=&quot;            &quot;&amp;[.B161]&amp;&quot;,&quot;" office:value-type="string" office:string-value="            EVM_FC_FUSC," calcext:value-type="string">
            <text:p><text:s text:c="12"/>EVM_FC_FUSC,</text:p>
          </table:table-cell>
          <table:table-cell/>
          <table:table-cell table:style-name="Default" table:formula="of:=MID([.B161];5;1)&amp;LOWER(MID([.B161];6;1))&amp;MID([.B161];8;1)&amp;LOWER(MID([.B161];9;100))" office:value-type="string" office:string-value="FcFusc" calcext:value-type="string">
            <text:p>FcFusc</text:p>
          </table:table-cell>
          <table:table-cell table:formula="of:=&quot;    case &quot;&amp;[.B161]&amp;&quot;:$      Dspch&quot;&amp;[.E161]&amp;&quot;();$      break;&quot;" office:value-type="string" office:string-value="    case EVM_FC_FUSC:$      DspchFcFusc();$      break;" calcext:value-type="string">
            <text:p><text:s text:c="4"/>case EVM_FC_FUSC:$ <text:s text:c="5"/>DspchFcFusc();$ <text:s text:c="5"/>break;</text:p>
          </table:table-cell>
          <table:table-cell table:number-columns-repeated="6"/>
          <table:table-cell table:formula="of:=&quot;    void                Dspch&quot;&amp;[.E161]&amp;&quot;(ViewMsg *i_msg);&quot;" office:value-type="string" office:string-value="    void                DspchFcFusc(ViewMsg *i_msg);" calcext:value-type="string">
            <text:p><text:s text:c="4"/>void <text:s text:c="15"/>DspchFcFusc(ViewMsg *i_msg);</text:p>
          </table:table-cell>
          <table:table-cell table:number-columns-repeated="4"/>
          <table:table-cell table:formula="of:=&quot;void    MsgUp::Dspch&quot;&amp;[.E161]&amp;&quot;(ViewMsg *i_msg) {$  return;$  }&quot;" office:value-type="string" office:string-value="void    MsgUp::DspchFcFusc(ViewMsg *i_msg) {$  return;$  }" calcext:value-type="string">
            <text:p>void <text:s text:c="3"/>MsgUp::DspchFcFusc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EVM_FC_FQVX</text:p>
          </table:table-cell>
          <table:table-cell table:formula="of:=&quot;            &quot;&amp;[.B162]&amp;&quot;,&quot;" office:value-type="string" office:string-value="            EVM_FC_FQVX," calcext:value-type="string">
            <text:p><text:s text:c="12"/>EVM_FC_FQVX,</text:p>
          </table:table-cell>
          <table:table-cell/>
          <table:table-cell table:style-name="Default" table:formula="of:=MID([.B162];5;1)&amp;LOWER(MID([.B162];6;1))&amp;MID([.B162];8;1)&amp;LOWER(MID([.B162];9;100))" office:value-type="string" office:string-value="FcFqvx" calcext:value-type="string">
            <text:p>FcFqvx</text:p>
          </table:table-cell>
          <table:table-cell table:formula="of:=&quot;    case &quot;&amp;[.B162]&amp;&quot;:$      Dspch&quot;&amp;[.E162]&amp;&quot;();$      break;&quot;" office:value-type="string" office:string-value="    case EVM_FC_FQVX:$      DspchFcFqvx();$      break;" calcext:value-type="string">
            <text:p><text:s text:c="4"/>case EVM_FC_FQVX:$ <text:s text:c="5"/>DspchFcFqvx();$ <text:s text:c="5"/>break;</text:p>
          </table:table-cell>
          <table:table-cell table:number-columns-repeated="6"/>
          <table:table-cell table:formula="of:=&quot;    void                Dspch&quot;&amp;[.E162]&amp;&quot;(ViewMsg *i_msg);&quot;" office:value-type="string" office:string-value="    void                DspchFcFqvx(ViewMsg *i_msg);" calcext:value-type="string">
            <text:p><text:s text:c="4"/>void <text:s text:c="15"/>DspchFcFqvx(ViewMsg *i_msg);</text:p>
          </table:table-cell>
          <table:table-cell table:number-columns-repeated="4"/>
          <table:table-cell table:formula="of:=&quot;void    MsgUp::Dspch&quot;&amp;[.E162]&amp;&quot;(ViewMsg *i_msg) {$  return;$  }&quot;" office:value-type="string" office:string-value="void    MsgUp::DspchFcFqvx(ViewMsg *i_msg) {$  return;$  }" calcext:value-type="string">
            <text:p>void <text:s text:c="3"/>MsgUp::DspchFcFq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EVM_FC_FQVD</text:p>
          </table:table-cell>
          <table:table-cell table:formula="of:=&quot;            &quot;&amp;[.B163]&amp;&quot;,&quot;" office:value-type="string" office:string-value="            EVM_FC_FQVD," calcext:value-type="string">
            <text:p><text:s text:c="12"/>EVM_FC_FQVD,</text:p>
          </table:table-cell>
          <table:table-cell/>
          <table:table-cell table:style-name="Default" table:formula="of:=MID([.B163];5;1)&amp;LOWER(MID([.B163];6;1))&amp;MID([.B163];8;1)&amp;LOWER(MID([.B163];9;100))" office:value-type="string" office:string-value="FcFqvd" calcext:value-type="string">
            <text:p>FcFqvd</text:p>
          </table:table-cell>
          <table:table-cell table:formula="of:=&quot;    case &quot;&amp;[.B163]&amp;&quot;:$      Dspch&quot;&amp;[.E163]&amp;&quot;();$      break;&quot;" office:value-type="string" office:string-value="    case EVM_FC_FQVD:$      DspchFcFqvd();$      break;" calcext:value-type="string">
            <text:p><text:s text:c="4"/>case EVM_FC_FQVD:$ <text:s text:c="5"/>DspchFcFqvd();$ <text:s text:c="5"/>break;</text:p>
          </table:table-cell>
          <table:table-cell table:number-columns-repeated="6"/>
          <table:table-cell table:formula="of:=&quot;    void                Dspch&quot;&amp;[.E163]&amp;&quot;(ViewMsg *i_msg);&quot;" office:value-type="string" office:string-value="    void                DspchFcFqvd(ViewMsg *i_msg);" calcext:value-type="string">
            <text:p><text:s text:c="4"/>void <text:s text:c="15"/>DspchFcFqvd(ViewMsg *i_msg);</text:p>
          </table:table-cell>
          <table:table-cell table:number-columns-repeated="4"/>
          <table:table-cell table:formula="of:=&quot;void    MsgUp::Dspch&quot;&amp;[.E163]&amp;&quot;(ViewMsg *i_msg) {$  return;$  }&quot;" office:value-type="string" office:string-value="void    MsgUp::DspchFcFqvd(ViewMsg *i_msg) {$  return;$  }" calcext:value-type="string">
            <text:p>void <text:s text:c="3"/>MsgUp::DspchFcFqvd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EVM_FC_FQVS</text:p>
          </table:table-cell>
          <table:table-cell table:formula="of:=&quot;            &quot;&amp;[.B164]&amp;&quot;,&quot;" office:value-type="string" office:string-value="            EVM_FC_FQVS," calcext:value-type="string">
            <text:p><text:s text:c="12"/>EVM_FC_FQVS,</text:p>
          </table:table-cell>
          <table:table-cell/>
          <table:table-cell table:style-name="Default" table:formula="of:=MID([.B164];5;1)&amp;LOWER(MID([.B164];6;1))&amp;MID([.B164];8;1)&amp;LOWER(MID([.B164];9;100))" office:value-type="string" office:string-value="FcFqvs" calcext:value-type="string">
            <text:p>FcFqvs</text:p>
          </table:table-cell>
          <table:table-cell table:formula="of:=&quot;    case &quot;&amp;[.B164]&amp;&quot;:$      Dspch&quot;&amp;[.E164]&amp;&quot;();$      break;&quot;" office:value-type="string" office:string-value="    case EVM_FC_FQVS:$      DspchFcFqvs();$      break;" calcext:value-type="string">
            <text:p><text:s text:c="4"/>case EVM_FC_FQVS:$ <text:s text:c="5"/>DspchFcFqvs();$ <text:s text:c="5"/>break;</text:p>
          </table:table-cell>
          <table:table-cell table:number-columns-repeated="6"/>
          <table:table-cell table:formula="of:=&quot;    void                Dspch&quot;&amp;[.E164]&amp;&quot;(ViewMsg *i_msg);&quot;" office:value-type="string" office:string-value="    void                DspchFcFqvs(ViewMsg *i_msg);" calcext:value-type="string">
            <text:p><text:s text:c="4"/>void <text:s text:c="15"/>DspchFcFqvs(ViewMsg *i_msg);</text:p>
          </table:table-cell>
          <table:table-cell table:number-columns-repeated="4"/>
          <table:table-cell table:formula="of:=&quot;void    MsgUp::Dspch&quot;&amp;[.E164]&amp;&quot;(ViewMsg *i_msg) {$  return;$  }&quot;" office:value-type="string" office:string-value="void    MsgUp::DspchFcFqvs(ViewMsg *i_msg) {$  return;$  }" calcext:value-type="string">
            <text:p>void <text:s text:c="3"/>MsgUp::DspchFcFqv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EVM_FC_FQST</text:p>
          </table:table-cell>
          <table:table-cell table:formula="of:=&quot;            &quot;&amp;[.B165]&amp;&quot;,&quot;" office:value-type="string" office:string-value="            EVM_FC_FQST," calcext:value-type="string">
            <text:p><text:s text:c="12"/>EVM_FC_FQST,</text:p>
          </table:table-cell>
          <table:table-cell/>
          <table:table-cell table:style-name="Default" table:formula="of:=MID([.B165];5;1)&amp;LOWER(MID([.B165];6;1))&amp;MID([.B165];8;1)&amp;LOWER(MID([.B165];9;100))" office:value-type="string" office:string-value="FcFqst" calcext:value-type="string">
            <text:p>FcFqst</text:p>
          </table:table-cell>
          <table:table-cell table:formula="of:=&quot;    case &quot;&amp;[.B165]&amp;&quot;:$      Dspch&quot;&amp;[.E165]&amp;&quot;();$      break;&quot;" office:value-type="string" office:string-value="    case EVM_FC_FQST:$      DspchFcFqst();$      break;" calcext:value-type="string">
            <text:p><text:s text:c="4"/>case EVM_FC_FQST:$ <text:s text:c="5"/>DspchFcFqst();$ <text:s text:c="5"/>break;</text:p>
          </table:table-cell>
          <table:table-cell table:number-columns-repeated="6"/>
          <table:table-cell table:formula="of:=&quot;    void                Dspch&quot;&amp;[.E165]&amp;&quot;(ViewMsg *i_msg);&quot;" office:value-type="string" office:string-value="    void                DspchFcFqst(ViewMsg *i_msg);" calcext:value-type="string">
            <text:p><text:s text:c="4"/>void <text:s text:c="15"/>DspchFcFqst(ViewMsg *i_msg);</text:p>
          </table:table-cell>
          <table:table-cell table:number-columns-repeated="4"/>
          <table:table-cell table:formula="of:=&quot;void    MsgUp::Dspch&quot;&amp;[.E165]&amp;&quot;(ViewMsg *i_msg) {$  return;$  }&quot;" office:value-type="string" office:string-value="void    MsgUp::DspchFcFqst(ViewMsg *i_msg) {$  return;$  }" calcext:value-type="string">
            <text:p>void <text:s text:c="3"/>MsgUp::DspchFcFqst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EVM_FC_FQSP</text:p>
          </table:table-cell>
          <table:table-cell table:formula="of:=&quot;            &quot;&amp;[.B166]&amp;&quot;,&quot;" office:value-type="string" office:string-value="            EVM_FC_FQSP," calcext:value-type="string">
            <text:p><text:s text:c="12"/>EVM_FC_FQSP,</text:p>
          </table:table-cell>
          <table:table-cell/>
          <table:table-cell table:style-name="Default" table:formula="of:=MID([.B166];5;1)&amp;LOWER(MID([.B166];6;1))&amp;MID([.B166];8;1)&amp;LOWER(MID([.B166];9;100))" office:value-type="string" office:string-value="FcFqsp" calcext:value-type="string">
            <text:p>FcFqsp</text:p>
          </table:table-cell>
          <table:table-cell table:formula="of:=&quot;    case &quot;&amp;[.B166]&amp;&quot;:$      Dspch&quot;&amp;[.E166]&amp;&quot;();$      break;&quot;" office:value-type="string" office:string-value="    case EVM_FC_FQSP:$      DspchFcFqsp();$      break;" calcext:value-type="string">
            <text:p><text:s text:c="4"/>case EVM_FC_FQSP:$ <text:s text:c="5"/>DspchFcFqsp();$ <text:s text:c="5"/>break;</text:p>
          </table:table-cell>
          <table:table-cell table:number-columns-repeated="6"/>
          <table:table-cell table:formula="of:=&quot;    void                Dspch&quot;&amp;[.E166]&amp;&quot;(ViewMsg *i_msg);&quot;" office:value-type="string" office:string-value="    void                DspchFcFqsp(ViewMsg *i_msg);" calcext:value-type="string">
            <text:p><text:s text:c="4"/>void <text:s text:c="15"/>DspchFcFqsp(ViewMsg *i_msg);</text:p>
          </table:table-cell>
          <table:table-cell table:number-columns-repeated="4"/>
          <table:table-cell table:formula="of:=&quot;void    MsgUp::Dspch&quot;&amp;[.E166]&amp;&quot;(ViewMsg *i_msg) {$  return;$  }&quot;" office:value-type="string" office:string-value="void    MsgUp::DspchFcFqsp(ViewMsg *i_msg) {$  return;$  }" calcext:value-type="string">
            <text:p>void <text:s text:c="3"/>MsgUp::DspchFcFqsp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EVM_FC_FQSN</text:p>
          </table:table-cell>
          <table:table-cell table:formula="of:=&quot;            &quot;&amp;[.B167]&amp;&quot;,&quot;" office:value-type="string" office:string-value="            EVM_FC_FQSN," calcext:value-type="string">
            <text:p><text:s text:c="12"/>EVM_FC_FQSN,</text:p>
          </table:table-cell>
          <table:table-cell/>
          <table:table-cell table:style-name="Default" table:formula="of:=MID([.B167];5;1)&amp;LOWER(MID([.B167];6;1))&amp;MID([.B167];8;1)&amp;LOWER(MID([.B167];9;100))" office:value-type="string" office:string-value="FcFqsn" calcext:value-type="string">
            <text:p>FcFqsn</text:p>
          </table:table-cell>
          <table:table-cell table:formula="of:=&quot;    case &quot;&amp;[.B167]&amp;&quot;:$      Dspch&quot;&amp;[.E167]&amp;&quot;();$      break;&quot;" office:value-type="string" office:string-value="    case EVM_FC_FQSN:$      DspchFcFqsn();$      break;" calcext:value-type="string">
            <text:p><text:s text:c="4"/>case EVM_FC_FQSN:$ <text:s text:c="5"/>DspchFcFqsn();$ <text:s text:c="5"/>break;</text:p>
          </table:table-cell>
          <table:table-cell table:number-columns-repeated="6"/>
          <table:table-cell table:formula="of:=&quot;    void                Dspch&quot;&amp;[.E167]&amp;&quot;(ViewMsg *i_msg);&quot;" office:value-type="string" office:string-value="    void                DspchFcFqsn(ViewMsg *i_msg);" calcext:value-type="string">
            <text:p><text:s text:c="4"/>void <text:s text:c="15"/>DspchFcFqsn(ViewMsg *i_msg);</text:p>
          </table:table-cell>
          <table:table-cell table:number-columns-repeated="4"/>
          <table:table-cell table:formula="of:=&quot;void    MsgUp::Dspch&quot;&amp;[.E167]&amp;&quot;(ViewMsg *i_msg) {$  return;$  }&quot;" office:value-type="string" office:string-value="void    MsgUp::DspchFcFqsn(ViewMsg *i_msg) {$  return;$  }" calcext:value-type="string">
            <text:p>void <text:s text:c="3"/>MsgUp::DspchFcFqs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EVM_FC_FQPG</text:p>
          </table:table-cell>
          <table:table-cell table:formula="of:=&quot;            &quot;&amp;[.B168]&amp;&quot;,&quot;" office:value-type="string" office:string-value="            EVM_FC_FQPG," calcext:value-type="string">
            <text:p><text:s text:c="12"/>EVM_FC_FQPG,</text:p>
          </table:table-cell>
          <table:table-cell/>
          <table:table-cell table:style-name="Default" table:formula="of:=MID([.B168];5;1)&amp;LOWER(MID([.B168];6;1))&amp;MID([.B168];8;1)&amp;LOWER(MID([.B168];9;100))" office:value-type="string" office:string-value="FcFqpg" calcext:value-type="string">
            <text:p>FcFqpg</text:p>
          </table:table-cell>
          <table:table-cell table:formula="of:=&quot;    case &quot;&amp;[.B168]&amp;&quot;:$      Dspch&quot;&amp;[.E168]&amp;&quot;();$      break;&quot;" office:value-type="string" office:string-value="    case EVM_FC_FQPG:$      DspchFcFqpg();$      break;" calcext:value-type="string">
            <text:p><text:s text:c="4"/>case EVM_FC_FQPG:$ <text:s text:c="5"/>DspchFcFqpg();$ <text:s text:c="5"/>break;</text:p>
          </table:table-cell>
          <table:table-cell table:number-columns-repeated="6"/>
          <table:table-cell table:formula="of:=&quot;    void                Dspch&quot;&amp;[.E168]&amp;&quot;(ViewMsg *i_msg);&quot;" office:value-type="string" office:string-value="    void                DspchFcFqpg(ViewMsg *i_msg);" calcext:value-type="string">
            <text:p><text:s text:c="4"/>void <text:s text:c="15"/>DspchFcFqpg(ViewMsg *i_msg);</text:p>
          </table:table-cell>
          <table:table-cell table:number-columns-repeated="4"/>
          <table:table-cell table:formula="of:=&quot;void    MsgUp::Dspch&quot;&amp;[.E168]&amp;&quot;(ViewMsg *i_msg) {$  return;$  }&quot;" office:value-type="string" office:string-value="void    MsgUp::DspchFcFqpg(ViewMsg *i_msg) {$  return;$  }" calcext:value-type="string">
            <text:p>void <text:s text:c="3"/>MsgUp::DspchFcFqp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EVM_SC_AUTO</text:p>
          </table:table-cell>
          <table:table-cell table:formula="of:=&quot;            &quot;&amp;[.B169]&amp;&quot;,&quot;" office:value-type="string" office:string-value="            EVM_SC_AUTO," calcext:value-type="string">
            <text:p><text:s text:c="12"/>EVM_SC_AUTO,</text:p>
          </table:table-cell>
          <table:table-cell/>
          <table:table-cell table:style-name="Default" table:formula="of:=MID([.B169];5;1)&amp;LOWER(MID([.B169];6;1))&amp;MID([.B169];8;1)&amp;LOWER(MID([.B169];9;100))" office:value-type="string" office:string-value="ScAuto" calcext:value-type="string">
            <text:p>ScAuto</text:p>
          </table:table-cell>
          <table:table-cell table:formula="of:=&quot;    case &quot;&amp;[.B169]&amp;&quot;:$      Dspch&quot;&amp;[.E169]&amp;&quot;();$      break;&quot;" office:value-type="string" office:string-value="    case EVM_SC_AUTO:$      DspchScAuto();$      break;" calcext:value-type="string">
            <text:p><text:s text:c="4"/>case EVM_SC_AUTO:$ <text:s text:c="5"/>DspchScAuto();$ <text:s text:c="5"/>break;</text:p>
          </table:table-cell>
          <table:table-cell table:number-columns-repeated="6"/>
          <table:table-cell table:formula="of:=&quot;    void                Dspch&quot;&amp;[.E169]&amp;&quot;(ViewMsg *i_msg);&quot;" office:value-type="string" office:string-value="    void                DspchScAuto(ViewMsg *i_msg);" calcext:value-type="string">
            <text:p><text:s text:c="4"/>void <text:s text:c="15"/>DspchScAuto(ViewMsg *i_msg);</text:p>
          </table:table-cell>
          <table:table-cell table:number-columns-repeated="4"/>
          <table:table-cell table:formula="of:=&quot;void    MsgUp::Dspch&quot;&amp;[.E169]&amp;&quot;(ViewMsg *i_msg) {$  return;$  }&quot;" office:value-type="string" office:string-value="void    MsgUp::DspchScAuto(ViewMsg *i_msg) {$  return;$  }" calcext:value-type="string">
            <text:p>void <text:s text:c="3"/>MsgUp::DspchScAuto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EVM_SC_VVFS</text:p>
          </table:table-cell>
          <table:table-cell table:formula="of:=&quot;            &quot;&amp;[.B170]&amp;&quot;,&quot;" office:value-type="string" office:string-value="            EVM_SC_VVFS," calcext:value-type="string">
            <text:p><text:s text:c="12"/>EVM_SC_VVFS,</text:p>
          </table:table-cell>
          <table:table-cell/>
          <table:table-cell table:style-name="Default" table:formula="of:=MID([.B170];5;1)&amp;LOWER(MID([.B170];6;1))&amp;MID([.B170];8;1)&amp;LOWER(MID([.B170];9;100))" office:value-type="string" office:string-value="ScVvfs" calcext:value-type="string">
            <text:p>ScVvfs</text:p>
          </table:table-cell>
          <table:table-cell table:formula="of:=&quot;    case &quot;&amp;[.B170]&amp;&quot;:$      Dspch&quot;&amp;[.E170]&amp;&quot;();$      break;&quot;" office:value-type="string" office:string-value="    case EVM_SC_VVFS:$      DspchScVvfs();$      break;" calcext:value-type="string">
            <text:p><text:s text:c="4"/>case EVM_SC_VVFS:$ <text:s text:c="5"/>DspchScVvfs();$ <text:s text:c="5"/>break;</text:p>
          </table:table-cell>
          <table:table-cell table:number-columns-repeated="6"/>
          <table:table-cell table:formula="of:=&quot;    void                Dspch&quot;&amp;[.E170]&amp;&quot;(ViewMsg *i_msg);&quot;" office:value-type="string" office:string-value="    void                DspchScVvfs(ViewMsg *i_msg);" calcext:value-type="string">
            <text:p><text:s text:c="4"/>void <text:s text:c="15"/>DspchScVvfs(ViewMsg *i_msg);</text:p>
          </table:table-cell>
          <table:table-cell table:number-columns-repeated="4"/>
          <table:table-cell table:formula="of:=&quot;void    MsgUp::Dspch&quot;&amp;[.E170]&amp;&quot;(ViewMsg *i_msg) {$  return;$  }&quot;" office:value-type="string" office:string-value="void    MsgUp::DspchScVvfs(ViewMsg *i_msg) {$  return;$  }" calcext:value-type="string">
            <text:p>void <text:s text:c="3"/>MsgUp::DspchScVvfs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EVM_SC_ALOG</text:p>
          </table:table-cell>
          <table:table-cell table:formula="of:=&quot;            &quot;&amp;[.B171]&amp;&quot;,&quot;" office:value-type="string" office:string-value="            EVM_SC_ALOG," calcext:value-type="string">
            <text:p><text:s text:c="12"/>EVM_SC_ALOG,</text:p>
          </table:table-cell>
          <table:table-cell/>
          <table:table-cell table:style-name="Default" table:formula="of:=MID([.B171];5;1)&amp;LOWER(MID([.B171];6;1))&amp;MID([.B171];8;1)&amp;LOWER(MID([.B171];9;100))" office:value-type="string" office:string-value="ScAlog" calcext:value-type="string">
            <text:p>ScAlog</text:p>
          </table:table-cell>
          <table:table-cell table:formula="of:=&quot;    case &quot;&amp;[.B171]&amp;&quot;:$      Dspch&quot;&amp;[.E171]&amp;&quot;();$      break;&quot;" office:value-type="string" office:string-value="    case EVM_SC_ALOG:$      DspchScAlog();$      break;" calcext:value-type="string">
            <text:p><text:s text:c="4"/>case EVM_SC_ALOG:$ <text:s text:c="5"/>DspchScAlog();$ <text:s text:c="5"/>break;</text:p>
          </table:table-cell>
          <table:table-cell table:number-columns-repeated="6"/>
          <table:table-cell table:formula="of:=&quot;    void                Dspch&quot;&amp;[.E171]&amp;&quot;(ViewMsg *i_msg);&quot;" office:value-type="string" office:string-value="    void                DspchScAlog(ViewMsg *i_msg);" calcext:value-type="string">
            <text:p><text:s text:c="4"/>void <text:s text:c="15"/>DspchScAlog(ViewMsg *i_msg);</text:p>
          </table:table-cell>
          <table:table-cell table:number-columns-repeated="4"/>
          <table:table-cell table:formula="of:=&quot;void    MsgUp::Dspch&quot;&amp;[.E171]&amp;&quot;(ViewMsg *i_msg) {$  return;$  }&quot;" office:value-type="string" office:string-value="void    MsgUp::DspchScAlog(ViewMsg *i_msg) {$  return;$  }" calcext:value-type="string">
            <text:p>void <text:s text:c="3"/>MsgUp::DspchScAlog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EVM_SC_ALIN</text:p>
          </table:table-cell>
          <table:table-cell table:formula="of:=&quot;            &quot;&amp;[.B172]&amp;&quot;,&quot;" office:value-type="string" office:string-value="            EVM_SC_ALIN," calcext:value-type="string">
            <text:p><text:s text:c="12"/>EVM_SC_ALIN,</text:p>
          </table:table-cell>
          <table:table-cell/>
          <table:table-cell table:style-name="Default" table:formula="of:=MID([.B172];5;1)&amp;LOWER(MID([.B172];6;1))&amp;MID([.B172];8;1)&amp;LOWER(MID([.B172];9;100))" office:value-type="string" office:string-value="ScAlin" calcext:value-type="string">
            <text:p>ScAlin</text:p>
          </table:table-cell>
          <table:table-cell table:formula="of:=&quot;    case &quot;&amp;[.B172]&amp;&quot;:$      Dspch&quot;&amp;[.E172]&amp;&quot;();$      break;&quot;" office:value-type="string" office:string-value="    case EVM_SC_ALIN:$      DspchScAlin();$      break;" calcext:value-type="string">
            <text:p><text:s text:c="4"/>case EVM_SC_ALIN:$ <text:s text:c="5"/>DspchScAlin();$ <text:s text:c="5"/>break;</text:p>
          </table:table-cell>
          <table:table-cell table:number-columns-repeated="6"/>
          <table:table-cell table:formula="of:=&quot;    void                Dspch&quot;&amp;[.E172]&amp;&quot;(ViewMsg *i_msg);&quot;" office:value-type="string" office:string-value="    void                DspchScAlin(ViewMsg *i_msg);" calcext:value-type="string">
            <text:p><text:s text:c="4"/>void <text:s text:c="15"/>DspchScAlin(ViewMsg *i_msg);</text:p>
          </table:table-cell>
          <table:table-cell table:number-columns-repeated="4"/>
          <table:table-cell table:formula="of:=&quot;void    MsgUp::Dspch&quot;&amp;[.E172]&amp;&quot;(ViewMsg *i_msg) {$  return;$  }&quot;" office:value-type="string" office:string-value="void    MsgUp::DspchScAlin(ViewMsg *i_msg) {$  return;$  }" calcext:value-type="string">
            <text:p>void <text:s text:c="3"/>MsgUp::DspchScAlin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office:value-type="string" calcext:value-type="string">
            <text:p>EVM_SC_ADBV</text:p>
          </table:table-cell>
          <table:table-cell table:formula="of:=&quot;            &quot;&amp;[.B173]&amp;&quot;,&quot;" office:value-type="string" office:string-value="            EVM_SC_ADBV," calcext:value-type="string">
            <text:p><text:s text:c="12"/>EVM_SC_ADBV,</text:p>
          </table:table-cell>
          <table:table-cell/>
          <table:table-cell table:style-name="Default" table:formula="of:=MID([.B173];5;1)&amp;LOWER(MID([.B173];6;1))&amp;MID([.B173];8;1)&amp;LOWER(MID([.B173];9;100))" office:value-type="string" office:string-value="ScAdbv" calcext:value-type="string">
            <text:p>ScAdbv</text:p>
          </table:table-cell>
          <table:table-cell table:formula="of:=&quot;    case &quot;&amp;[.B173]&amp;&quot;:$      Dspch&quot;&amp;[.E173]&amp;&quot;();$      break;&quot;" office:value-type="string" office:string-value="    case EVM_SC_ADBV:$      DspchScAdbv();$      break;" calcext:value-type="string">
            <text:p><text:s text:c="4"/>case EVM_SC_ADBV:$ <text:s text:c="5"/>DspchScAdbv();$ <text:s text:c="5"/>break;</text:p>
          </table:table-cell>
          <table:table-cell table:number-columns-repeated="6"/>
          <table:table-cell table:formula="of:=&quot;    void                Dspch&quot;&amp;[.E173]&amp;&quot;(ViewMsg *i_msg);&quot;" office:value-type="string" office:string-value="    void                DspchScAdbv(ViewMsg *i_msg);" calcext:value-type="string">
            <text:p><text:s text:c="4"/>void <text:s text:c="15"/>DspchScAdbv(ViewMsg *i_msg);</text:p>
          </table:table-cell>
          <table:table-cell table:number-columns-repeated="4"/>
          <table:table-cell table:formula="of:=&quot;void    MsgUp::Dspch&quot;&amp;[.E173]&amp;&quot;(ViewMsg *i_msg) {$  return;$  }&quot;" office:value-type="string" office:string-value="void    MsgUp::DspchScAdbv(ViewMsg *i_msg) {$  return;$  }" calcext:value-type="string">
            <text:p>void <text:s text:c="3"/>MsgUp::DspchScAdbv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EVM_SC_ADBM</text:p>
          </table:table-cell>
          <table:table-cell table:formula="of:=&quot;            &quot;&amp;[.B174]&amp;&quot;,&quot;" office:value-type="string" office:string-value="            EVM_SC_ADBM," calcext:value-type="string">
            <text:p><text:s text:c="12"/>EVM_SC_ADBM,</text:p>
          </table:table-cell>
          <table:table-cell/>
          <table:table-cell table:style-name="Default" table:formula="of:=MID([.B174];5;1)&amp;LOWER(MID([.B174];6;1))&amp;MID([.B174];8;1)&amp;LOWER(MID([.B174];9;100))" office:value-type="string" office:string-value="ScAdbm" calcext:value-type="string">
            <text:p>ScAdbm</text:p>
          </table:table-cell>
          <table:table-cell table:formula="of:=&quot;    case &quot;&amp;[.B174]&amp;&quot;:$      Dspch&quot;&amp;[.E174]&amp;&quot;();$      break;&quot;" office:value-type="string" office:string-value="    case EVM_SC_ADBM:$      DspchScAdbm();$      break;" calcext:value-type="string">
            <text:p><text:s text:c="4"/>case EVM_SC_ADBM:$ <text:s text:c="5"/>DspchScAdbm();$ <text:s text:c="5"/>break;</text:p>
          </table:table-cell>
          <table:table-cell table:number-columns-repeated="6"/>
          <table:table-cell table:formula="of:=&quot;    void                Dspch&quot;&amp;[.E174]&amp;&quot;(ViewMsg *i_msg);&quot;" office:value-type="string" office:string-value="    void                DspchScAdbm(ViewMsg *i_msg);" calcext:value-type="string">
            <text:p><text:s text:c="4"/>void <text:s text:c="15"/>DspchScAdbm(ViewMsg *i_msg);</text:p>
          </table:table-cell>
          <table:table-cell table:number-columns-repeated="4"/>
          <table:table-cell table:formula="of:=&quot;void    MsgUp::Dspch&quot;&amp;[.E174]&amp;&quot;(ViewMsg *i_msg) {$  return;$  }&quot;" office:value-type="string" office:string-value="void    MsgUp::DspchScAdbm(ViewMsg *i_msg) {$  return;$  }" calcext:value-type="string">
            <text:p>void <text:s text:c="3"/>MsgUp::DspchScAdbm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M_SC_AMVX</text:p>
          </table:table-cell>
          <table:table-cell table:formula="of:=&quot;            &quot;&amp;[.B175]&amp;&quot;,&quot;" office:value-type="string" office:string-value="            EVM_SC_AMVX," calcext:value-type="string">
            <text:p><text:s text:c="12"/>EVM_SC_AMVX,</text:p>
          </table:table-cell>
          <table:table-cell/>
          <table:table-cell table:style-name="Default" table:formula="of:=MID([.B175];5;1)&amp;LOWER(MID([.B175];6;1))&amp;MID([.B175];8;1)&amp;LOWER(MID([.B175];9;100))" office:value-type="string" office:string-value="ScAmvx" calcext:value-type="string">
            <text:p>ScAmvx</text:p>
          </table:table-cell>
          <table:table-cell table:formula="of:=&quot;    case &quot;&amp;[.B175]&amp;&quot;:$      Dspch&quot;&amp;[.E175]&amp;&quot;();$      break;&quot;" office:value-type="string" office:string-value="    case EVM_SC_AMVX:$      DspchScAmvx();$      break;" calcext:value-type="string">
            <text:p><text:s text:c="4"/>case EVM_SC_AMVX:$ <text:s text:c="5"/>DspchScAmvx();$ <text:s text:c="5"/>break;</text:p>
          </table:table-cell>
          <table:table-cell table:number-columns-repeated="6"/>
          <table:table-cell table:formula="of:=&quot;    void                Dspch&quot;&amp;[.E175]&amp;&quot;(ViewMsg *i_msg);&quot;" office:value-type="string" office:string-value="    void                DspchScAmvx(ViewMsg *i_msg);" calcext:value-type="string">
            <text:p><text:s text:c="4"/>void <text:s text:c="15"/>DspchScAmvx(ViewMsg *i_msg);</text:p>
          </table:table-cell>
          <table:table-cell table:number-columns-repeated="4"/>
          <table:table-cell table:formula="of:=&quot;void    MsgUp::Dspch&quot;&amp;[.E175]&amp;&quot;(ViewMsg *i_msg) {$  return;$  }&quot;" office:value-type="string" office:string-value="void    MsgUp::DspchScAmvx(ViewMsg *i_msg) {$  return;$  }" calcext:value-type="string">
            <text:p>void <text:s text:c="3"/>MsgUp::DspchScAmvx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VM_SC_AMVD</text:p>
          </table:table-cell>
          <table:table-cell table:formula="of:=&quot;            &quot;&amp;[.B176]&amp;&quot;,&quot;" office:value-type="string" office:string-value="            EVM_SC_AMVD," calcext:value-type="string">
            <text:p><text:s text:c="12"/>EVM_SC_AMVD,</text:p>
          </table:table-cell>
          <table:table-cell/>
          <table:table-cell table:style-name="Default" table:formula="of:=MID([.B176];5;1)&amp;LOWER(MID([.B176];6;1))&amp;MID([.B176];8;1)&amp;LOWER(MID([.B176];9;100))" office:value-type="string" office:string-value="ScAmvd" calcext:value-type="string">
            <text:p>ScAmvd</text:p>
          </table:table-cell>
          <table:table-cell table:formula="of:=&quot;    case &quot;&amp;[.B176]&amp;&quot;:$      Dspch&quot;&amp;[.E176]&amp;&quot;();$      break;&quot;" office:value-type="string" office:string-value="    case EVM_SC_AMVD:$      DspchScAmvd();$      break;" calcext:value-type="string">
            <text:p><text:s text:c="4"/>case EVM_SC_AMVD:$ <text:s text:c="5"/>DspchScAmvd();$ <text:s text:c="5"/>break;</text:p>
          </table:table-cell>
          <table:table-cell table:number-columns-repeated="6"/>
          <table:table-cell table:formula="of:=&quot;    void                Dspch&quot;&amp;[.E176]&amp;&quot;(ViewMsg *i_msg);&quot;" office:value-type="string" office:string-value="    void                DspchScAmvd(ViewMsg *i_msg);" calcext:value-type="string">
            <text:p><text:s text:c="4"/>void <text:s text:c="15"/>DspchScAmvd(ViewMsg *i_msg);</text:p>
          </table:table-cell>
          <table:table-cell table:number-columns-repeated="4"/>
          <table:table-cell table:formula="of:=&quot;void    MsgUp::Dspch&quot;&amp;[.E176]&amp;&quot;(ViewMsg *i_msg) {$  return;$  }&quot;" office:value-type="string" office:string-value="void    MsgUp::DspchScAmvd(ViewMsg *i_msg) {$  return;$  }" calcext:value-type="string">
            <text:p>void <text:s text:c="3"/>MsgUp::DspchScAmvd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M_SC_AMVS</text:p>
          </table:table-cell>
          <table:table-cell table:formula="of:=&quot;            &quot;&amp;[.B177]&amp;&quot;,&quot;" office:value-type="string" office:string-value="            EVM_SC_AMVS," calcext:value-type="string">
            <text:p><text:s text:c="12"/>EVM_SC_AMVS,</text:p>
          </table:table-cell>
          <table:table-cell/>
          <table:table-cell table:style-name="Default" table:formula="of:=MID([.B177];5;1)&amp;LOWER(MID([.B177];6;1))&amp;MID([.B177];8;1)&amp;LOWER(MID([.B177];9;100))" office:value-type="string" office:string-value="ScAmvs" calcext:value-type="string">
            <text:p>ScAmvs</text:p>
          </table:table-cell>
          <table:table-cell table:formula="of:=&quot;    case &quot;&amp;[.B177]&amp;&quot;:$      Dspch&quot;&amp;[.E177]&amp;&quot;();$      break;&quot;" office:value-type="string" office:string-value="    case EVM_SC_AMVS:$      DspchScAmvs();$      break;" calcext:value-type="string">
            <text:p><text:s text:c="4"/>case EVM_SC_AMVS:$ <text:s text:c="5"/>DspchScAmvs();$ <text:s text:c="5"/>break;</text:p>
          </table:table-cell>
          <table:table-cell table:number-columns-repeated="6"/>
          <table:table-cell table:formula="of:=&quot;    void                Dspch&quot;&amp;[.E177]&amp;&quot;(ViewMsg *i_msg);&quot;" office:value-type="string" office:string-value="    void                DspchScAmvs(ViewMsg *i_msg);" calcext:value-type="string">
            <text:p><text:s text:c="4"/>void <text:s text:c="15"/>DspchScAmvs(ViewMsg *i_msg);</text:p>
          </table:table-cell>
          <table:table-cell table:number-columns-repeated="4"/>
          <table:table-cell table:formula="of:=&quot;void    MsgUp::Dspch&quot;&amp;[.E177]&amp;&quot;(ViewMsg *i_msg) {$  return;$  }&quot;" office:value-type="string" office:string-value="void    MsgUp::DspchScAmvs(ViewMsg *i_msg) {$  return;$  }" calcext:value-type="string">
            <text:p>void <text:s text:c="3"/>MsgUp::DspchScAmvs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VM_SC_AMPG</text:p>
          </table:table-cell>
          <table:table-cell table:formula="of:=&quot;            &quot;&amp;[.B178]&amp;&quot;,&quot;" office:value-type="string" office:string-value="            EVM_SC_AMPG," calcext:value-type="string">
            <text:p><text:s text:c="12"/>EVM_SC_AMPG,</text:p>
          </table:table-cell>
          <table:table-cell/>
          <table:table-cell table:style-name="Default" table:formula="of:=MID([.B178];5;1)&amp;LOWER(MID([.B178];6;1))&amp;MID([.B178];8;1)&amp;LOWER(MID([.B178];9;100))" office:value-type="string" office:string-value="ScAmpg" calcext:value-type="string">
            <text:p>ScAmpg</text:p>
          </table:table-cell>
          <table:table-cell table:formula="of:=&quot;    case &quot;&amp;[.B178]&amp;&quot;:$      Dspch&quot;&amp;[.E178]&amp;&quot;();$      break;&quot;" office:value-type="string" office:string-value="    case EVM_SC_AMPG:$      DspchScAmpg();$      break;" calcext:value-type="string">
            <text:p><text:s text:c="4"/>case EVM_SC_AMPG:$ <text:s text:c="5"/>DspchScAmpg();$ <text:s text:c="5"/>break;</text:p>
          </table:table-cell>
          <table:table-cell table:number-columns-repeated="6"/>
          <table:table-cell table:formula="of:=&quot;    void                Dspch&quot;&amp;[.E178]&amp;&quot;(ViewMsg *i_msg);&quot;" office:value-type="string" office:string-value="    void                DspchScAmpg(ViewMsg *i_msg);" calcext:value-type="string">
            <text:p><text:s text:c="4"/>void <text:s text:c="15"/>DspchScAmpg(ViewMsg *i_msg);</text:p>
          </table:table-cell>
          <table:table-cell table:number-columns-repeated="4"/>
          <table:table-cell table:formula="of:=&quot;void    MsgUp::Dspch&quot;&amp;[.E178]&amp;&quot;(ViewMsg *i_msg) {$  return;$  }&quot;" office:value-type="string" office:string-value="void    MsgUp::DspchScAmpg(ViewMsg *i_msg) {$  return;$  }" calcext:value-type="string">
            <text:p>void <text:s text:c="3"/>MsgUp::DspchScAmpg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VM_SC_LOPG</text:p>
          </table:table-cell>
          <table:table-cell table:formula="of:=&quot;            &quot;&amp;[.B179]&amp;&quot;,&quot;" office:value-type="string" office:string-value="            EVM_SC_LOPG," calcext:value-type="string">
            <text:p><text:s text:c="12"/>EVM_SC_LOPG,</text:p>
          </table:table-cell>
          <table:table-cell/>
          <table:table-cell table:style-name="Default" table:formula="of:=MID([.B179];5;1)&amp;LOWER(MID([.B179];6;1))&amp;MID([.B179];8;1)&amp;LOWER(MID([.B179];9;100))" office:value-type="string" office:string-value="ScLopg" calcext:value-type="string">
            <text:p>ScLopg</text:p>
          </table:table-cell>
          <table:table-cell table:formula="of:=&quot;    case &quot;&amp;[.B179]&amp;&quot;:$      Dspch&quot;&amp;[.E179]&amp;&quot;();$      break;&quot;" office:value-type="string" office:string-value="    case EVM_SC_LOPG:$      DspchScLopg();$      break;" calcext:value-type="string">
            <text:p><text:s text:c="4"/>case EVM_SC_LOPG:$ <text:s text:c="5"/>DspchScLopg();$ <text:s text:c="5"/>break;</text:p>
          </table:table-cell>
          <table:table-cell table:number-columns-repeated="6"/>
          <table:table-cell table:formula="of:=&quot;    void                Dspch&quot;&amp;[.E179]&amp;&quot;(ViewMsg *i_msg);&quot;" office:value-type="string" office:string-value="    void                DspchScLopg(ViewMsg *i_msg);" calcext:value-type="string">
            <text:p><text:s text:c="4"/>void <text:s text:c="15"/>DspchScLopg(ViewMsg *i_msg);</text:p>
          </table:table-cell>
          <table:table-cell table:number-columns-repeated="4"/>
          <table:table-cell table:formula="of:=&quot;void    MsgUp::Dspch&quot;&amp;[.E179]&amp;&quot;(ViewMsg *i_msg) {$  return;$  }&quot;" office:value-type="string" office:string-value="void    MsgUp::DspchScLopg(ViewMsg *i_msg) {$  return;$  }" calcext:value-type="string">
            <text:p>void <text:s text:c="3"/>MsgUp::DspchScLopg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VM_SC_CHSL</text:p>
          </table:table-cell>
          <table:table-cell table:formula="of:=&quot;            &quot;&amp;[.B180]&amp;&quot;,&quot;" office:value-type="string" office:string-value="            EVM_SC_CHSL," calcext:value-type="string">
            <text:p><text:s text:c="12"/>EVM_SC_CHSL,</text:p>
          </table:table-cell>
          <table:table-cell/>
          <table:table-cell table:style-name="Default" table:formula="of:=MID([.B180];5;1)&amp;LOWER(MID([.B180];6;1))&amp;MID([.B180];8;1)&amp;LOWER(MID([.B180];9;100))" office:value-type="string" office:string-value="ScChsl" calcext:value-type="string">
            <text:p>ScChsl</text:p>
          </table:table-cell>
          <table:table-cell table:formula="of:=&quot;    case &quot;&amp;[.B180]&amp;&quot;:$      Dspch&quot;&amp;[.E180]&amp;&quot;();$      break;&quot;" office:value-type="string" office:string-value="    case EVM_SC_CHSL:$      DspchScChsl();$      break;" calcext:value-type="string">
            <text:p><text:s text:c="4"/>case EVM_SC_CHSL:$ <text:s text:c="5"/>DspchScChsl();$ <text:s text:c="5"/>break;</text:p>
          </table:table-cell>
          <table:table-cell table:number-columns-repeated="6"/>
          <table:table-cell table:formula="of:=&quot;    void                Dspch&quot;&amp;[.E180]&amp;&quot;(ViewMsg *i_msg);&quot;" office:value-type="string" office:string-value="    void                DspchScChsl(ViewMsg *i_msg);" calcext:value-type="string">
            <text:p><text:s text:c="4"/>void <text:s text:c="15"/>DspchScChsl(ViewMsg *i_msg);</text:p>
          </table:table-cell>
          <table:table-cell table:number-columns-repeated="4"/>
          <table:table-cell table:formula="of:=&quot;void    MsgUp::Dspch&quot;&amp;[.E180]&amp;&quot;(ViewMsg *i_msg) {$  return;$  }&quot;" office:value-type="string" office:string-value="void    MsgUp::DspchScChsl(ViewMsg *i_msg) {$  return;$  }" calcext:value-type="string">
            <text:p>void <text:s text:c="3"/>MsgUp::DspchScChsl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VM_SC_CHCO</text:p>
          </table:table-cell>
          <table:table-cell table:formula="of:=&quot;            &quot;&amp;[.B181]&amp;&quot;,&quot;" office:value-type="string" office:string-value="            EVM_SC_CHCO," calcext:value-type="string">
            <text:p><text:s text:c="12"/>EVM_SC_CHCO,</text:p>
          </table:table-cell>
          <table:table-cell/>
          <table:table-cell table:style-name="Default" table:formula="of:=MID([.B181];5;1)&amp;LOWER(MID([.B181];6;1))&amp;MID([.B181];8;1)&amp;LOWER(MID([.B181];9;100))" office:value-type="string" office:string-value="ScChco" calcext:value-type="string">
            <text:p>ScChco</text:p>
          </table:table-cell>
          <table:table-cell table:formula="of:=&quot;    case &quot;&amp;[.B181]&amp;&quot;:$      Dspch&quot;&amp;[.E181]&amp;&quot;();$      break;&quot;" office:value-type="string" office:string-value="    case EVM_SC_CHCO:$      DspchScChco();$      break;" calcext:value-type="string">
            <text:p><text:s text:c="4"/>case EVM_SC_CHCO:$ <text:s text:c="5"/>DspchScChco();$ <text:s text:c="5"/>break;</text:p>
          </table:table-cell>
          <table:table-cell table:number-columns-repeated="6"/>
          <table:table-cell table:formula="of:=&quot;    void                Dspch&quot;&amp;[.E181]&amp;&quot;(ViewMsg *i_msg);&quot;" office:value-type="string" office:string-value="    void                DspchScChco(ViewMsg *i_msg);" calcext:value-type="string">
            <text:p><text:s text:c="4"/>void <text:s text:c="15"/>DspchScChco(ViewMsg *i_msg);</text:p>
          </table:table-cell>
          <table:table-cell table:number-columns-repeated="4"/>
          <table:table-cell table:formula="of:=&quot;void    MsgUp::Dspch&quot;&amp;[.E181]&amp;&quot;(ViewMsg *i_msg) {$  return;$  }&quot;" office:value-type="string" office:string-value="void    MsgUp::DspchScChco(ViewMsg *i_msg) {$  return;$  }" calcext:value-type="string">
            <text:p>void <text:s text:c="3"/>MsgUp::DspchScChco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M_SC_CHEN</text:p>
          </table:table-cell>
          <table:table-cell table:formula="of:=&quot;            &quot;&amp;[.B182]&amp;&quot;,&quot;" office:value-type="string" office:string-value="            EVM_SC_CHEN," calcext:value-type="string">
            <text:p><text:s text:c="12"/>EVM_SC_CHEN,</text:p>
          </table:table-cell>
          <table:table-cell/>
          <table:table-cell table:style-name="Default" table:formula="of:=MID([.B182];5;1)&amp;LOWER(MID([.B182];6;1))&amp;MID([.B182];8;1)&amp;LOWER(MID([.B182];9;100))" office:value-type="string" office:string-value="ScChen" calcext:value-type="string">
            <text:p>ScChen</text:p>
          </table:table-cell>
          <table:table-cell table:formula="of:=&quot;    case &quot;&amp;[.B182]&amp;&quot;:$      Dspch&quot;&amp;[.E182]&amp;&quot;();$      break;&quot;" office:value-type="string" office:string-value="    case EVM_SC_CHEN:$      DspchScChen();$      break;" calcext:value-type="string">
            <text:p><text:s text:c="4"/>case EVM_SC_CHEN:$ <text:s text:c="5"/>DspchScChen();$ <text:s text:c="5"/>break;</text:p>
          </table:table-cell>
          <table:table-cell table:number-columns-repeated="6"/>
          <table:table-cell table:formula="of:=&quot;    void                Dspch&quot;&amp;[.E182]&amp;&quot;(ViewMsg *i_msg);&quot;" office:value-type="string" office:string-value="    void                DspchScChen(ViewMsg *i_msg);" calcext:value-type="string">
            <text:p><text:s text:c="4"/>void <text:s text:c="15"/>DspchScChen(ViewMsg *i_msg);</text:p>
          </table:table-cell>
          <table:table-cell table:number-columns-repeated="4"/>
          <table:table-cell table:formula="of:=&quot;void    MsgUp::Dspch&quot;&amp;[.E182]&amp;&quot;(ViewMsg *i_msg) {$  return;$  }&quot;" office:value-type="string" office:string-value="void    MsgUp::DspchScChen(ViewMsg *i_msg) {$  return;$  }" calcext:value-type="string">
            <text:p>void <text:s text:c="3"/>MsgUp::DspchScChen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VM_SC_INRE</text:p>
          </table:table-cell>
          <table:table-cell table:formula="of:=&quot;            &quot;&amp;[.B183]&amp;&quot;,&quot;" office:value-type="string" office:string-value="            EVM_SC_INRE," calcext:value-type="string">
            <text:p><text:s text:c="12"/>EVM_SC_INRE,</text:p>
          </table:table-cell>
          <table:table-cell/>
          <table:table-cell table:style-name="Default" table:formula="of:=MID([.B183];5;1)&amp;LOWER(MID([.B183];6;1))&amp;MID([.B183];8;1)&amp;LOWER(MID([.B183];9;100))" office:value-type="string" office:string-value="ScInre" calcext:value-type="string">
            <text:p>ScInre</text:p>
          </table:table-cell>
          <table:table-cell table:formula="of:=&quot;    case &quot;&amp;[.B183]&amp;&quot;:$      Dspch&quot;&amp;[.E183]&amp;&quot;();$      break;&quot;" office:value-type="string" office:string-value="    case EVM_SC_INRE:$      DspchScInre();$      break;" calcext:value-type="string">
            <text:p><text:s text:c="4"/>case EVM_SC_INRE:$ <text:s text:c="5"/>DspchScInre();$ <text:s text:c="5"/>break;</text:p>
          </table:table-cell>
          <table:table-cell table:number-columns-repeated="6"/>
          <table:table-cell table:formula="of:=&quot;    void                Dspch&quot;&amp;[.E183]&amp;&quot;(ViewMsg *i_msg);&quot;" office:value-type="string" office:string-value="    void                DspchScInre(ViewMsg *i_msg);" calcext:value-type="string">
            <text:p><text:s text:c="4"/>void <text:s text:c="15"/>DspchScInre(ViewMsg *i_msg);</text:p>
          </table:table-cell>
          <table:table-cell table:number-columns-repeated="4"/>
          <table:table-cell table:formula="of:=&quot;void    MsgUp::Dspch&quot;&amp;[.E183]&amp;&quot;(ViewMsg *i_msg) {$  return;$  }&quot;" office:value-type="string" office:string-value="void    MsgUp::DspchScInre(ViewMsg *i_msg) {$  return;$  }" calcext:value-type="string">
            <text:p>void <text:s text:c="3"/>MsgUp::DspchScInre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VM_SC_INIM</text:p>
          </table:table-cell>
          <table:table-cell table:formula="of:=&quot;            &quot;&amp;[.B184]&amp;&quot;,&quot;" office:value-type="string" office:string-value="            EVM_SC_INIM," calcext:value-type="string">
            <text:p><text:s text:c="12"/>EVM_SC_INIM,</text:p>
          </table:table-cell>
          <table:table-cell/>
          <table:table-cell table:style-name="Default" table:formula="of:=MID([.B184];5;1)&amp;LOWER(MID([.B184];6;1))&amp;MID([.B184];8;1)&amp;LOWER(MID([.B184];9;100))" office:value-type="string" office:string-value="ScInim" calcext:value-type="string">
            <text:p>ScInim</text:p>
          </table:table-cell>
          <table:table-cell table:formula="of:=&quot;    case &quot;&amp;[.B184]&amp;&quot;:$      Dspch&quot;&amp;[.E184]&amp;&quot;();$      break;&quot;" office:value-type="string" office:string-value="    case EVM_SC_INIM:$      DspchScInim();$      break;" calcext:value-type="string">
            <text:p><text:s text:c="4"/>case EVM_SC_INIM:$ <text:s text:c="5"/>DspchScInim();$ <text:s text:c="5"/>break;</text:p>
          </table:table-cell>
          <table:table-cell table:number-columns-repeated="6"/>
          <table:table-cell table:formula="of:=&quot;    void                Dspch&quot;&amp;[.E184]&amp;&quot;(ViewMsg *i_msg);&quot;" office:value-type="string" office:string-value="    void                DspchScInim(ViewMsg *i_msg);" calcext:value-type="string">
            <text:p><text:s text:c="4"/>void <text:s text:c="15"/>DspchScInim(ViewMsg *i_msg);</text:p>
          </table:table-cell>
          <table:table-cell table:number-columns-repeated="4"/>
          <table:table-cell table:formula="of:=&quot;void    MsgUp::Dspch&quot;&amp;[.E184]&amp;&quot;(ViewMsg *i_msg) {$  return;$  }&quot;" office:value-type="string" office:string-value="void    MsgUp::DspchScInim(ViewMsg *i_msg) {$  return;$  }" calcext:value-type="string">
            <text:p>void <text:s text:c="3"/>MsgUp::DspchScInim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VM_SC_ODRC</text:p>
          </table:table-cell>
          <table:table-cell table:formula="of:=&quot;            &quot;&amp;[.B185]&amp;&quot;,&quot;" office:value-type="string" office:string-value="            EVM_SC_ODRC," calcext:value-type="string">
            <text:p><text:s text:c="12"/>EVM_SC_ODRC,</text:p>
          </table:table-cell>
          <table:table-cell/>
          <table:table-cell table:style-name="Default" table:formula="of:=MID([.B185];5;1)&amp;LOWER(MID([.B185];6;1))&amp;MID([.B185];8;1)&amp;LOWER(MID([.B185];9;100))" office:value-type="string" office:string-value="ScOdrc" calcext:value-type="string">
            <text:p>ScOdrc</text:p>
          </table:table-cell>
          <table:table-cell table:formula="of:=&quot;    case &quot;&amp;[.B185]&amp;&quot;:$      Dspch&quot;&amp;[.E185]&amp;&quot;();$      break;&quot;" office:value-type="string" office:string-value="    case EVM_SC_ODRC:$      DspchScOdrc();$      break;" calcext:value-type="string">
            <text:p><text:s text:c="4"/>case EVM_SC_ODRC:$ <text:s text:c="5"/>DspchScOdrc();$ <text:s text:c="5"/>break;</text:p>
          </table:table-cell>
          <table:table-cell table:number-columns-repeated="6"/>
          <table:table-cell table:formula="of:=&quot;    void                Dspch&quot;&amp;[.E185]&amp;&quot;(ViewMsg *i_msg);&quot;" office:value-type="string" office:string-value="    void                DspchScOdrc(ViewMsg *i_msg);" calcext:value-type="string">
            <text:p><text:s text:c="4"/>void <text:s text:c="15"/>DspchScOdrc(ViewMsg *i_msg);</text:p>
          </table:table-cell>
          <table:table-cell table:number-columns-repeated="4"/>
          <table:table-cell table:formula="of:=&quot;void    MsgUp::Dspch&quot;&amp;[.E185]&amp;&quot;(ViewMsg *i_msg) {$  return;$  }&quot;" office:value-type="string" office:string-value="void    MsgUp::DspchScOdrc(ViewMsg *i_msg) {$  return;$  }" calcext:value-type="string">
            <text:p>void <text:s text:c="3"/>MsgUp::DspchScOdrc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M_SC_ODPO</text:p>
          </table:table-cell>
          <table:table-cell table:formula="of:=&quot;            &quot;&amp;[.B186]&amp;&quot;,&quot;" office:value-type="string" office:string-value="            EVM_SC_ODPO," calcext:value-type="string">
            <text:p><text:s text:c="12"/>EVM_SC_ODPO,</text:p>
          </table:table-cell>
          <table:table-cell/>
          <table:table-cell table:style-name="Default" table:formula="of:=MID([.B186];5;1)&amp;LOWER(MID([.B186];6;1))&amp;MID([.B186];8;1)&amp;LOWER(MID([.B186];9;100))" office:value-type="string" office:string-value="ScOdpo" calcext:value-type="string">
            <text:p>ScOdpo</text:p>
          </table:table-cell>
          <table:table-cell table:formula="of:=&quot;    case &quot;&amp;[.B186]&amp;&quot;:$      Dspch&quot;&amp;[.E186]&amp;&quot;();$      break;&quot;" office:value-type="string" office:string-value="    case EVM_SC_ODPO:$      DspchScOdpo();$      break;" calcext:value-type="string">
            <text:p><text:s text:c="4"/>case EVM_SC_ODPO:$ <text:s text:c="5"/>DspchScOdpo();$ <text:s text:c="5"/>break;</text:p>
          </table:table-cell>
          <table:table-cell table:number-columns-repeated="6"/>
          <table:table-cell table:formula="of:=&quot;    void                Dspch&quot;&amp;[.E186]&amp;&quot;(ViewMsg *i_msg);&quot;" office:value-type="string" office:string-value="    void                DspchScOdpo(ViewMsg *i_msg);" calcext:value-type="string">
            <text:p><text:s text:c="4"/>void <text:s text:c="15"/>DspchScOdpo(ViewMsg *i_msg);</text:p>
          </table:table-cell>
          <table:table-cell table:number-columns-repeated="4"/>
          <table:table-cell table:formula="of:=&quot;void    MsgUp::Dspch&quot;&amp;[.E186]&amp;&quot;(ViewMsg *i_msg) {$  return;$  }&quot;" office:value-type="string" office:string-value="void    MsgUp::DspchScOdpo(ViewMsg *i_msg) {$  return;$  }" calcext:value-type="string">
            <text:p>void <text:s text:c="3"/>MsgUp::DspchScOdpo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VM_SC_ADEN</text:p>
          </table:table-cell>
          <table:table-cell table:formula="of:=&quot;            &quot;&amp;[.B187]&amp;&quot;,&quot;" office:value-type="string" office:string-value="            EVM_SC_ADEN," calcext:value-type="string">
            <text:p><text:s text:c="12"/>EVM_SC_ADEN,</text:p>
          </table:table-cell>
          <table:table-cell/>
          <table:table-cell table:style-name="Default" table:formula="of:=MID([.B187];5;1)&amp;LOWER(MID([.B187];6;1))&amp;MID([.B187];8;1)&amp;LOWER(MID([.B187];9;100))" office:value-type="string" office:string-value="ScAden" calcext:value-type="string">
            <text:p>ScAden</text:p>
          </table:table-cell>
          <table:table-cell table:formula="of:=&quot;    case &quot;&amp;[.B187]&amp;&quot;:$      Dspch&quot;&amp;[.E187]&amp;&quot;();$      break;&quot;" office:value-type="string" office:string-value="    case EVM_SC_ADEN:$      DspchScAden();$      break;" calcext:value-type="string">
            <text:p><text:s text:c="4"/>case EVM_SC_ADEN:$ <text:s text:c="5"/>DspchScAden();$ <text:s text:c="5"/>break;</text:p>
          </table:table-cell>
          <table:table-cell table:number-columns-repeated="6"/>
          <table:table-cell table:formula="of:=&quot;    void                Dspch&quot;&amp;[.E187]&amp;&quot;(ViewMsg *i_msg);&quot;" office:value-type="string" office:string-value="    void                DspchScAden(ViewMsg *i_msg);" calcext:value-type="string">
            <text:p><text:s text:c="4"/>void <text:s text:c="15"/>DspchScAden(ViewMsg *i_msg);</text:p>
          </table:table-cell>
          <table:table-cell table:number-columns-repeated="4"/>
          <table:table-cell table:formula="of:=&quot;void    MsgUp::Dspch&quot;&amp;[.E187]&amp;&quot;(ViewMsg *i_msg) {$  return;$  }&quot;" office:value-type="string" office:string-value="void    MsgUp::DspchScAden(ViewMsg *i_msg) {$  return;$  }" calcext:value-type="string">
            <text:p>void <text:s text:c="3"/>MsgUp::DspchScAden(ViewMsg *i_msg) {$ <text:s/>return;$ <text:s/>}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VM_SC_BDEN</text:p>
          </table:table-cell>
          <table:table-cell table:formula="of:=&quot;            &quot;&amp;[.B188]&amp;&quot;,&quot;" office:value-type="string" office:string-value="            EVM_SC_BDEN," calcext:value-type="string">
            <text:p><text:s text:c="12"/>EVM_SC_BDEN,</text:p>
          </table:table-cell>
          <table:table-cell/>
          <table:table-cell table:style-name="Default" table:formula="of:=MID([.B188];5;1)&amp;LOWER(MID([.B188];6;1))&amp;MID([.B188];8;1)&amp;LOWER(MID([.B188];9;100))" office:value-type="string" office:string-value="ScBden" calcext:value-type="string">
            <text:p>ScBden</text:p>
          </table:table-cell>
          <table:table-cell table:formula="of:=&quot;    case &quot;&amp;[.B188]&amp;&quot;:$      Dspch&quot;&amp;[.E188]&amp;&quot;();$      break;&quot;" office:value-type="string" office:string-value="    case EVM_SC_BDEN:$      DspchScBden();$      break;" calcext:value-type="string">
            <text:p><text:s text:c="4"/>case EVM_SC_BDEN:$ <text:s text:c="5"/>DspchScBden();$ <text:s text:c="5"/>break;</text:p>
          </table:table-cell>
          <table:table-cell table:number-columns-repeated="6"/>
          <table:table-cell table:formula="of:=&quot;    void                Dspch&quot;&amp;[.E188]&amp;&quot;(ViewMsg *i_msg);&quot;" office:value-type="string" office:string-value="    void                DspchScBden(ViewMsg *i_msg);" calcext:value-type="string">
            <text:p><text:s text:c="4"/>void <text:s text:c="15"/>DspchScBden(ViewMsg *i_msg);</text:p>
          </table:table-cell>
          <table:table-cell table:number-columns-repeated="4"/>
          <table:table-cell table:formula="of:=&quot;void    MsgUp::Dspch&quot;&amp;[.E188]&amp;&quot;(ViewMsg *i_msg) {$  return;$  }&quot;" office:value-type="string" office:string-value="void    MsgUp::DspchScBden(ViewMsg *i_msg) {$  return;$  }" calcext:value-type="string">
            <text:p>void <text:s text:c="3"/>MsgUp::DspchScBden(ViewMsg *i_msg) {$ <text:s/>return;$ <text:s/>}</text:p>
          </table:table-cell>
          <table:table-cell table:number-columns-repeated="1006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EVM_NA</text:p>
          </table:table-cell>
          <table:table-cell table:formula="of:=&quot;            &quot;&amp;[.B189]&amp;&quot;,&quot;" office:value-type="string" office:string-value="            EVM_NA," calcext:value-type="string">
            <text:p><text:s text:c="12"/>EVM_NA,</text:p>
          </table:table-cell>
          <table:table-cell/>
          <table:table-cell table:style-name="Default" table:formula="of:=MID([.B189];5;1)&amp;LOWER(MID([.B189];6;1))&amp;MID([.B189];8;1)&amp;LOWER(MID([.B189];9;100))" office:value-type="string" office:string-value="Na" calcext:value-type="string">
            <text:p>Na</text:p>
          </table:table-cell>
          <table:table-cell table:formula="of:=&quot;    case &quot;&amp;[.B189]&amp;&quot;:$      Dspch&quot;&amp;[.E189]&amp;&quot;();$      break;&quot;" office:value-type="string" office:string-value="    case EVM_NA:$      DspchNa();$      break;" calcext:value-type="string">
            <text:p><text:s text:c="4"/>case EVM_NA:$ <text:s text:c="5"/>DspchNa();$ <text:s text:c="5"/>break;</text:p>
          </table:table-cell>
          <table:table-cell table:number-columns-repeated="11"/>
          <table:table-cell table:formula="of:=&quot;void    MsgUp::Dspch&quot;&amp;[.E189]&amp;&quot;(ViewMsg *i_msg) {$  return;$  }&quot;" office:value-type="string" office:string-value="void    MsgUp::DspchNa(ViewMsg *i_msg) {$  return;$  }" calcext:value-type="string">
            <text:p>void <text:s text:c="3"/>MsgUp::DspchNa(ViewMsg *i_msg) {$ <text:s/>return;$ <text:s/>}</text:p>
          </table:table-cell>
          <table:table-cell table:number-columns-repeated="1005"/>
          <table:table-cell table:style-name="ce2"/>
        </table:table-row>
        <table:table-row table:style-name="ro1">
          <table:table-cell table:number-columns-repeated="5"/>
          <table:table-cell table:formula="of:=&quot;    default:$    Dspch&quot;&amp;[.E189]&amp;&quot;();$      break;&quot;" office:value-type="string" office:string-value="    default:$    DspchNa();$      break;" calcext:value-type="string">
            <text:p><text:s text:c="4"/>default:$ <text:s text:c="3"/>DspchNa();$ <text:s text:c="5"/>break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1018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idgets.A111:Widgets.C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RW Palladio L" svg:font-family="'URW Palladio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9:37:14.295547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0:04:11</meta:creation-date>
    <dc:date>2015-02-15T22:31:47.097296978</dc:date>
    <meta:editing-duration>PT8H31M33S</meta:editing-duration>
    <meta:editing-cycles>25</meta:editing-cycles>
    <meta:generator>LibreOffice/4.2.7.2$Linux_X86_64 LibreOffice_project/420m0$Build-2</meta:generator>
    <dc:creator>Duncan Gray</dc:creator>
    <meta:document-statistic meta:table-count="1" meta:cell-count="1569" meta:object-count="0"/>
  </office:meta>
</office:document-meta>
</file>